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, 'Courier New', monospace"/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uľka1" style:family="table">
      <style:table-properties style:width="15.997cm" fo:margin-top="0cm" fo:margin-bottom="0cm" table:align="left" style:writing-mode="lr-tb"/>
    </style:style>
    <style:style style:name="Tabuľka1.A" style:family="table-column">
      <style:table-column-properties style:column-width="7.992cm"/>
    </style:style>
    <style:style style:name="Tabuľka1.B" style:family="table-column">
      <style:table-column-properties style:column-width="8.005cm"/>
    </style:style>
    <style:style style:name="Tabuľka1.1" style:family="table-row">
      <style:table-row-properties fo:keep-together="auto"/>
    </style:style>
    <style:style style:name="Tabuľka1.A1" style:family="table-cell">
      <style:table-cell-properties fo:padding-left="0.191cm" fo:padding-right="0.191cm" fo:padding-top="0cm" fo:padding-bottom="0cm" fo:border="0.5pt solid #000000"/>
    </style:style>
    <style:style style:name="Tabuľka1.A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color="#4472c4"/>
    </style:style>
    <style:style style:name="P2" style:family="paragraph" style:parent-style-name="Standard">
      <style:paragraph-properties fo:text-align="center" style:justify-single-word="false"/>
      <style:text-properties fo:color="#4472c4" fo:font-size="24pt" style:font-size-asian="24pt" style:font-size-complex="24pt"/>
    </style:style>
    <style:style style:name="P3" style:family="paragraph" style:parent-style-name="Standard">
      <style:text-properties fo:color="#4472c4" fo:font-size="18pt" style:font-size-asian="18pt" style:font-size-complex="18pt"/>
    </style:style>
    <style:style style:name="P4" style:family="paragraph" style:parent-style-name="Standard">
      <style:text-properties fo:color="#4472c4" fo:font-size="16pt" fo:language="en" fo:country="GB" fo:font-weight="bold" style:font-size-asian="16pt" style:font-weight-asian="bold" style:font-size-complex="16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style:font-name="Consolas"/>
    </style:style>
    <style:style style:name="P7" style:family="paragraph" style:parent-style-name="Standard">
      <style:text-properties style:font-name="Consolas" fo:language="en" fo:country="GB"/>
    </style:style>
    <style:style style:name="P8" style:family="paragraph" style:parent-style-name="Standard">
      <style:text-properties fo:language="en" fo:country="GB"/>
    </style:style>
    <style:style style:name="P9" style:family="paragraph" style:parent-style-name="Standard">
      <style:text-properties fo:language="en" fo:country="GB" style:font-name-complex="Calibri1"/>
    </style:style>
    <style:style style:name="P10" style:family="paragraph" style:parent-style-name="Standard">
      <style:text-properties officeooo:paragraph-rsid="00249436"/>
    </style:style>
    <style:style style:name="P11" style:family="paragraph" style:parent-style-name="Standard">
      <style:text-properties officeooo:paragraph-rsid="0026a63e"/>
    </style:style>
    <style:style style:name="P12" style:family="paragraph" style:parent-style-name="Standard">
      <style:text-properties officeooo:paragraph-rsid="00291d84"/>
    </style:style>
    <style:style style:name="P13" style:family="paragraph" style:parent-style-name="List_20_Paragraph">
      <style:text-properties fo:language="en" fo:country="GB"/>
    </style:style>
    <style:style style:name="P14" style:family="paragraph" style:parent-style-name="Standard">
      <style:paragraph-properties fo:margin-top="0cm" fo:margin-bottom="0cm" loext:contextual-spacing="false"/>
    </style:style>
    <style:style style:name="P15" style:family="paragraph" style:parent-style-name="Standard">
      <style:paragraph-properties fo:margin-top="0cm" fo:margin-bottom="0cm" loext:contextual-spacing="false"/>
      <style:text-properties fo:color="#538135" style:font-name="Consolas" fo:language="en" fo:country="GB"/>
    </style:style>
    <style:style style:name="P16" style:family="paragraph" style:parent-style-name="Standard">
      <style:paragraph-properties fo:margin-top="0cm" fo:margin-bottom="0cm" loext:contextual-spacing="false"/>
      <style:text-properties fo:color="#538135" fo:language="en" fo:country="GB" style:font-name-complex="Calibri1"/>
    </style:style>
    <style:style style:name="P17" style:family="paragraph" style:parent-style-name="Standard">
      <style:paragraph-properties fo:margin-top="0cm" fo:margin-bottom="0cm" loext:contextual-spacing="false"/>
      <style:text-properties style:font-name="Consolas" fo:language="en" fo:country="GB"/>
    </style:style>
    <style:style style:name="P18" style:family="paragraph" style:parent-style-name="Standard">
      <style:paragraph-properties fo:margin-top="0cm" fo:margin-bottom="0cm" loext:contextual-spacing="false"/>
      <style:text-properties style:font-name="Consolas" fo:language="en" fo:country="GB" officeooo:paragraph-rsid="0021657c"/>
    </style:style>
    <style:style style:name="P19" style:family="paragraph" style:parent-style-name="Standard">
      <style:paragraph-properties fo:margin-top="0cm" fo:margin-bottom="0cm" loext:contextual-spacing="false"/>
      <style:text-properties style:font-name="Consolas" fo:language="en" fo:country="GB" officeooo:paragraph-rsid="00249436"/>
    </style:style>
    <style:style style:name="P20" style:family="paragraph" style:parent-style-name="Standard">
      <style:paragraph-properties fo:margin-top="0cm" fo:margin-bottom="0cm" loext:contextual-spacing="false"/>
      <style:text-properties style:font-name="Consolas" fo:language="en" fo:country="GB" officeooo:paragraph-rsid="0026a63e"/>
    </style:style>
    <style:style style:name="P21" style:family="paragraph" style:parent-style-name="Standard">
      <style:paragraph-properties fo:margin-top="0cm" fo:margin-bottom="0cm" loext:contextual-spacing="false"/>
      <style:text-properties style:font-name="Consolas" fo:language="en" fo:country="GB" officeooo:paragraph-rsid="00275c7d"/>
    </style:style>
    <style:style style:name="P22" style:family="paragraph" style:parent-style-name="Standard">
      <style:paragraph-properties fo:margin-top="0cm" fo:margin-bottom="0cm" loext:contextual-spacing="false"/>
      <style:text-properties style:font-name="Consolas" fo:language="en" fo:country="GB" officeooo:paragraph-rsid="00291d84"/>
    </style:style>
    <style:style style:name="P23" style:family="paragraph" style:parent-style-name="Standard">
      <style:paragraph-properties fo:margin-top="0cm" fo:margin-bottom="0cm" loext:contextual-spacing="false"/>
      <style:text-properties style:font-name="Consolas" fo:language="en" fo:country="GB" officeooo:paragraph-rsid="002dcdba"/>
    </style:style>
    <style:style style:name="P24" style:family="paragraph" style:parent-style-name="Standard">
      <style:paragraph-properties fo:margin-top="0cm" fo:margin-bottom="0cm" loext:contextual-spacing="false">
        <style:tab-stops>
          <style:tab-stop style:position="16cm" style:type="right" style:leader-style="dotted" style:leader-text="."/>
        </style:tab-stops>
      </style:paragraph-properties>
    </style:style>
    <style:style style:name="P25" style:family="paragraph" style:parent-style-name="Standard">
      <style:paragraph-properties fo:margin-top="0cm" fo:margin-bottom="0cm" loext:contextual-spacing="false"/>
      <style:text-properties style:font-name-complex="Calibri1"/>
    </style:style>
    <style:style style:name="P26" style:family="paragraph" style:parent-style-name="Standard">
      <style:paragraph-properties fo:margin-top="0cm" fo:margin-bottom="0cm" loext:contextual-spacing="false"/>
      <style:text-properties officeooo:paragraph-rsid="00191fba" style:font-name-complex="Calibri1"/>
    </style:style>
    <style:style style:name="P27" style:family="paragraph" style:parent-style-name="Standard">
      <style:paragraph-properties fo:margin-top="0cm" fo:margin-bottom="0cm" loext:contextual-spacing="false"/>
      <style:text-properties officeooo:paragraph-rsid="001aad16" style:font-name-complex="Calibri1"/>
    </style:style>
    <style:style style:name="P28" style:family="paragraph" style:parent-style-name="Standard">
      <style:paragraph-properties fo:margin-top="0cm" fo:margin-bottom="0cm" loext:contextual-spacing="false"/>
      <style:text-properties officeooo:paragraph-rsid="001ae6cb" style:font-name-complex="Calibri1"/>
    </style:style>
    <style:style style:name="P29" style:family="paragraph" style:parent-style-name="Standard">
      <style:paragraph-properties fo:margin-top="0cm" fo:margin-bottom="0cm" loext:contextual-spacing="false"/>
      <style:text-properties officeooo:paragraph-rsid="00249436" style:font-name-complex="Calibri1"/>
    </style:style>
    <style:style style:name="P30" style:family="paragraph" style:parent-style-name="Standard">
      <style:paragraph-properties fo:margin-top="0cm" fo:margin-bottom="0cm" loext:contextual-spacing="false"/>
      <style:text-properties officeooo:paragraph-rsid="0026a63e" style:font-name-complex="Calibri1"/>
    </style:style>
    <style:style style:name="P31" style:family="paragraph" style:parent-style-name="Standard">
      <style:paragraph-properties fo:margin-top="0cm" fo:margin-bottom="0cm" loext:contextual-spacing="false"/>
      <style:text-properties officeooo:paragraph-rsid="00291d84" style:font-name-complex="Calibri1"/>
    </style:style>
    <style:style style:name="P32" style:family="paragraph" style:parent-style-name="Standard">
      <style:paragraph-properties fo:margin-top="0cm" fo:margin-bottom="0cm" loext:contextual-spacing="false"/>
      <style:text-properties fo:language="en" fo:country="GB" style:font-name-complex="Calibri1"/>
    </style:style>
    <style:style style:name="P33" style:family="paragraph" style:parent-style-name="Standard">
      <style:paragraph-properties fo:margin-top="0cm" fo:margin-bottom="0cm" loext:contextual-spacing="false" fo:line-height="100%"/>
      <style:text-properties fo:language="en" fo:country="GB" style:font-name-complex="Calibri1"/>
    </style:style>
    <style:style style:name="P34" style:family="paragraph" style:parent-style-name="Standard">
      <style:paragraph-properties fo:margin-top="0cm" fo:margin-bottom="0cm" loext:contextual-spacing="false"/>
      <style:text-properties fo:language="en" fo:country="GB" officeooo:paragraph-rsid="0009a28a" style:font-name-complex="Calibri1"/>
    </style:style>
    <style:style style:name="P35" style:family="paragraph" style:parent-style-name="Standard">
      <style:paragraph-properties fo:margin-top="0cm" fo:margin-bottom="0cm" loext:contextual-spacing="false" fo:line-height="100%"/>
      <style:text-properties fo:language="en" fo:country="GB" fo:font-weight="bold" officeooo:paragraph-rsid="00079b0f" style:font-weight-asian="bold" style:font-name-complex="Calibri1"/>
    </style:style>
    <style:style style:name="P36" style:family="paragraph" style:parent-style-name="Standard">
      <style:paragraph-properties fo:margin-top="0cm" fo:margin-bottom="0cm" loext:contextual-spacing="false"/>
      <style:text-properties fo:color="#4472c4"/>
    </style:style>
    <style:style style:name="P37" style:family="paragraph" style:parent-style-name="Standard">
      <style:paragraph-properties fo:margin-top="0cm" fo:margin-bottom="0cm" loext:contextual-spacing="false"/>
      <style:text-properties fo:color="#4472c4" officeooo:paragraph-rsid="00249436"/>
    </style:style>
    <style:style style:name="P38" style:family="paragraph" style:parent-style-name="Standard">
      <style:paragraph-properties fo:margin-top="0cm" fo:margin-bottom="0cm" loext:contextual-spacing="false"/>
      <style:text-properties fo:color="#4472c4" officeooo:paragraph-rsid="0026a63e"/>
    </style:style>
    <style:style style:name="P39" style:family="paragraph" style:parent-style-name="Standard">
      <style:paragraph-properties fo:margin-top="0cm" fo:margin-bottom="0cm" loext:contextual-spacing="false"/>
      <style:text-properties fo:color="#0070c0" fo:font-size="14pt" style:font-size-asian="14pt" style:font-size-complex="14pt"/>
    </style:style>
    <style:style style:name="P40" style:family="paragraph" style:parent-style-name="Standard">
      <style:paragraph-properties fo:margin-top="0cm" fo:margin-bottom="0cm" loext:contextual-spacing="false"/>
      <style:text-properties fo:color="#0070c0" fo:font-size="14pt" officeooo:paragraph-rsid="00249436" style:font-size-asian="14pt" style:font-size-complex="14pt"/>
    </style:style>
    <style:style style:name="P41" style:family="paragraph" style:parent-style-name="Standard">
      <style:paragraph-properties fo:margin-top="0cm" fo:margin-bottom="0cm" loext:contextual-spacing="false"/>
      <style:text-properties fo:color="#0070c0" fo:font-size="14pt" officeooo:paragraph-rsid="0026a63e" style:font-size-asian="14pt" style:font-size-complex="14pt"/>
    </style:style>
    <style:style style:name="P42" style:family="paragraph" style:parent-style-name="Standard">
      <style:paragraph-properties fo:margin-top="0cm" fo:margin-bottom="0cm" loext:contextual-spacing="false"/>
      <style:text-properties fo:color="#0070c0" fo:font-size="14pt" officeooo:paragraph-rsid="00291d84" style:font-size-asian="14pt" style:font-size-complex="14pt"/>
    </style:style>
    <style:style style:name="P43" style:family="paragraph" style:parent-style-name="Standard">
      <style:paragraph-properties fo:margin-top="0cm" fo:margin-bottom="0cm" loext:contextual-spacing="false">
        <style:tab-stops>
          <style:tab-stop style:position="16cm" style:type="right" style:leader-style="dotted" style:leader-text="."/>
        </style:tab-stops>
      </style:paragraph-properties>
      <style:text-properties fo:color="#0070c0" fo:font-size="14pt" fo:language="en" fo:country="GB" style:font-size-asian="14pt" style:font-size-complex="14pt"/>
    </style:style>
    <style:style style:name="P44" style:family="paragraph" style:parent-style-name="Standard">
      <style:paragraph-properties fo:margin-top="0cm" fo:margin-bottom="0cm" loext:contextual-spacing="false"/>
      <style:text-properties officeooo:paragraph-rsid="00079b0f"/>
    </style:style>
    <style:style style:name="P45" style:family="paragraph" style:parent-style-name="Standard">
      <style:paragraph-properties fo:margin-top="0cm" fo:margin-bottom="0cm" loext:contextual-spacing="false" fo:line-height="100%"/>
      <style:text-properties style:font-name="Calibri" fo:language="en" fo:country="GB" fo:font-weight="bold" officeooo:paragraph-rsid="00079b0f" style:font-weight-asian="bold" style:font-name-complex="Calibri1"/>
    </style:style>
    <style:style style:name="P46" style:family="paragraph" style:parent-style-name="Standard">
      <style:paragraph-properties fo:margin-top="0cm" fo:margin-bottom="0cm" loext:contextual-spacing="false" fo:line-height="100%"/>
      <style:text-properties style:font-name="Calibri" fo:language="en" fo:country="GB" style:font-name-complex="Calibri1"/>
    </style:style>
    <style:style style:name="P47" style:family="paragraph" style:parent-style-name="Standard">
      <style:paragraph-properties fo:margin-top="0cm" fo:margin-bottom="0cm" loext:contextual-spacing="false" fo:line-height="100%"/>
      <style:text-properties style:font-name="Calibri" fo:language="en" fo:country="GB" fo:font-style="italic" style:font-style-asian="italic" style:font-name-complex="Calibri1"/>
    </style:style>
    <style:style style:name="P48" style:family="paragraph" style:parent-style-name="Standard">
      <style:paragraph-properties fo:margin-top="0cm" fo:margin-bottom="0cm" loext:contextual-spacing="false" fo:line-height="100%"/>
      <style:text-properties fo:color="#a6a6a6" style:font-name="Calibri" fo:language="en" fo:country="GB" style:font-name-complex="Calibri1"/>
    </style:style>
    <style:style style:name="P49" style:family="paragraph" style:parent-style-name="Standard">
      <style:paragraph-properties fo:margin-top="0cm" fo:margin-bottom="0cm" loext:contextual-spacing="false"/>
      <style:text-properties officeooo:paragraph-rsid="00191fba"/>
    </style:style>
    <style:style style:name="P50" style:family="paragraph" style:parent-style-name="Standard">
      <style:paragraph-properties fo:margin-top="0cm" fo:margin-bottom="0cm" loext:contextual-spacing="false"/>
      <style:text-properties officeooo:paragraph-rsid="001aad16"/>
    </style:style>
    <style:style style:name="P51" style:family="paragraph" style:parent-style-name="Standard">
      <style:paragraph-properties fo:margin-top="0cm" fo:margin-bottom="0cm" loext:contextual-spacing="false"/>
      <style:text-properties officeooo:paragraph-rsid="001ae6cb"/>
    </style:style>
    <style:style style:name="P52" style:family="paragraph" style:parent-style-name="Standard">
      <style:paragraph-properties fo:margin-top="0cm" fo:margin-bottom="0cm" loext:contextual-spacing="false"/>
      <style:text-properties fo:color="#000000" fo:language="sk" fo:country="SK" fo:font-weight="normal" officeooo:rsid="00191fba" officeooo:paragraph-rsid="00191fba" style:font-weight-asian="normal" style:font-name-complex="Calibri1" style:font-weight-complex="normal"/>
    </style:style>
    <style:style style:name="P53" style:family="paragraph" style:parent-style-name="Standard">
      <style:paragraph-properties fo:margin-top="0cm" fo:margin-bottom="0cm" loext:contextual-spacing="false"/>
      <style:text-properties officeooo:paragraph-rsid="0021657c"/>
    </style:style>
    <style:style style:name="P54" style:family="paragraph" style:parent-style-name="Standard">
      <style:paragraph-properties fo:margin-top="0cm" fo:margin-bottom="0cm" loext:contextual-spacing="false"/>
      <style:text-properties officeooo:paragraph-rsid="00249436"/>
    </style:style>
    <style:style style:name="P55" style:family="paragraph" style:parent-style-name="Standard">
      <style:paragraph-properties fo:margin-top="0cm" fo:margin-bottom="0cm" loext:contextual-spacing="false"/>
      <style:text-properties officeooo:rsid="00249436" officeooo:paragraph-rsid="00249436"/>
    </style:style>
    <style:style style:name="P56" style:family="paragraph" style:parent-style-name="Standard">
      <style:paragraph-properties fo:margin-top="0cm" fo:margin-bottom="0cm" loext:contextual-spacing="false"/>
      <style:text-properties officeooo:paragraph-rsid="00252e46"/>
    </style:style>
    <style:style style:name="P57" style:family="paragraph" style:parent-style-name="Standard">
      <style:paragraph-properties fo:margin-top="0cm" fo:margin-bottom="0cm" loext:contextual-spacing="false"/>
      <style:text-properties officeooo:paragraph-rsid="0026a63e"/>
    </style:style>
    <style:style style:name="P58" style:family="paragraph" style:parent-style-name="Standard">
      <style:paragraph-properties fo:margin-top="0cm" fo:margin-bottom="0cm" loext:contextual-spacing="false"/>
      <style:text-properties officeooo:rsid="00275c7d" officeooo:paragraph-rsid="00275c7d"/>
    </style:style>
    <style:style style:name="P59" style:family="paragraph" style:parent-style-name="Standard">
      <style:paragraph-properties fo:margin-top="0cm" fo:margin-bottom="0cm" loext:contextual-spacing="false"/>
      <style:text-properties officeooo:rsid="00275c7d" officeooo:paragraph-rsid="00291d84"/>
    </style:style>
    <style:style style:name="P60" style:family="paragraph" style:parent-style-name="Standard">
      <style:paragraph-properties fo:margin-top="0cm" fo:margin-bottom="0cm" loext:contextual-spacing="false"/>
      <style:text-properties officeooo:paragraph-rsid="00275c7d"/>
    </style:style>
    <style:style style:name="P61" style:family="paragraph" style:parent-style-name="Standard">
      <style:paragraph-properties fo:margin-top="0cm" fo:margin-bottom="0cm" loext:contextual-spacing="false"/>
      <style:text-properties officeooo:paragraph-rsid="00291d84"/>
    </style:style>
    <style:style style:name="P62" style:family="paragraph" style:parent-style-name="Standard">
      <style:paragraph-properties fo:margin-top="0cm" fo:margin-bottom="0cm" loext:contextual-spacing="false"/>
      <style:text-properties officeooo:paragraph-rsid="002dcdba"/>
    </style:style>
    <style:style style:name="P63" style:family="paragraph" style:parent-style-name="Standard">
      <style:paragraph-properties fo:margin-left="-0.005cm" fo:margin-right="0cm" fo:margin-top="0cm" fo:margin-bottom="0cm" loext:contextual-spacing="false" fo:text-indent="0cm" style:auto-text-indent="false"/>
    </style:style>
    <style:style style:name="P64" style:family="paragraph" style:parent-style-name="Standard">
      <style:paragraph-properties fo:margin-left="-0.005cm" fo:margin-right="0cm" fo:margin-top="0cm" fo:margin-bottom="0cm" loext:contextual-spacing="false" fo:text-indent="0cm" style:auto-text-indent="false"/>
      <style:text-properties style:font-name="Consolas" fo:language="en" fo:country="GB"/>
    </style:style>
    <style:style style:name="P65" style:family="paragraph" style:parent-style-name="Standard">
      <style:paragraph-properties fo:margin-left="-0.005cm" fo:margin-right="0cm" fo:margin-top="0cm" fo:margin-bottom="0cm" loext:contextual-spacing="false" fo:text-indent="0cm" style:auto-text-indent="false"/>
      <style:text-properties style:font-name="Consolas" fo:language="en" fo:country="GB" officeooo:paragraph-rsid="00249436"/>
    </style:style>
    <style:style style:name="P66" style:family="paragraph" style:parent-style-name="Standard">
      <style:paragraph-properties fo:margin-left="-0.005cm" fo:margin-right="0cm" fo:margin-top="0cm" fo:margin-bottom="0cm" loext:contextual-spacing="false" fo:text-indent="0cm" style:auto-text-indent="false"/>
      <style:text-properties style:font-name="Consolas" fo:language="en" fo:country="GB" officeooo:paragraph-rsid="0026a63e"/>
    </style:style>
    <style:style style:name="P67" style:family="paragraph" style:parent-style-name="Standard">
      <style:paragraph-properties fo:margin-left="-0.005cm" fo:margin-right="0cm" fo:margin-top="0cm" fo:margin-bottom="0cm" loext:contextual-spacing="false" fo:text-indent="0cm" style:auto-text-indent="false"/>
      <style:text-properties style:font-name="Consolas" fo:language="en" fo:country="GB" officeooo:paragraph-rsid="00291d84"/>
    </style:style>
    <style:style style:name="P68" style:family="paragraph" style:parent-style-name="Standard">
      <style:paragraph-properties fo:margin-left="-0.005cm" fo:margin-right="0cm" fo:margin-top="0cm" fo:margin-bottom="0cm" loext:contextual-spacing="false" fo:text-indent="0cm" style:auto-text-indent="false"/>
      <style:text-properties officeooo:paragraph-rsid="00249436"/>
    </style:style>
    <style:style style:name="P69" style:family="paragraph" style:parent-style-name="Standard">
      <style:paragraph-properties fo:margin-left="-0.005cm" fo:margin-right="0cm" fo:margin-top="0cm" fo:margin-bottom="0cm" loext:contextual-spacing="false" fo:text-indent="0cm" style:auto-text-indent="false"/>
      <style:text-properties officeooo:paragraph-rsid="0026a63e"/>
    </style:style>
    <style:style style:name="P70" style:family="paragraph" style:parent-style-name="Standard">
      <style:paragraph-properties fo:margin-left="-0.005cm" fo:margin-right="0cm" fo:margin-top="0cm" fo:margin-bottom="0cm" loext:contextual-spacing="false" fo:text-indent="0cm" style:auto-text-indent="false"/>
      <style:text-properties officeooo:paragraph-rsid="00291d84"/>
    </style:style>
    <style:style style:name="P71" style:family="paragraph" style:parent-style-name="Standard">
      <style:paragraph-properties fo:margin-left="0.593cm" fo:margin-right="0cm" fo:margin-top="0cm" fo:margin-bottom="0cm" loext:contextual-spacing="false" fo:text-indent="0cm" style:auto-text-indent="false"/>
    </style:style>
    <style:style style:name="P72" style:family="paragraph" style:parent-style-name="Standard">
      <style:paragraph-properties fo:margin-left="0.593cm" fo:margin-right="0cm" fo:margin-top="0cm" fo:margin-bottom="0cm" loext:contextual-spacing="false" fo:text-indent="0cm" style:auto-text-indent="false"/>
      <style:text-properties style:font-name="Consolas" fo:language="en" fo:country="GB"/>
    </style:style>
    <style:style style:name="P73" style:family="paragraph" style:parent-style-name="Standard">
      <style:paragraph-properties fo:margin-left="0.593cm" fo:margin-right="0cm" fo:margin-top="0cm" fo:margin-bottom="0cm" loext:contextual-spacing="false" fo:text-indent="0cm" style:auto-text-indent="false"/>
      <style:text-properties officeooo:paragraph-rsid="00191fba"/>
    </style:style>
    <style:style style:name="P74" style:family="paragraph" style:parent-style-name="Standard">
      <style:paragraph-properties fo:margin-left="0.593cm" fo:margin-right="0cm" fo:margin-top="0cm" fo:margin-bottom="0cm" loext:contextual-spacing="false" fo:text-indent="0cm" style:auto-text-indent="false"/>
      <style:text-properties officeooo:paragraph-rsid="00249436"/>
    </style:style>
    <style:style style:name="P75" style:family="paragraph" style:parent-style-name="Standard">
      <style:paragraph-properties fo:margin-left="0.593cm" fo:margin-right="0cm" fo:margin-top="0cm" fo:margin-bottom="0cm" loext:contextual-spacing="false" fo:text-indent="0cm" style:auto-text-indent="false"/>
      <style:text-properties officeooo:paragraph-rsid="0026a63e"/>
    </style:style>
    <style:style style:name="P76" style:family="paragraph" style:parent-style-name="Standard">
      <style:paragraph-properties fo:margin-left="0.593cm" fo:margin-right="0cm" fo:margin-top="0cm" fo:margin-bottom="0cm" loext:contextual-spacing="false" fo:text-indent="0cm" style:auto-text-indent="false"/>
      <style:text-properties officeooo:paragraph-rsid="00291d84"/>
    </style:style>
    <style:style style:name="P77" style:family="paragraph" style:parent-style-name="Standard">
      <style:paragraph-properties fo:margin-left="0.63cm" fo:margin-right="0cm" fo:margin-top="0cm" fo:margin-bottom="0cm" loext:contextual-spacing="false" fo:text-indent="0cm" style:auto-text-indent="false"/>
      <style:text-properties style:font-name="Consolas" fo:language="en" fo:country="GB"/>
    </style:style>
    <style:style style:name="P78" style:family="paragraph" style:parent-style-name="Standard">
      <style:paragraph-properties fo:margin-left="0.63cm" fo:margin-right="0cm" fo:margin-top="0cm" fo:margin-bottom="0cm" loext:contextual-spacing="false" fo:text-indent="0cm" style:auto-text-indent="false"/>
      <style:text-properties fo:language="en" fo:country="GB" style:font-name-complex="Calibri1"/>
    </style:style>
    <style:style style:name="P79" style:family="paragraph" style:parent-style-name="Standard">
      <style:paragraph-properties fo:margin-left="0.614cm" fo:margin-right="0cm" fo:text-indent="-0.614cm" style:auto-text-indent="false"/>
    </style:style>
    <style:style style:name="P80" style:family="paragraph" style:parent-style-name="Standard">
      <style:paragraph-properties fo:margin-left="0.609cm" fo:margin-right="0cm" fo:margin-top="0cm" fo:margin-bottom="0cm" loext:contextual-spacing="false" fo:text-indent="-0.614cm" style:auto-text-indent="false"/>
    </style:style>
    <style:style style:name="P81" style:family="paragraph" style:parent-style-name="Standard">
      <style:paragraph-properties fo:margin-left="0.609cm" fo:margin-right="0cm" fo:margin-top="0cm" fo:margin-bottom="0cm" loext:contextual-spacing="false" fo:text-indent="-0.614cm" style:auto-text-indent="false"/>
      <style:text-properties style:font-name="Consolas" fo:language="en" fo:country="GB"/>
    </style:style>
    <style:style style:name="P82" style:family="paragraph" style:parent-style-name="Standard">
      <style:paragraph-properties fo:margin-left="1.207cm" fo:margin-right="0cm" fo:margin-top="0cm" fo:margin-bottom="0cm" loext:contextual-spacing="false" fo:text-indent="-0.614cm" style:auto-text-indent="false"/>
    </style:style>
    <style:style style:name="P83" style:family="paragraph" style:parent-style-name="Standard">
      <style:paragraph-properties fo:margin-left="0.619cm" fo:margin-right="0cm" fo:margin-top="0cm" fo:margin-bottom="0cm" loext:contextual-spacing="false" fo:text-indent="0cm" style:auto-text-indent="false"/>
    </style:style>
    <style:style style:name="P84" style:family="paragraph" style:parent-style-name="Standard">
      <style:paragraph-properties fo:margin-left="0.619cm" fo:margin-right="0cm" fo:margin-top="0cm" fo:margin-bottom="0cm" loext:contextual-spacing="false" fo:text-indent="0cm" style:auto-text-indent="false"/>
      <style:text-properties style:font-name="Consolas" fo:language="en" fo:country="GB"/>
    </style:style>
    <style:style style:name="P85" style:family="paragraph" style:parent-style-name="Standard">
      <style:paragraph-properties fo:margin-left="0.619cm" fo:margin-right="0cm" fo:margin-top="0cm" fo:margin-bottom="0cm" loext:contextual-spacing="false" fo:text-indent="0cm" style:auto-text-indent="false"/>
      <style:text-properties fo:color="#4472c4" officeooo:paragraph-rsid="00191fba" style:font-name-complex="Calibri1"/>
    </style:style>
    <style:style style:name="P86" style:family="paragraph" style:parent-style-name="Standard">
      <style:paragraph-properties fo:margin-left="0.619cm" fo:margin-right="0cm" fo:margin-top="0cm" fo:margin-bottom="0cm" loext:contextual-spacing="false" fo:text-indent="0cm" style:auto-text-indent="false"/>
      <style:text-properties officeooo:paragraph-rsid="00191fba"/>
    </style:style>
    <style:style style:name="P87" style:family="paragraph" style:parent-style-name="Standard">
      <style:paragraph-properties fo:margin-left="0.619cm" fo:margin-right="0cm" fo:margin-top="0cm" fo:margin-bottom="0cm" loext:contextual-spacing="false" fo:text-indent="0cm" style:auto-text-indent="false"/>
      <style:text-properties officeooo:paragraph-rsid="001ae6cb"/>
    </style:style>
    <style:style style:name="P88" style:family="paragraph" style:parent-style-name="Standard">
      <style:paragraph-properties fo:margin-left="0.619cm" fo:margin-right="0cm" fo:margin-top="0cm" fo:margin-bottom="0cm" loext:contextual-spacing="false" fo:text-indent="0cm" style:auto-text-indent="false"/>
      <style:text-properties officeooo:paragraph-rsid="0021657c"/>
    </style:style>
    <style:style style:name="P89" style:family="paragraph" style:parent-style-name="Standard">
      <style:paragraph-properties fo:margin-left="0.619cm" fo:margin-right="0cm" fo:margin-top="0cm" fo:margin-bottom="0cm" loext:contextual-spacing="false" fo:text-indent="0cm" style:auto-text-indent="false"/>
      <style:text-properties officeooo:paragraph-rsid="00249436"/>
    </style:style>
    <style:style style:name="P90" style:family="paragraph" style:parent-style-name="Standard">
      <style:paragraph-properties fo:margin-left="0.619cm" fo:margin-right="0cm" fo:margin-top="0cm" fo:margin-bottom="0cm" loext:contextual-spacing="false" fo:text-indent="0cm" style:auto-text-indent="false"/>
      <style:text-properties officeooo:paragraph-rsid="0026a63e"/>
    </style:style>
    <style:style style:name="P91" style:family="paragraph" style:parent-style-name="Standard">
      <style:paragraph-properties fo:margin-left="0.619cm" fo:margin-right="0cm" fo:margin-top="0cm" fo:margin-bottom="0cm" loext:contextual-spacing="false" fo:text-indent="0cm" style:auto-text-indent="false"/>
      <style:text-properties officeooo:paragraph-rsid="002dcdba"/>
    </style:style>
    <style:style style:name="P92" style:family="paragraph" style:parent-style-name="Standard">
      <style:paragraph-properties fo:margin-left="0.619cm" fo:margin-right="0cm" fo:margin-top="0cm" fo:margin-bottom="0cm" loext:contextual-spacing="false" fo:text-indent="-0.619cm" style:auto-text-indent="false"/>
    </style:style>
    <style:style style:name="P93" style:family="paragraph" style:parent-style-name="Standard">
      <style:paragraph-properties fo:margin-left="0cm" fo:margin-right="0cm" fo:margin-top="0cm" fo:margin-bottom="0cm" loext:contextual-spacing="false" fo:text-indent="1.251cm" style:auto-text-indent="false"/>
    </style:style>
    <style:style style:name="P94" style:family="paragraph" style:parent-style-name="Standard">
      <style:paragraph-properties fo:margin-left="0cm" fo:margin-right="0cm" fo:margin-top="0cm" fo:margin-bottom="0cm" loext:contextual-spacing="false" fo:text-indent="1.251cm" style:auto-text-indent="false"/>
      <style:text-properties officeooo:paragraph-rsid="0021657c"/>
    </style:style>
    <style:style style:name="P9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paragraph-rsid="001aad16"/>
    </style:style>
    <style:style style:name="P9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paragraph-rsid="0026a63e"/>
    </style:style>
    <style:style style:name="P9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paragraph-rsid="002dcdba"/>
    </style:style>
    <style:style style:name="P98" style:family="paragraph" style:parent-style-name="Header">
      <style:text-properties style:use-window-font-color="true"/>
    </style:style>
    <style:style style:name="P99" style:family="paragraph" style:parent-style-name="List_20_Paragraph" style:list-style-name="WWNum10">
      <style:text-properties fo:language="en" fo:country="GB" fo:font-weight="bold" style:font-weight-asian="bold"/>
    </style:style>
    <style:style style:name="P100" style:family="paragraph" style:parent-style-name="List_20_Paragraph" style:list-style-name="WWNum10">
      <style:text-properties fo:language="en" fo:country="GB" fo:font-weight="bold" officeooo:paragraph-rsid="002fbcf7" style:font-weight-asian="bold"/>
    </style:style>
    <style:style style:name="P101" style:family="paragraph" style:parent-style-name="Standard" style:master-page-name="Standard">
      <style:paragraph-properties fo:text-align="center" style:justify-single-word="false" style:page-number="auto"/>
      <style:text-properties fo:color="#4472c4" fo:font-size="28pt" style:font-size-asian="28pt" style:font-size-complex="28pt"/>
    </style:style>
    <style:style style:name="P102" style:family="paragraph" style:parent-style-name="Standard">
      <style:paragraph-properties fo:margin-top="0cm" fo:margin-bottom="0cm" loext:contextual-spacing="false"/>
    </style:style>
    <style:style style:name="P103" style:family="paragraph" style:parent-style-name="Standard">
      <style:paragraph-properties fo:margin-top="0cm" fo:margin-bottom="0cm" loext:contextual-spacing="false"/>
      <style:text-properties fo:color="#0070c0" fo:font-size="14pt" fo:language="en" fo:country="GB" officeooo:rsid="0009a28a" style:font-size-asian="14pt" style:font-name-complex="Calibri1" style:font-size-complex="14pt"/>
    </style:style>
    <style:style style:name="P104" style:family="paragraph" style:parent-style-name="Standard">
      <style:paragraph-properties fo:margin-top="0cm" fo:margin-bottom="0cm" loext:contextual-spacing="false"/>
      <style:text-properties fo:color="#0070c0" fo:font-size="14pt" fo:language="en" fo:country="GB" fo:font-weight="normal" officeooo:rsid="0009a28a" officeooo:paragraph-rsid="0026a63e" style:font-size-asian="14pt" style:font-weight-asian="normal" style:font-name-complex="Calibri1" style:font-size-complex="14pt" style:font-weight-complex="normal"/>
    </style:style>
    <style:style style:name="P105" style:family="paragraph" style:parent-style-name="Standard">
      <style:paragraph-properties fo:margin-top="0cm" fo:margin-bottom="0cm" loext:contextual-spacing="false"/>
      <style:text-properties fo:color="#0070c0" fo:font-size="14pt" fo:language="en" fo:country="GB" fo:font-weight="normal" officeooo:rsid="0009a28a" officeooo:paragraph-rsid="00291d84" style:font-size-asian="14pt" style:font-weight-asian="normal" style:font-name-complex="Calibri1" style:font-size-complex="14pt" style:font-weight-complex="normal"/>
    </style:style>
    <style:style style:name="P106" style:family="paragraph" style:parent-style-name="Standard">
      <style:paragraph-properties fo:margin-top="0cm" fo:margin-bottom="0cm" loext:contextual-spacing="false" fo:line-height="100%"/>
      <style:text-properties style:font-name="Calibri" fo:language="en" fo:country="GB" officeooo:paragraph-rsid="002fbcf7" style:font-name-complex="Calibri1"/>
    </style:style>
    <style:style style:name="P107" style:family="paragraph" style:parent-style-name="Standard">
      <style:paragraph-properties fo:margin-top="0cm" fo:margin-bottom="0cm" loext:contextual-spacing="false" fo:line-height="100%"/>
      <style:text-properties fo:color="#a6a6a6" style:font-name="Calibri" fo:language="en" fo:country="GB" officeooo:paragraph-rsid="002fbcf7" style:font-name-complex="Calibri1"/>
    </style:style>
    <style:style style:name="P108" style:family="paragraph" style:parent-style-name="Standard">
      <style:paragraph-properties fo:margin-top="0cm" fo:margin-bottom="0cm" loext:contextual-spacing="false"/>
      <style:text-properties officeooo:paragraph-rsid="002fbcf7"/>
    </style:style>
    <style:style style:name="P109" style:family="paragraph" style:parent-style-name="Standard">
      <style:paragraph-properties fo:margin-top="0cm" fo:margin-bottom="0cm" loext:contextual-spacing="false"/>
      <style:text-properties officeooo:paragraph-rsid="0030a918"/>
    </style:style>
    <style:style style:name="P110" style:family="paragraph" style:parent-style-name="Standard">
      <style:paragraph-properties fo:margin-top="0cm" fo:margin-bottom="0cm" loext:contextual-spacing="false"/>
      <style:text-properties officeooo:paragraph-rsid="00328946"/>
    </style:style>
    <style:style style:name="P111" style:family="paragraph" style:parent-style-name="Standard">
      <style:paragraph-properties fo:margin-top="0cm" fo:margin-bottom="0cm" loext:contextual-spacing="false"/>
      <style:text-properties officeooo:paragraph-rsid="00342db2"/>
    </style:style>
    <style:style style:name="P11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Consolas" fo:language="en" fo:country="GB" officeooo:rsid="002ce9c2" officeooo:paragraph-rsid="002dcdba"/>
    </style:style>
    <style:style style:name="P113" style:family="paragraph" style:parent-style-name="Standard">
      <style:paragraph-properties fo:text-align="center" style:justify-single-word="false"/>
    </style:style>
    <style:style style:name="P114" style:family="paragraph" style:parent-style-name="Standard">
      <style:text-properties officeooo:paragraph-rsid="002fbcf7"/>
    </style:style>
    <style:style style:name="P115" style:family="paragraph" style:parent-style-name="Standard">
      <style:text-properties fo:language="en" fo:country="GB" officeooo:paragraph-rsid="002fbcf7"/>
    </style:style>
    <style:style style:name="P116" style:family="paragraph" style:parent-style-name="Standard">
      <style:paragraph-properties fo:margin-left="-0.005cm" fo:margin-right="0cm" fo:margin-top="0cm" fo:margin-bottom="0cm" loext:contextual-spacing="false" fo:text-indent="0cm" style:auto-text-indent="false"/>
    </style:style>
    <style:style style:name="P117" style:family="paragraph" style:parent-style-name="Standard">
      <style:paragraph-properties fo:margin-left="-0.005cm" fo:margin-right="0cm" fo:margin-top="0cm" fo:margin-bottom="0cm" loext:contextual-spacing="false" fo:text-indent="0cm" style:auto-text-indent="false"/>
      <style:text-properties officeooo:paragraph-rsid="0030a918"/>
    </style:style>
    <style:style style:name="P118" style:family="paragraph" style:parent-style-name="Standard">
      <style:paragraph-properties fo:margin-left="-0.005cm" fo:margin-right="0cm" fo:margin-top="0cm" fo:margin-bottom="0cm" loext:contextual-spacing="false" fo:text-indent="0cm" style:auto-text-indent="false"/>
      <style:text-properties officeooo:paragraph-rsid="00356909"/>
    </style:style>
    <style:style style:name="P119" style:family="paragraph" style:parent-style-name="Standard">
      <style:paragraph-properties fo:margin-left="0.593cm" fo:margin-right="0cm" fo:margin-top="0cm" fo:margin-bottom="0cm" loext:contextual-spacing="false" fo:text-indent="0cm" style:auto-text-indent="false"/>
    </style:style>
    <style:style style:name="P120" style:family="paragraph">
      <loext:graphic-properties draw:fill="solid" draw:fill-color="#e8a202"/>
      <style:paragraph-properties fo:text-align="start"/>
      <style:text-properties fo:font-size="18pt"/>
    </style:style>
    <style:style style:name="P121" style:family="paragraph">
      <style:paragraph-properties fo:text-align="start"/>
      <style:text-properties fo:font-size="18pt"/>
    </style:style>
    <style:style style:name="T1" style:family="text">
      <style:text-properties fo:color="#4472c4" fo:font-size="28pt" officeooo:rsid="002de6d4" style:font-size-asian="28pt" style:font-size-complex="28pt"/>
    </style:style>
    <style:style style:name="T2" style:family="text">
      <style:text-properties fo:color="#4472c4" fo:font-size="24pt" style:font-size-asian="24pt" style:font-size-complex="24pt"/>
    </style:style>
    <style:style style:name="T3" style:family="text">
      <style:text-properties fo:color="#4472c4" fo:font-size="24pt" officeooo:rsid="002de6d4" style:font-size-asian="24pt" style:font-size-complex="24pt"/>
    </style:style>
    <style:style style:name="T4" style:family="text">
      <style:text-properties fo:color="#4472c4" fo:font-size="18pt" style:font-size-asian="18pt" style:font-size-complex="18pt"/>
    </style:style>
    <style:style style:name="T5" style:family="text">
      <style:text-properties fo:color="#4472c4" fo:font-size="18pt" officeooo:rsid="002186af" style:font-size-asian="18pt" style:font-size-complex="18pt"/>
    </style:style>
    <style:style style:name="T6" style:family="text">
      <style:text-properties fo:color="#4472c4" fo:font-size="18pt" fo:language="en" fo:country="GB" style:font-size-asian="18pt" style:font-size-complex="18pt"/>
    </style:style>
    <style:style style:name="T7" style:family="text">
      <style:text-properties fo:color="#4472c4" fo:font-size="16pt" fo:language="en" fo:country="GB" fo:font-weight="bold" style:font-size-asian="16pt" style:font-weight-asian="bold" style:font-size-complex="16pt"/>
    </style:style>
    <style:style style:name="T8" style:family="text">
      <style:text-properties fo:color="#4472c4" fo:font-size="16pt" fo:font-weight="bold" style:font-size-asian="16pt" style:font-weight-asian="bold" style:font-size-complex="16pt"/>
    </style:style>
    <style:style style:name="T9" style:family="text">
      <style:text-properties fo:language="en" fo:country="GB"/>
    </style:style>
    <style:style style:name="T10" style:family="text">
      <style:text-properties fo:language="en" fo:country="GB" style:font-name-complex="Calibri1"/>
    </style:style>
    <style:style style:name="T11" style:family="text">
      <style:text-properties fo:language="en" fo:country="GB" officeooo:rsid="00079b0f" style:font-name-complex="Calibri1"/>
    </style:style>
    <style:style style:name="T12" style:family="text">
      <style:text-properties fo:language="en" fo:country="GB" officeooo:rsid="00191fba" style:font-name-complex="Calibri1"/>
    </style:style>
    <style:style style:name="T13" style:family="text">
      <style:text-properties fo:language="en" fo:country="GB" officeooo:rsid="00275c7d" style:font-name-complex="Calibri1"/>
    </style:style>
    <style:style style:name="T14" style:family="text">
      <style:text-properties fo:language="en" fo:country="GB" officeooo:rsid="00252e46" style:font-name-complex="Calibri1"/>
    </style:style>
    <style:style style:name="T15" style:family="text">
      <style:text-properties fo:language="en" fo:country="GB" officeooo:rsid="00249436" style:font-name-complex="Calibri1"/>
    </style:style>
    <style:style style:name="T16" style:family="text">
      <style:text-properties fo:language="en" fo:country="GB" officeooo:rsid="002ce9c2" style:font-name-complex="Calibri1"/>
    </style:style>
    <style:style style:name="T17" style:family="text">
      <style:text-properties fo:language="en" fo:country="GB" officeooo:rsid="002dcdba" style:font-name-complex="Calibri1"/>
    </style:style>
    <style:style style:name="T18" style:family="text">
      <style:text-properties fo:language="en" fo:country="GB" officeooo:rsid="00291d84" style:font-name-complex="Calibri1"/>
    </style:style>
    <style:style style:name="T19" style:family="text">
      <style:text-properties fo:language="en" fo:country="GB" officeooo:rsid="00328946" style:font-name-complex="Calibri1"/>
    </style:style>
    <style:style style:name="T20" style:family="text">
      <style:text-properties fo:language="en" fo:country="GB" officeooo:rsid="00342db2" style:font-name-complex="Calibri1"/>
    </style:style>
    <style:style style:name="T21" style:family="text">
      <style:text-properties fo:language="en" fo:country="GB" fo:font-weight="bold" style:font-weight-asian="bold"/>
    </style:style>
    <style:style style:name="T22" style:family="text">
      <style:text-properties fo:language="en" fo:country="GB" fo:font-weight="bold" style:font-weight-asian="bold" style:font-name-complex="Calibri1"/>
    </style:style>
    <style:style style:name="T23" style:family="text">
      <style:text-properties fo:language="en" fo:country="GB" fo:font-weight="bold" officeooo:rsid="00079b0f" style:font-weight-asian="bold" style:font-name-complex="Calibri1"/>
    </style:style>
    <style:style style:name="T24" style:family="text">
      <style:text-properties fo:language="en" fo:country="GB" fo:font-weight="bold" officeooo:rsid="00191fba" style:font-weight-asian="bold" style:font-name-complex="Calibri1"/>
    </style:style>
    <style:style style:name="T25" style:family="text">
      <style:text-properties fo:language="en" fo:country="GB" fo:font-weight="bold" officeooo:rsid="00275c7d" style:font-weight-asian="bold" style:font-name-complex="Calibri1"/>
    </style:style>
    <style:style style:name="T26" style:family="text">
      <style:text-properties fo:language="en" fo:country="GB" fo:font-weight="bold" officeooo:rsid="00252e46" style:font-weight-asian="bold" style:font-name-complex="Calibri1"/>
    </style:style>
    <style:style style:name="T27" style:family="text">
      <style:text-properties fo:language="en" fo:country="GB" fo:font-weight="bold" officeooo:rsid="00249436" style:font-weight-asian="bold" style:font-name-complex="Calibri1"/>
    </style:style>
    <style:style style:name="T28" style:family="text">
      <style:text-properties fo:language="en" fo:country="GB" fo:font-weight="bold" officeooo:rsid="002ce9c2" style:font-weight-asian="bold" style:font-name-complex="Calibri1"/>
    </style:style>
    <style:style style:name="T29" style:family="text">
      <style:text-properties fo:language="en" fo:country="GB" fo:font-weight="bold" officeooo:rsid="002dcdba" style:font-weight-asian="bold" style:font-name-complex="Calibri1"/>
    </style:style>
    <style:style style:name="T30" style:family="text">
      <style:text-properties fo:language="en" fo:country="GB" fo:font-weight="bold" officeooo:rsid="00291d84" style:font-weight-asian="bold" style:font-name-complex="Calibri1"/>
    </style:style>
    <style:style style:name="T31" style:family="text">
      <style:text-properties fo:language="en" fo:country="GB" fo:font-weight="bold" officeooo:rsid="00328946" style:font-weight-asian="bold" style:font-name-complex="Calibri1"/>
    </style:style>
    <style:style style:name="T32" style:family="text">
      <style:text-properties fo:language="en" fo:country="GB" fo:font-weight="bold" officeooo:rsid="00342db2" style:font-weight-asian="bold" style:font-name-complex="Calibri1"/>
    </style:style>
    <style:style style:name="T33" style:family="text">
      <style:text-properties fo:language="en" fo:country="GB" fo:font-weight="bold" officeooo:rsid="00191fba" style:font-weight-asian="bold"/>
    </style:style>
    <style:style style:name="T34" style:family="text">
      <style:text-properties fo:language="en" fo:country="GB" fo:font-weight="bold" officeooo:rsid="00237c9b" style:font-weight-asian="bold"/>
    </style:style>
    <style:style style:name="T35" style:family="text">
      <style:text-properties fo:language="en" fo:country="GB" fo:font-weight="bold" officeooo:rsid="002fbcf7" style:font-weight-asian="bold"/>
    </style:style>
    <style:style style:name="T36" style:family="text">
      <style:text-properties fo:language="en" fo:country="GB" fo:font-weight="bold" style:font-weight-asian="bold" style:font-weight-complex="bold"/>
    </style:style>
    <style:style style:name="T37" style:family="text">
      <style:text-properties fo:language="en" fo:country="GB" fo:font-weight="bold" officeooo:rsid="002fbcf7" style:font-weight-asian="bold" style:font-weight-complex="bold"/>
    </style:style>
    <style:style style:name="T38" style:family="text">
      <style:text-properties fo:language="en" fo:country="GB" fo:font-style="italic" style:font-style-asian="italic"/>
    </style:style>
    <style:style style:name="T39" style:family="text">
      <style:text-properties fo:language="en" fo:country="GB" fo:font-style="italic" style:font-style-asian="italic" style:font-name-complex="Calibri1"/>
    </style:style>
    <style:style style:name="T40" style:family="text">
      <style:text-properties fo:language="en" fo:country="GB" fo:font-style="italic" fo:font-weight="bold" style:font-style-asian="italic" style:font-weight-asian="bold"/>
    </style:style>
    <style:style style:name="T41" style:family="text">
      <style:text-properties fo:language="en" fo:country="GB" fo:font-style="italic" fo:font-weight="bold" style:font-style-asian="italic" style:font-weight-asian="bold" style:font-weight-complex="bold"/>
    </style:style>
    <style:style style:name="T42" style:family="text">
      <style:text-properties fo:language="en" fo:country="GB" fo:font-style="italic" fo:font-weight="bold" officeooo:rsid="002fbcf7" style:font-style-asian="italic" style:font-weight-asian="bold" style:font-weight-complex="bold"/>
    </style:style>
    <style:style style:name="T43" style:family="text">
      <style:text-properties fo:language="en" fo:country="GB" officeooo:rsid="00191fba"/>
    </style:style>
    <style:style style:name="T44" style:family="text">
      <style:text-properties fo:language="en" fo:country="GB" fo:font-weight="normal" style:font-weight-asian="normal" style:font-name-complex="Calibri1" style:font-weight-complex="normal"/>
    </style:style>
    <style:style style:name="T45" style:family="text">
      <style:text-properties fo:language="en" fo:country="GB" officeooo:rsid="002fbcf7"/>
    </style:style>
    <style:style style:name="T46" style:family="text">
      <style:text-properties fo:color="#c00000" style:font-name="Consolas"/>
    </style:style>
    <style:style style:name="T47" style:family="text">
      <style:text-properties fo:color="#c00000" style:font-name="Consolas" fo:language="en" fo:country="GB"/>
    </style:style>
    <style:style style:name="T48" style:family="text">
      <style:text-properties fo:color="#c00000" style:font-name="Consolas" fo:language="en" fo:country="GB" officeooo:rsid="00079b0f"/>
    </style:style>
    <style:style style:name="T49" style:family="text">
      <style:text-properties fo:color="#c00000" style:font-name="Consolas" fo:language="en" fo:country="GB" officeooo:rsid="0030a918"/>
    </style:style>
    <style:style style:name="T50" style:family="text">
      <style:text-properties fo:color="#c00000" style:font-name="Consolas" fo:language="en" fo:country="GB" officeooo:rsid="00328946"/>
    </style:style>
    <style:style style:name="T51" style:family="text">
      <style:text-properties fo:color="#c00000" style:font-name="Consolas" fo:language="en" fo:country="GB" officeooo:rsid="00342db2"/>
    </style:style>
    <style:style style:name="T52" style:family="text">
      <style:text-properties fo:color="#c00000" style:font-name="Consolas" fo:language="sk" fo:country="SK" officeooo:rsid="00191fba"/>
    </style:style>
    <style:style style:name="T53" style:family="text">
      <style:text-properties fo:color="#c00000" style:font-name="Consolas" fo:language="sk" fo:country="SK" officeooo:rsid="00249436"/>
    </style:style>
    <style:style style:name="T54" style:family="text">
      <style:text-properties fo:color="#c00000" style:font-name="Consolas" fo:language="sk" fo:country="SK" officeooo:rsid="0026a63e"/>
    </style:style>
    <style:style style:name="T55" style:family="text">
      <style:text-properties fo:color="#c00000" style:font-name="Consolas" fo:language="sk" fo:country="SK" officeooo:rsid="00275c7d"/>
    </style:style>
    <style:style style:name="T56" style:family="text">
      <style:text-properties fo:color="#c00000" style:font-name="Consolas" fo:language="sk" fo:country="SK" officeooo:rsid="00291d84"/>
    </style:style>
    <style:style style:name="T57" style:family="text">
      <style:text-properties fo:color="#c00000" style:font-name="Consolas" fo:language="sk" fo:country="SK" officeooo:rsid="002dcdba"/>
    </style:style>
    <style:style style:name="T58" style:family="text">
      <style:text-properties fo:color="#c00000" style:font-name="Consolas" fo:language="sk" fo:country="SK" officeooo:rsid="0030a918"/>
    </style:style>
    <style:style style:name="T59" style:family="text">
      <style:text-properties fo:color="#c00000" style:font-name="Consolas" fo:language="sk" fo:country="SK" officeooo:rsid="00328946"/>
    </style:style>
    <style:style style:name="T60" style:family="text">
      <style:text-properties style:font-name-complex="Calibri1"/>
    </style:style>
    <style:style style:name="T61" style:family="text">
      <style:text-properties officeooo:rsid="002fbcf7" style:font-name-complex="Calibri1"/>
    </style:style>
    <style:style style:name="T62" style:family="text">
      <style:text-properties style:font-name="Consolas"/>
    </style:style>
    <style:style style:name="T63" style:family="text">
      <style:text-properties style:font-name="Consolas" fo:language="en" fo:country="GB"/>
    </style:style>
    <style:style style:name="T64" style:family="text">
      <style:text-properties style:font-name="Consolas" fo:language="en" fo:country="GB" officeooo:rsid="00079b0f"/>
    </style:style>
    <style:style style:name="T65" style:family="text">
      <style:text-properties style:font-name="Consolas" fo:language="en" fo:country="GB" officeooo:rsid="0030a918"/>
    </style:style>
    <style:style style:name="T66" style:family="text">
      <style:text-properties style:font-name="Consolas" fo:language="en" fo:country="GB" officeooo:rsid="00328946"/>
    </style:style>
    <style:style style:name="T67" style:family="text">
      <style:text-properties style:font-name="Consolas" fo:language="en" fo:country="GB" officeooo:rsid="00332b48"/>
    </style:style>
    <style:style style:name="T68" style:family="text">
      <style:text-properties style:font-name="Consolas" fo:language="en" fo:country="GB" officeooo:rsid="00342db2"/>
    </style:style>
    <style:style style:name="T69" style:family="text">
      <style:text-properties style:font-name="Consolas" fo:language="sk" fo:country="SK" officeooo:rsid="00191fba"/>
    </style:style>
    <style:style style:name="T70" style:family="text">
      <style:text-properties style:font-name="Consolas" fo:language="sk" fo:country="SK" officeooo:rsid="00249436"/>
    </style:style>
    <style:style style:name="T71" style:family="text">
      <style:text-properties style:font-name="Consolas" fo:language="sk" fo:country="SK" officeooo:rsid="00252e46"/>
    </style:style>
    <style:style style:name="T72" style:family="text">
      <style:text-properties style:font-name="Consolas" fo:language="sk" fo:country="SK" officeooo:rsid="0026a63e"/>
    </style:style>
    <style:style style:name="T73" style:family="text">
      <style:text-properties style:font-name="Consolas" fo:language="sk" fo:country="SK" officeooo:rsid="00275c7d"/>
    </style:style>
    <style:style style:name="T74" style:family="text">
      <style:text-properties style:font-name="Consolas" fo:language="sk" fo:country="SK" officeooo:rsid="00291d84"/>
    </style:style>
    <style:style style:name="T75" style:family="text">
      <style:text-properties style:font-name="Consolas" fo:language="sk" fo:country="SK" officeooo:rsid="002ce9c2"/>
    </style:style>
    <style:style style:name="T76" style:family="text">
      <style:text-properties style:font-name="Consolas" fo:language="sk" fo:country="SK" officeooo:rsid="002dcdba"/>
    </style:style>
    <style:style style:name="T77" style:family="text">
      <style:text-properties style:font-name="Consolas" fo:language="sk" fo:country="SK" officeooo:rsid="002fbcf7"/>
    </style:style>
    <style:style style:name="T78" style:family="text">
      <style:text-properties style:font-name="Consolas" fo:language="sk" fo:country="SK" officeooo:rsid="0030a918"/>
    </style:style>
    <style:style style:name="T79" style:family="text">
      <style:text-properties style:font-name="Consolas" fo:language="sk" fo:country="SK" officeooo:rsid="00328946"/>
    </style:style>
    <style:style style:name="T80" style:family="text">
      <style:text-properties fo:color="#ed7d31" fo:language="en" fo:country="GB" fo:font-style="italic" style:font-style-asian="italic"/>
    </style:style>
    <style:style style:name="T81" style:family="text">
      <style:text-properties fo:color="#ed7d31" fo:language="en" fo:country="GB" fo:font-style="italic" style:font-style-asian="italic" style:font-name-complex="Calibri1"/>
    </style:style>
    <style:style style:name="T82" style:family="text">
      <style:text-properties fo:color="#ed7d31" fo:language="en" fo:country="GB" fo:font-style="italic" officeooo:rsid="00275c7d" style:font-style-asian="italic" style:font-name-complex="Calibri1"/>
    </style:style>
    <style:style style:name="T83" style:family="text">
      <style:text-properties fo:color="#ed7d31" fo:language="en" fo:country="GB" fo:font-style="italic" officeooo:rsid="00252e46" style:font-style-asian="italic" style:font-name-complex="Calibri1"/>
    </style:style>
    <style:style style:name="T84" style:family="text">
      <style:text-properties fo:color="#ed7d31" fo:language="en" fo:country="GB" fo:font-style="italic" officeooo:rsid="00249436" style:font-style-asian="italic" style:font-name-complex="Calibri1"/>
    </style:style>
    <style:style style:name="T85" style:family="text">
      <style:text-properties fo:color="#ed7d31" fo:language="en" fo:country="GB" fo:font-style="italic" officeooo:rsid="00291d84" style:font-style-asian="italic" style:font-name-complex="Calibri1"/>
    </style:style>
    <style:style style:name="T86" style:family="text">
      <style:text-properties fo:color="#ed7d31" fo:language="en" fo:country="GB" fo:font-style="italic" fo:font-weight="normal" officeooo:rsid="00252e46" style:font-style-asian="italic" style:font-weight-asian="normal" style:font-name-complex="Calibri1" style:font-weight-complex="normal"/>
    </style:style>
    <style:style style:name="T87" style:family="text">
      <style:text-properties fo:color="#ed7d31" fo:language="en" fo:country="GB" fo:font-weight="bold" style:font-weight-asian="bold"/>
    </style:style>
    <style:style style:name="T88" style:family="text">
      <style:text-properties fo:color="#ed7d31" fo:language="en" fo:country="GB" fo:font-weight="bold" style:font-weight-asian="bold" style:font-name-complex="Calibri1"/>
    </style:style>
    <style:style style:name="T89" style:family="text">
      <style:text-properties fo:color="#ed7d31" fo:language="en" fo:country="GB" fo:font-weight="bold" officeooo:rsid="00275c7d" style:font-weight-asian="bold" style:font-name-complex="Calibri1"/>
    </style:style>
    <style:style style:name="T90" style:family="text">
      <style:text-properties fo:color="#ed7d31" fo:language="en" fo:country="GB" fo:font-weight="bold" officeooo:rsid="00252e46" style:font-weight-asian="bold" style:font-name-complex="Calibri1"/>
    </style:style>
    <style:style style:name="T91" style:family="text">
      <style:text-properties fo:color="#ed7d31" fo:language="en" fo:country="GB" fo:font-weight="bold" officeooo:rsid="00249436" style:font-weight-asian="bold" style:font-name-complex="Calibri1"/>
    </style:style>
    <style:style style:name="T92" style:family="text">
      <style:text-properties fo:color="#ed7d31" fo:language="en" fo:country="GB" fo:font-weight="bold" officeooo:rsid="00328946" style:font-weight-asian="bold" style:font-name-complex="Calibri1"/>
    </style:style>
    <style:style style:name="T93" style:family="text">
      <style:text-properties fo:color="#ed7d31" fo:language="en" fo:country="GB" style:font-name-complex="Calibri1"/>
    </style:style>
    <style:style style:name="T94" style:family="text">
      <style:text-properties fo:color="#ed7d31" fo:language="sk" fo:country="SK" fo:font-style="italic" fo:font-weight="normal" officeooo:rsid="00191fba" style:font-style-asian="italic" style:font-weight-asian="normal" style:font-name-complex="Calibri1" style:font-weight-complex="normal"/>
    </style:style>
    <style:style style:name="T95" style:family="text">
      <style:text-properties fo:color="#ed7d31" fo:language="sk" fo:country="SK" fo:font-style="italic" fo:font-weight="normal" officeooo:rsid="00252e46" style:font-style-asian="italic" style:font-weight-asian="normal" style:font-name-complex="Calibri1" style:font-weight-complex="normal"/>
    </style:style>
    <style:style style:name="T96" style:family="text">
      <style:text-properties fo:color="#ed7d31" fo:language="sk" fo:country="SK" fo:font-style="italic" fo:font-weight="normal" officeooo:rsid="00275c7d" style:font-style-asian="italic" style:font-weight-asian="normal" style:font-name-complex="Calibri1" style:font-weight-complex="normal"/>
    </style:style>
    <style:style style:name="T97" style:family="text">
      <style:text-properties fo:color="#ed7d31" fo:language="sk" fo:country="SK" fo:font-style="italic" fo:font-weight="normal" officeooo:rsid="002ce9c2" style:font-style-asian="italic" style:font-weight-asian="normal" style:font-name-complex="Calibri1" style:font-weight-complex="normal"/>
    </style:style>
    <style:style style:name="T98" style:family="text">
      <style:text-properties fo:color="#ed7d31" fo:language="sk" fo:country="SK" fo:font-style="italic" fo:font-weight="normal" officeooo:rsid="00328946" style:font-style-asian="italic" style:font-weight-asian="normal" style:font-name-complex="Calibri1" style:font-weight-complex="normal"/>
    </style:style>
    <style:style style:name="T99" style:family="text">
      <style:text-properties fo:color="#ed7d31" fo:language="sk" fo:country="SK" fo:font-weight="bold" style:font-weight-asian="bold" style:font-name-complex="Calibri1"/>
    </style:style>
    <style:style style:name="T100" style:family="text">
      <style:text-properties fo:color="#ed7d31" fo:language="sk" fo:country="SK" fo:font-weight="normal" style:font-weight-asian="normal" style:font-name-complex="Calibri1" style:font-weight-complex="normal"/>
    </style:style>
    <style:style style:name="T101" style:family="text">
      <style:text-properties fo:color="#00b0f0" fo:language="en" fo:country="GB" fo:font-weight="bold" style:font-weight-asian="bold" style:font-name-complex="Calibri1"/>
    </style:style>
    <style:style style:name="T102" style:family="text">
      <style:text-properties fo:color="#00b0f0" fo:language="en" fo:country="GB" fo:font-weight="bold" officeooo:rsid="001ae6cb" style:font-weight-asian="bold" style:font-name-complex="Calibri1"/>
    </style:style>
    <style:style style:name="T103" style:family="text">
      <style:text-properties fo:color="#00b0f0" fo:language="en" fo:country="GB" fo:font-weight="bold" officeooo:rsid="00191fba" style:font-weight-asian="bold"/>
    </style:style>
    <style:style style:name="T104" style:family="text">
      <style:text-properties fo:color="#00b0f0" fo:language="sk" fo:country="SK" fo:font-weight="bold" officeooo:rsid="00191fba" style:font-weight-asian="bold" style:font-name-complex="Calibri1"/>
    </style:style>
    <style:style style:name="T105" style:family="text">
      <style:text-properties fo:color="#00b0f0" fo:language="sk" fo:country="SK" fo:font-weight="bold" officeooo:rsid="00191fba" style:font-weight-asian="bold"/>
    </style:style>
    <style:style style:name="T106" style:family="text">
      <style:text-properties fo:color="#92d050" style:font-name-complex="Calibri1"/>
    </style:style>
    <style:style style:name="T107" style:family="text">
      <style:text-properties fo:color="#92d050" style:font-name="Consolas" fo:language="en" fo:country="GB"/>
    </style:style>
    <style:style style:name="T108" style:family="text">
      <style:text-properties fo:color="#92d050" style:font-name="Consolas" fo:language="en" fo:country="GB" officeooo:rsid="00328946"/>
    </style:style>
    <style:style style:name="T109" style:family="text">
      <style:text-properties fo:color="#92d050" style:font-name="Consolas" fo:language="en" fo:country="GB" officeooo:rsid="00332b48"/>
    </style:style>
    <style:style style:name="T110" style:family="text">
      <style:text-properties fo:color="#92d050" fo:language="en" fo:country="GB" style:font-name-complex="Calibri1"/>
    </style:style>
    <style:style style:name="T111" style:family="text">
      <style:text-properties fo:color="#0070c0" style:font-name="Consolas" fo:language="en" fo:country="GB" fo:font-style="italic" style:font-style-asian="italic"/>
    </style:style>
    <style:style style:name="T112" style:family="text">
      <style:text-properties fo:color="#0070c0" fo:font-size="14pt" fo:language="en" fo:country="GB" style:font-size-asian="14pt" style:font-size-complex="14pt"/>
    </style:style>
    <style:style style:name="T113" style:family="text">
      <style:text-properties fo:color="#0070c0" fo:font-size="14pt" fo:language="en" fo:country="GB" officeooo:rsid="00275c7d" style:font-size-asian="14pt" style:font-size-complex="14pt"/>
    </style:style>
    <style:style style:name="T114" style:family="text">
      <style:text-properties fo:color="#0070c0" fo:font-size="14pt" fo:language="en" fo:country="GB" officeooo:rsid="002fbcf7" style:font-size-asian="14pt" style:font-size-complex="14pt"/>
    </style:style>
    <style:style style:name="T115" style:family="text">
      <style:text-properties fo:color="#0070c0" fo:font-size="14pt" fo:language="en" fo:country="GB" fo:font-weight="bold" style:font-size-asian="14pt" style:font-weight-asian="bold" style:font-size-complex="14pt"/>
    </style:style>
    <style:style style:name="T116" style:family="text">
      <style:text-properties fo:color="#0070c0" fo:font-size="14pt" fo:language="en" fo:country="GB" fo:font-weight="bold" officeooo:rsid="00291d84" style:font-size-asian="14pt" style:font-weight-asian="bold" style:font-size-complex="14pt"/>
    </style:style>
    <style:style style:name="T117" style:family="text">
      <style:text-properties fo:color="#0070c0" fo:font-size="14pt" fo:language="en" fo:country="GB" fo:font-weight="bold" officeooo:rsid="002fbcf7" style:font-size-asian="14pt" style:font-weight-asian="bold" style:font-size-complex="14pt"/>
    </style:style>
    <style:style style:name="T118" style:family="text">
      <style:text-properties fo:color="#0070c0" fo:font-size="14pt" style:font-size-asian="14pt" style:font-size-complex="14pt"/>
    </style:style>
    <style:style style:name="T119" style:family="text">
      <style:text-properties fo:color="#0070c0" fo:font-size="14pt" officeooo:rsid="002fbcf7" style:font-size-asian="14pt" style:font-size-complex="14pt"/>
    </style:style>
    <style:style style:name="T120" style:family="text">
      <style:text-properties fo:color="#0070c0" fo:font-size="14pt" fo:language="sk" fo:country="SK" officeooo:rsid="00237c9b" style:font-size-asian="14pt" style:font-size-complex="14pt"/>
    </style:style>
    <style:style style:name="T121" style:family="text">
      <style:text-properties fo:color="#0070c0" fo:font-size="14pt" fo:language="sk" fo:country="SK" officeooo:rsid="00249436" style:font-size-asian="14pt" style:font-size-complex="14pt"/>
    </style:style>
    <style:style style:name="T122" style:family="text">
      <style:text-properties fo:color="#0070c0" fo:font-size="14pt" fo:language="sk" fo:country="SK" officeooo:rsid="0026a63e" style:font-size-asian="14pt" style:font-size-complex="14pt"/>
    </style:style>
    <style:style style:name="T123" style:family="text">
      <style:text-properties fo:color="#0070c0" fo:font-size="14pt" fo:language="sk" fo:country="SK" officeooo:rsid="00275c7d" style:font-size-asian="14pt" style:font-size-complex="14pt"/>
    </style:style>
    <style:style style:name="T124" style:family="text">
      <style:text-properties fo:color="#0070c0" fo:font-size="14pt" fo:language="sk" fo:country="SK" officeooo:rsid="00291d84" style:font-size-asian="14pt" style:font-size-complex="14pt"/>
    </style:style>
    <style:style style:name="T125" style:family="text">
      <style:text-properties fo:color="#0070c0" fo:font-size="14pt" fo:language="sk" fo:country="SK" officeooo:rsid="002fbcf7" style:font-size-asian="14pt" style:font-size-complex="14pt"/>
    </style:style>
    <style:style style:name="T126" style:family="text">
      <style:text-properties fo:color="#0070c0" fo:font-size="14pt" fo:language="sk" fo:country="SK" fo:font-weight="bold" officeooo:rsid="00249436" style:font-size-asian="14pt" style:font-weight-asian="bold" style:font-size-complex="14pt"/>
    </style:style>
    <style:style style:name="T127" style:family="text">
      <style:text-properties fo:color="#0070c0" fo:font-size="14pt" fo:language="sk" fo:country="SK" fo:font-weight="bold" officeooo:rsid="0026a63e" style:font-size-asian="14pt" style:font-weight-asian="bold" style:font-size-complex="14pt"/>
    </style:style>
    <style:style style:name="T128" style:family="text">
      <style:text-properties fo:color="#0070c0" fo:font-size="14pt" fo:language="sk" fo:country="SK" fo:font-weight="bold" officeooo:rsid="00291d84" style:font-size-asian="14pt" style:font-weight-asian="bold" style:font-size-complex="14pt"/>
    </style:style>
    <style:style style:name="T129" style:family="text">
      <style:text-properties fo:color="#0070c0" fo:font-size="14pt" fo:language="sk" fo:country="SK" fo:font-weight="bold" officeooo:rsid="002fbcf7" style:font-size-asian="14pt" style:font-weight-asian="bold" style:font-size-complex="14pt"/>
    </style:style>
    <style:style style:name="T130" style:family="text">
      <style:text-properties fo:color="#538135" style:font-name="Consolas"/>
    </style:style>
    <style:style style:name="T131" style:family="text">
      <style:text-properties fo:color="#538135" style:font-name="Consolas" fo:language="en" fo:country="GB"/>
    </style:style>
    <style:style style:name="T132" style:family="text">
      <style:text-properties fo:color="#538135" fo:language="en" fo:country="GB" style:font-name-complex="Calibri1"/>
    </style:style>
    <style:style style:name="T133" style:family="text">
      <style:text-properties fo:color="#538135" style:font-name-complex="Calibri1"/>
    </style:style>
    <style:style style:name="T134" style:family="text">
      <style:text-properties fo:font-style="italic" style:font-style-asian="italic"/>
    </style:style>
    <style:style style:name="T135" style:family="text">
      <style:text-properties fo:font-style="italic" fo:font-weight="bold" style:font-style-asian="italic" style:font-weight-asian="bold"/>
    </style:style>
    <style:style style:name="T136" style:family="text">
      <style:text-properties fo:font-weight="bold" style:font-weight-asian="bold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officeooo:rsid="002fbcf7" style:font-weight-asian="bold" style:font-weight-complex="bold"/>
    </style:style>
    <style:style style:name="T139" style:family="text">
      <style:text-properties fo:color="#000000"/>
    </style:style>
    <style:style style:name="T140" style:family="text">
      <style:text-properties fo:color="#000000" style:font-name="Consolas" fo:language="en" fo:country="GB"/>
    </style:style>
    <style:style style:name="T141" style:family="text">
      <style:text-properties fo:color="#000000" style:font-name="Consolas" fo:language="en" fo:country="GB" officeooo:rsid="00328946"/>
    </style:style>
    <style:style style:name="T142" style:family="text">
      <style:text-properties fo:color="#000000" style:font-name="Consolas" fo:language="en" fo:country="GB" officeooo:rsid="00332b48"/>
    </style:style>
    <style:style style:name="T143" style:family="text">
      <style:text-properties fo:color="#000000" style:font-name="Consolas" fo:language="sk" fo:country="SK" officeooo:rsid="00191fba"/>
    </style:style>
    <style:style style:name="T144" style:family="text">
      <style:text-properties fo:color="#000000" fo:language="en" fo:country="GB" fo:font-weight="normal" officeooo:rsid="00191fba" style:font-weight-asian="normal" style:font-weight-complex="normal"/>
    </style:style>
    <style:style style:name="T145" style:family="text">
      <style:text-properties fo:color="#000000" fo:language="sk" fo:country="SK" fo:font-weight="normal" officeooo:rsid="00191fba" style:font-weight-asian="normal" style:font-weight-complex="normal"/>
    </style:style>
    <style:style style:name="T146" style:family="text">
      <style:text-properties fo:language="sk" fo:country="SK" officeooo:rsid="00079b0f" style:font-name-complex="Calibri1"/>
    </style:style>
    <style:style style:name="T147" style:family="text">
      <style:text-properties fo:language="sk" fo:country="SK" officeooo:rsid="00191fba" style:font-name-complex="Calibri1"/>
    </style:style>
    <style:style style:name="T148" style:family="text">
      <style:text-properties fo:language="sk" fo:country="SK" officeooo:rsid="00249436" style:font-name-complex="Calibri1"/>
    </style:style>
    <style:style style:name="T149" style:family="text">
      <style:text-properties fo:language="sk" fo:country="SK" officeooo:rsid="00252e46" style:font-name-complex="Calibri1"/>
    </style:style>
    <style:style style:name="T150" style:family="text">
      <style:text-properties fo:language="sk" fo:country="SK" officeooo:rsid="00275c7d" style:font-name-complex="Calibri1"/>
    </style:style>
    <style:style style:name="T151" style:family="text">
      <style:text-properties fo:language="sk" fo:country="SK" officeooo:rsid="00291d84" style:font-name-complex="Calibri1"/>
    </style:style>
    <style:style style:name="T152" style:family="text">
      <style:text-properties fo:language="sk" fo:country="SK" officeooo:rsid="002ce9c2" style:font-name-complex="Calibri1"/>
    </style:style>
    <style:style style:name="T153" style:family="text">
      <style:text-properties fo:language="sk" fo:country="SK" officeooo:rsid="002dcdba" style:font-name-complex="Calibri1"/>
    </style:style>
    <style:style style:name="T154" style:family="text">
      <style:text-properties fo:language="sk" fo:country="SK" officeooo:rsid="00328946" style:font-name-complex="Calibri1"/>
    </style:style>
    <style:style style:name="T155" style:family="text">
      <style:text-properties fo:language="sk" fo:country="SK" fo:font-weight="bold" style:font-weight-asian="bold" style:font-name-complex="Calibri1"/>
    </style:style>
    <style:style style:name="T156" style:family="text">
      <style:text-properties fo:language="sk" fo:country="SK" fo:font-weight="bold" officeooo:rsid="00191fba" style:font-weight-asian="bold" style:font-name-complex="Calibri1"/>
    </style:style>
    <style:style style:name="T157" style:family="text">
      <style:text-properties fo:language="sk" fo:country="SK" fo:font-weight="bold" officeooo:rsid="00249436" style:font-weight-asian="bold" style:font-name-complex="Calibri1"/>
    </style:style>
    <style:style style:name="T158" style:family="text">
      <style:text-properties fo:language="sk" fo:country="SK" fo:font-weight="bold" officeooo:rsid="00252e46" style:font-weight-asian="bold" style:font-name-complex="Calibri1"/>
    </style:style>
    <style:style style:name="T159" style:family="text">
      <style:text-properties fo:language="sk" fo:country="SK" fo:font-weight="bold" officeooo:rsid="00275c7d" style:font-weight-asian="bold" style:font-name-complex="Calibri1"/>
    </style:style>
    <style:style style:name="T160" style:family="text">
      <style:text-properties fo:language="sk" fo:country="SK" fo:font-weight="bold" officeooo:rsid="00291d84" style:font-weight-asian="bold" style:font-name-complex="Calibri1"/>
    </style:style>
    <style:style style:name="T161" style:family="text">
      <style:text-properties fo:language="sk" fo:country="SK" fo:font-weight="bold" officeooo:rsid="002dcdba" style:font-weight-asian="bold" style:font-name-complex="Calibri1"/>
    </style:style>
    <style:style style:name="T162" style:family="text">
      <style:text-properties fo:language="sk" fo:country="SK" fo:font-weight="bold" officeooo:rsid="002fbcf7" style:font-weight-asian="bold" style:font-name-complex="Calibri1"/>
    </style:style>
    <style:style style:name="T163" style:family="text">
      <style:text-properties fo:language="sk" fo:country="SK" fo:font-weight="bold" officeooo:rsid="00328946" style:font-weight-asian="bold" style:font-name-complex="Calibri1"/>
    </style:style>
    <style:style style:name="T164" style:family="text">
      <style:text-properties fo:language="sk" fo:country="SK" fo:font-weight="bold" officeooo:rsid="00237c9b" style:font-weight-asian="bold"/>
    </style:style>
    <style:style style:name="T165" style:family="text">
      <style:text-properties fo:language="sk" fo:country="SK" officeooo:rsid="00191fba"/>
    </style:style>
    <style:style style:name="T166" style:family="text">
      <style:text-properties fo:language="sk" fo:country="SK" fo:font-weight="normal" officeooo:rsid="00252e46" style:font-weight-asian="normal" style:font-name-complex="Calibri1" style:font-weight-complex="normal"/>
    </style:style>
    <style:style style:name="T167" style:family="text">
      <style:text-properties fo:language="sk" fo:country="SK" officeooo:rsid="002de6d4"/>
    </style:style>
    <style:style style:name="T168" style:family="text">
      <style:text-properties fo:language="sk" fo:country="SK" officeooo:rsid="002fbcf7"/>
    </style:style>
    <style:style style:name="T169" style:family="text">
      <style:text-properties officeooo:rsid="00291d84"/>
    </style:style>
    <style:style style:name="T170" style:family="text">
      <style:text-properties officeooo:rsid="002de6d4"/>
    </style:style>
    <style:style style:name="T171" style:family="text">
      <style:text-properties officeooo:rsid="002fbcf7"/>
    </style:style>
    <style:style style:name="T172" style:family="text">
      <style:text-properties fo:color="#00a933" style:font-name="Consolas" fo:language="en" fo:country="GB" officeooo:rsid="00328946"/>
    </style:style>
    <style:style style:name="gr1" style:family="graphic">
      <style:graphic-properties draw:stroke="none" svg:stroke-width="0cm" svg:stroke-color="#385623" draw:marker-start-width="0.3cm" draw:marker-end-width="0.3cm" draw:stroke-linejoin="miter" draw:fill="solid" draw:fill-color="#e8a202" draw:textarea-vertical-align="top" draw:auto-grow-height="false" fo:min-height="2.228cm" fo:min-width="22.132cm" fo:padding-top="0.108cm" fo:padding-bottom="0.108cm" fo:padding-left="0.233cm" fo:padding-right="0.233cm" fo:wrap-option="wrap" fo:margin-left="0cm" fo:margin-right="0.055cm" fo:margin-top="0cm" fo:margin-bottom="0.048cm" style:run-through="back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  <style:style style:name="gr2" style:family="graphic">
      <style:graphic-properties draw:stroke="none" svg:stroke-width="0cm" svg:stroke-color="#385623" draw:marker-start-width="0.3cm" draw:marker-end-width="0.3cm" draw:stroke-linejoin="miter" draw:fill="solid" draw:fill-color="#e8a202" draw:textarea-vertical-align="top" draw:auto-grow-height="false" fo:min-height="2.438cm" fo:min-width="22.096cm" fo:padding-top="0.108cm" fo:padding-bottom="0.108cm" fo:padding-left="0.233cm" fo:padding-right="0.233cm" fo:wrap-option="wrap" fo:margin-left="0cm" fo:margin-right="0.055cm" fo:margin-top="0cm" fo:margin-bottom="0.06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1"/>
      <text:p text:style-name="P5"><text:span text:style-name="T1">osTicket</text:span><text:span text:style-name="T2"><text:line-break/>popis API rozhrania </text:span><text:span text:style-name="T3">pre generovanie formulárov</text:span></text:p>
      <text:p text:style-name="P2"/>
      <text:p text:style-name="P5"><text:span text:style-name="T4">ver. </text:span><text:span text:style-name="T5">0</text:span><text:span text:style-name="T4">.</text:span><text:span text:style-name="T5">1</text:span><text:span text:style-name="T4">.</text:span><text:span text:style-name="T5">0</text:span></text:p>
      <text:p text:style-name="P3"/>
      <text:p text:style-name="P3"/>
      <text:p text:style-name="Standard"><text:span text:style-name="T4">Vysvetlivky</text:span><text:span text:style-name="T6">:</text:span></text:p>
      <text:p text:style-name="Standard"><text:span text:style-name="T47">&lt;nazov_premennej&gt; </text:span><text:span text:style-name="T10">- označenie premenn</text:span><text:span text:style-name="T60">ej</text:span><text:span text:style-name="T62"><text:line-break/></text:span><text:span text:style-name="T81">typ</text:span><text:span text:style-name="T47"> </text:span><text:span text:style-name="T10">- označenie dátového typu<text:line-break/></text:span><text:span text:style-name="T101">hodnota </text:span><text:span text:style-name="T10">– dostupn</text:span><text:span text:style-name="T60">á hodnota<text:line-break/></text:span><text:span text:style-name="T106">[] </text:span><text:span text:style-name="T10">– volite</text:span><text:span text:style-name="T60">ľná hodnota</text:span></text:p>
      <text:p text:style-name="P6"/>
      <text:p text:style-name="P6"/>
      <text:p text:style-name="P3">Popis API rozhrania</text:p>
      <text:p text:style-name="Standard">Klient <text:span text:style-name="T9">(aplik</text:span>ácia<text:span text:style-name="T9">) kontaktuje server (api.</text:span><text:span text:style-name="T167">xxxxxx</text:span><text:span text:style-name="T9">.</text:span><text:span text:style-name="T167">com</text:span><text:span text:style-name="T9">) s po</text:span>žiadavkou o <text:span text:style-name="T170">akceptovanie komunikácie / čítanie / zápis údajov</text:span>. Celý proces pozostáva z dvoch krokov. Klient najskôr kontaktuje server s požiadavkou v ktorej sa identifikuje prostredníctvom prideleného app_id. Server skontroluje klientom poskytnuté app_id <text:span text:style-name="T170">či</text:span> má oprávnenie pristupovať k api rozhraniu. Ak systém vyhodnotí požiadavku ako oprávnenú vygeneruje access_id ktoré odošle vo formáte jSON v odpovedi na požiadavku klienta. Access_id má obmedzenú časovú platnosť <text:span text:style-name="T9">(štandardne 1800 sek</text:span>únd<text:span text:style-name="T9">). Klient následne vygeneruje sha256 hash reťazec. Hash reťazec je generovaný zo súkromného kľúča, prideleného access_id a verejného kľúča. Verejný kľúč je náhodne vygenerovaný 32 znakový reťazec. Následne klient pošle na server svoju požiadavku v ktorej odošle vygenerovaný verejný kľúč, pridelený acces_id, vygenerovaný hash a ostatné parametre potrebné pre špecifikáciu požiadavky, ktoré sú popísané nižšie. Klient posiela na server POST request cez </text:span>šifrovaný https protokol<text:span text:style-name="T9"> a všetky prenášané dáta sú jSON objekty. Pre potreby tejto dokumentácie je štandardný pár </text:span><text:span text:style-name="T111">name:value </text:span><text:soft-page-break/><text:span text:style-name="T10">popisovan</text:span><text:span text:style-name="T60">ý ako key:value. Z interných dôvodov sú všetky kľúče </text:span><text:span text:style-name="T10">(key</text:span><text:span text:style-name="T60">s) v komunikácii klient </text:span><text:span text:style-name="T10">&gt; server</text:span><text:span text:style-name="T60"> nahrádzané znakmi abecey podľa tabuľky nižšie</text:span><text:span text:style-name="T10">:</text:span></text:p>
      <table:table table:name="Tabuľka1" table:style-name="Tabuľka1">
        <table:table-column table:style-name="Tabuľka1.A"/>
        <table:table-column table:style-name="Tabuľka1.B"/>
        <table:table-row table:style-name="Tabuľka1.1">
          <table:table-cell table:style-name="Tabuľka1.A1" office:value-type="string">
            <text:p text:style-name="P45">originálny kľúč</text:p>
          </table:table-cell>
          <table:table-cell table:style-name="Tabuľka1.A1" office:value-type="string">
            <text:p text:style-name="P35">nahradený kľúč</text:p>
          </table:table-cell>
        </table:table-row>
        <table:table-row table:style-name="Tabuľka1.1">
          <table:table-cell table:style-name="Tabuľka1.A2" office:value-type="string">
            <text:p text:style-name="P46">request</text:p>
          </table:table-cell>
          <table:table-cell table:style-name="Tabuľka1.A2" office:value-type="string">
            <text:p text:style-name="P33">a</text:p>
          </table:table-cell>
        </table:table-row>
        <table:table-row table:style-name="Tabuľka1.1">
          <table:table-cell table:style-name="Tabuľka1.A1" office:value-type="string">
            <text:p text:style-name="P46">application id</text:p>
          </table:table-cell>
          <table:table-cell table:style-name="Tabuľka1.A1" office:value-type="string">
            <text:p text:style-name="P33">b</text:p>
          </table:table-cell>
        </table:table-row>
        <table:table-row table:style-name="Tabuľka1.1">
          <table:table-cell table:style-name="Tabuľka1.A1" office:value-type="string">
            <text:p text:style-name="P46">public_key</text:p>
          </table:table-cell>
          <table:table-cell table:style-name="Tabuľka1.A1" office:value-type="string">
            <text:p text:style-name="P33">c</text:p>
          </table:table-cell>
        </table:table-row>
        <table:table-row table:style-name="Tabuľka1.1">
          <table:table-cell table:style-name="Tabuľka1.A1" office:value-type="string">
            <text:p text:style-name="P46">hash</text:p>
          </table:table-cell>
          <table:table-cell table:style-name="Tabuľka1.A1" office:value-type="string">
            <text:p text:style-name="P33">d</text:p>
          </table:table-cell>
        </table:table-row>
        <table:table-row table:style-name="Tabuľka1.1">
          <table:table-cell table:style-name="Tabuľka1.A1" office:value-type="string">
            <text:p text:style-name="P106">access_id</text:p>
          </table:table-cell>
          <table:table-cell table:style-name="Tabuľka1.A1" office:value-type="string">
            <text:p text:style-name="P33">e</text:p>
          </table:table-cell>
        </table:table-row>
        <table:table-row table:style-name="Tabuľka1.1">
          <table:table-cell table:style-name="Tabuľka1.A1" office:value-type="string">
            <text:p text:style-name="P107">-rezervované-</text:p>
          </table:table-cell>
          <table:table-cell table:style-name="Tabuľka1.A1" office:value-type="string">
            <text:p text:style-name="P33">f</text:p>
          </table:table-cell>
        </table:table-row>
        <table:table-row table:style-name="Tabuľka1.1">
          <table:table-cell table:style-name="Tabuľka1.A1" office:value-type="string">
            <text:p text:style-name="P107">-rezervované-</text:p>
          </table:table-cell>
          <table:table-cell table:style-name="Tabuľka1.A1" office:value-type="string">
            <text:p text:style-name="P33">g</text:p>
          </table:table-cell>
        </table:table-row>
        <table:table-row table:style-name="Tabuľka1.1">
          <table:table-cell table:style-name="Tabuľka1.A1" office:value-type="string">
            <text:p text:style-name="P107">-rezervované-</text:p>
          </table:table-cell>
          <table:table-cell table:style-name="Tabuľka1.A1" office:value-type="string">
            <text:p text:style-name="P33">h</text:p>
          </table:table-cell>
        </table:table-row>
        <table:table-row table:style-name="Tabuľka1.1">
          <table:table-cell table:style-name="Tabuľka1.A1" office:value-type="string">
            <text:p text:style-name="P107">-rezervované-</text:p>
          </table:table-cell>
          <table:table-cell table:style-name="Tabuľka1.A1" office:value-type="string">
            <text:p text:style-name="P33">i</text:p>
          </table:table-cell>
        </table:table-row>
        <table:table-row table:style-name="Tabuľka1.1">
          <table:table-cell table:style-name="Tabuľka1.A1" office:value-type="string">
            <text:p text:style-name="P107">-rezervované-</text:p>
          </table:table-cell>
          <table:table-cell table:style-name="Tabuľka1.A1" office:value-type="string">
            <text:p text:style-name="P33">j</text:p>
          </table:table-cell>
        </table:table-row>
        <table:table-row table:style-name="Tabuľka1.1">
          <table:table-cell table:style-name="Tabuľka1.A1" office:value-type="string">
            <text:p text:style-name="P107">-rezervované-</text:p>
          </table:table-cell>
          <table:table-cell table:style-name="Tabuľka1.A1" office:value-type="string">
            <text:p text:style-name="P33">k</text:p>
          </table:table-cell>
        </table:table-row>
        <table:table-row table:style-name="Tabuľka1.1">
          <table:table-cell table:style-name="Tabuľka1.A1" office:value-type="string">
            <text:p text:style-name="P48">-rezervované-</text:p>
          </table:table-cell>
          <table:table-cell table:style-name="Tabuľka1.A1" office:value-type="string">
            <text:p text:style-name="P33">l</text:p>
          </table:table-cell>
        </table:table-row>
        <table:table-row table:style-name="Tabuľka1.1">
          <table:table-cell table:style-name="Tabuľka1.A1" office:value-type="string">
            <text:p text:style-name="P48">-rezervované-</text:p>
          </table:table-cell>
          <table:table-cell table:style-name="Tabuľka1.A1" office:value-type="string">
            <text:p text:style-name="P33">m</text:p>
          </table:table-cell>
        </table:table-row>
        <table:table-row table:style-name="Tabuľka1.1">
          <table:table-cell table:style-name="Tabuľka1.A1" office:value-type="string">
            <text:p text:style-name="P48">-rezervované-</text:p>
          </table:table-cell>
          <table:table-cell table:style-name="Tabuľka1.A1" office:value-type="string">
            <text:p text:style-name="P33">n</text:p>
          </table:table-cell>
        </table:table-row>
        <table:table-row table:style-name="Tabuľka1.1">
          <table:table-cell table:style-name="Tabuľka1.A1" office:value-type="string">
            <text:p text:style-name="P48">-rezervované-</text:p>
          </table:table-cell>
          <table:table-cell table:style-name="Tabuľka1.A1" office:value-type="string">
            <text:p text:style-name="P33">o</text:p>
          </table:table-cell>
        </table:table-row>
        <table:table-row table:style-name="Tabuľka1.1">
          <table:table-cell table:style-name="Tabuľka1.A1" office:value-type="string">
            <text:p text:style-name="P48">-rezervované-</text:p>
          </table:table-cell>
          <table:table-cell table:style-name="Tabuľka1.A1" office:value-type="string">
            <text:p text:style-name="P33">p</text:p>
          </table:table-cell>
        </table:table-row>
        <table:table-row table:style-name="Tabuľka1.1">
          <table:table-cell table:style-name="Tabuľka1.A1" office:value-type="string">
            <text:p text:style-name="P48">-rezervované-</text:p>
          </table:table-cell>
          <table:table-cell table:style-name="Tabuľka1.A1" office:value-type="string">
            <text:p text:style-name="P33">q</text:p>
          </table:table-cell>
        </table:table-row>
        <table:table-row table:style-name="Tabuľka1.1">
          <table:table-cell table:style-name="Tabuľka1.A1" office:value-type="string">
            <text:p text:style-name="P47">pramaeter 1</text:p>
          </table:table-cell>
          <table:table-cell table:style-name="Tabuľka1.A1" office:value-type="string">
            <text:p text:style-name="P33">r</text:p>
          </table:table-cell>
        </table:table-row>
        <table:table-row table:style-name="Tabuľka1.1">
          <table:table-cell table:style-name="Tabuľka1.A1" office:value-type="string">
            <text:p text:style-name="P47">pramaeter 2</text:p>
          </table:table-cell>
          <table:table-cell table:style-name="Tabuľka1.A1" office:value-type="string">
            <text:p text:style-name="P33">s</text:p>
          </table:table-cell>
        </table:table-row>
        <table:table-row table:style-name="Tabuľka1.1">
          <table:table-cell table:style-name="Tabuľka1.A1" office:value-type="string">
            <text:p text:style-name="P47">pramaeter 3</text:p>
          </table:table-cell>
          <table:table-cell table:style-name="Tabuľka1.A1" office:value-type="string">
            <text:p text:style-name="P33">t</text:p>
          </table:table-cell>
        </table:table-row>
        <table:table-row table:style-name="Tabuľka1.1">
          <table:table-cell table:style-name="Tabuľka1.A1" office:value-type="string">
            <text:p text:style-name="P47">pramaeter 4</text:p>
          </table:table-cell>
          <table:table-cell table:style-name="Tabuľka1.A1" office:value-type="string">
            <text:p text:style-name="P33">u</text:p>
          </table:table-cell>
        </table:table-row>
        <table:table-row table:style-name="Tabuľka1.1">
          <table:table-cell table:style-name="Tabuľka1.A1" office:value-type="string">
            <text:p text:style-name="P47">pramaeter 5</text:p>
          </table:table-cell>
          <table:table-cell table:style-name="Tabuľka1.A1" office:value-type="string">
            <text:p text:style-name="P33">v</text:p>
          </table:table-cell>
        </table:table-row>
        <table:table-row table:style-name="Tabuľka1.1">
          <table:table-cell table:style-name="Tabuľka1.A1" office:value-type="string">
            <text:p text:style-name="P47">pramaeter 6</text:p>
          </table:table-cell>
          <table:table-cell table:style-name="Tabuľka1.A1" office:value-type="string">
            <text:p text:style-name="P33">w</text:p>
          </table:table-cell>
        </table:table-row>
        <table:table-row table:style-name="Tabuľka1.1">
          <table:table-cell table:style-name="Tabuľka1.A1" office:value-type="string">
            <text:p text:style-name="P47">pramaeter 7</text:p>
          </table:table-cell>
          <table:table-cell table:style-name="Tabuľka1.A1" office:value-type="string">
            <text:p text:style-name="P33">x</text:p>
          </table:table-cell>
        </table:table-row>
        <table:table-row table:style-name="Tabuľka1.1">
          <table:table-cell table:style-name="Tabuľka1.A1" office:value-type="string">
            <text:p text:style-name="P47">pramaeter 8</text:p>
          </table:table-cell>
          <table:table-cell table:style-name="Tabuľka1.A1" office:value-type="string">
            <text:p text:style-name="P33">y</text:p>
          </table:table-cell>
        </table:table-row>
        <table:table-row table:style-name="Tabuľka1.1">
          <table:table-cell table:style-name="Tabuľka1.A1" office:value-type="string">
            <text:p text:style-name="P47">pramaeter 5</text:p>
          </table:table-cell>
          <table:table-cell table:style-name="Tabuľka1.A1" office:value-type="string">
            <text:p text:style-name="P33">z</text:p>
          </table:table-cell>
        </table:table-row>
      </table:table>
      <text:p text:style-name="P9"/>
      <text:p text:style-name="P9"/>
      <text:p text:style-name="Standard">Klient kontaktuje server na url adrese https<text:span text:style-name="T9">://api.</text:span><text:span text:style-name="T45">xxxxx</text:span><text:span text:style-name="T9">.</text:span><text:span text:style-name="T45">com</text:span><text:span text:style-name="T9">/</text:span> Ako už bolo spomenuté pred samotným zaslaním požiadavky na server musí klient najskôr obdržať zo server access ID, ktoré má štandardne obmedzenú platnosť 1800 sekúnd a pomocou ktorého môže následne klient posielať na server požiadavky. Na komunikáciu so serverom používa klient dve URL adresy<text:span text:style-name="T9">:</text:span></text:p>
      <text:list xml:id="list2834752836" text:style-name="WWNum10">
        <text:list-item>
          <text:p text:style-name="P99">https://api.<text:span text:style-name="T171">xxxxxx</text:span>.<text:span text:style-name="T171">com</text:span>/hi</text:p>
        </text:list-item>
        <text:list-item>
          <text:p text:style-name="P100">https://api.<text:span text:style-name="T171">xxxxxx</text:span>.<text:span text:style-name="T171">com</text:span>/process</text:p>
        </text:list-item>
      </text:list>
      <text:p text:style-name="P13"/>
      <text:p text:style-name="P114"><text:span text:style-name="T9">URL adresa: </text:span><text:span text:style-name="T21">https://api.</text:span><text:span text:style-name="T35">xxxxxx</text:span><text:span text:style-name="T21">.</text:span><text:span text:style-name="T35">com</text:span><text:span text:style-name="T21">/hi </text:span><text:span text:style-name="T9">sl</text:span>úži výhradne na autorizáciu a vyžiadanie access ID zo servera pre ďalšiu komunikáciu so serverom</text:p>
      <text:p text:style-name="P114"><text:span text:style-name="T9">URL adresa: </text:span><text:span text:style-name="T21">https://api.</text:span><text:span text:style-name="T164">v</text:span><text:span text:style-name="T35">xxxxxx</text:span><text:span text:style-name="T34">.</text:span><text:span text:style-name="T35">com</text:span><text:span text:style-name="T21">/process </text:span><text:span text:style-name="T9">sl</text:span>úži na zasielanie požiadaviek na server</text:p>
      <text:p text:style-name="Standard"/>
      <text:p text:style-name="Standard"><text:soft-page-break/></text:p>
      <text:p text:style-name="Standard"/>
      <text:p text:style-name="P115">Príklad komunikácie:<text:line-break/>Nasledovný jSON objekt je zaslaný na URL adresu <text:span text:style-name="T137">https://api.</text:span><text:span text:style-name="T138">xxxxxx</text:span><text:span text:style-name="T137">.</text:span><text:span text:style-name="T138">com</text:span><text:span text:style-name="T137">/hi</text:span></text:p>
      <text:p text:style-name="P15">{</text:p>
      <text:p text:style-name="P15"><text:s text:c="4"/>"b":9152977138,</text:p>
      <text:p text:style-name="P15"><text:s text:c="4"/>"c":"123456789012345678901234567890AB",</text:p>
      <text:p text:style-name="P15"><text:s text:c="4"/>"d":"cb6415e7d4c2651fade2284591d7f2cbdd8289c7716346906fe3bdf162842ca2"</text:p>
      <text:p text:style-name="P15">}</text:p>
      <text:p text:style-name="P15"/>
      <text:p text:style-name="P114"><text:span text:style-name="T38">Popis:<text:line-break/>klient (mobiln</text:span><text:span text:style-name="T134">á aplikácia</text:span><text:span text:style-name="T38">) s application ID (</text:span><text:span text:style-name="T39">"b":9152977138</text:span><text:span text:style-name="T38">) posiela na server po</text:span><text:span text:style-name="T134">žiadavku formátovanú ako jSON object cez POST request na URL adresu </text:span><text:span text:style-name="T135">https</text:span><text:span text:style-name="T40">://api.</text:span><text:span text:style-name="T42">xxxxxx</text:span><text:span text:style-name="T41">.</text:span><text:span text:style-name="T42">com</text:span><text:span text:style-name="T40">/hi<text:line-break/>"c":"123456789012345678901234567890AB"</text:span><text:span text:style-name="T38"> je public key, ktor</text:span><text:span text:style-name="T134">ý klient vygeneroval a </text:span><text:span text:style-name="T135">"d":"cb6415e7d4c2651fade2284591d7f2cbdd8289c7716346906fe3bdf162842ca2" </text:span><text:span text:style-name="T134">je sha256 hash, ktorý je vypočítaný nasledovne</text:span><text:span text:style-name="T38">: </text:span></text:p>
      <text:p text:style-name="P5"><text:span text:style-name="T131">hash('sha256',priv</text:span><text:span text:style-name="T130">átny kľúč + application ID + verejný kľúč</text:span><text:span text:style-name="T131">)</text:span></text:p>
      <text:p text:style-name="P8">Server vráti odpoveď vo formáte jSON:</text:p>
      <text:p text:style-name="P15">{</text:p>
      <text:p text:style-name="P15"><text:s text:c="4"/>"app_id": "9152977138",</text:p>
      <text:p text:style-name="P15"><text:s text:c="4"/>"result": 1,</text:p>
      <text:p text:style-name="P15"><text:s text:c="4"/>"result_text": "communication accepted",</text:p>
      <text:p text:style-name="P15"><text:s text:c="4"/>"access_id": "5c0b8d0199ee57_82911817",</text:p>
      <text:p text:style-name="P15"><text:s text:c="4"/>"timestamp": "2018-12-08 10:21:05",</text:p>
      <text:p text:style-name="P15"><text:s text:c="4"/>"valid_window": 1800</text:p>
      <text:p text:style-name="P15">}</text:p>
      <text:p text:style-name="Standard"><text:span text:style-name="T38">Popis:<text:line-break/>server akceptoval komunik</text:span><text:span text:style-name="T134">áciu</text:span><text:span text:style-name="T38"> (“result”:1) a vr</text:span><text:span text:style-name="T134">átil vygenerované access_id</text:span><text:span text:style-name="T38"> ("access_id": "5c0b8d0199ee57_82911817”). Hodnota “valid_window” u</text:span><text:span text:style-name="T134">rčuje platnosť access_id v sekundách</text:span><text:span text:style-name="T38"> (od </text:span><text:span text:style-name="T134">času vygenerovanie access_id –</text:span><text:span text:style-name="T38">&gt;</text:span><text:span text:style-name="T134"> hodnota timestamp</text:span><text:span text:style-name="T38">)</text:span>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Standard"><text:span text:style-name="T4">Špecifikácia komunikácie </text:span><text:span text:style-name="T6">(po</text:span><text:span text:style-name="T4">žiadaviek a odpovedí</text:span><text:span text:style-name="T6">)</text:span></text:p>
      <text:p text:style-name="Standard"><text:span text:style-name="T7">A - Inicializ</text:span><text:span text:style-name="T8">ácia komunikácie</text:span></text:p>
      <text:p text:style-name="P114">url: <text:span text:style-name="T136">https://api.</text:span><text:span text:style-name="T37">xxxxxx</text:span><text:span text:style-name="T36">.</text:span><text:span text:style-name="T37">com</text:span><text:span text:style-name="T136">/hi</text:span></text:p>
      <text:p text:style-name="Standard">požiadavka<text:span text:style-name="T9">:</text:span></text:p>
      <text:p text:style-name="P64">{</text:p>
      <text:p text:style-name="P63"><text:span text:style-name="T63"><text:s text:c="3"/>"b": "</text:span><text:span text:style-name="T47">&lt;application_id&gt;</text:span><text:span text:style-name="T63">",</text:span></text:p>
      <text:p text:style-name="P14"><text:span text:style-name="T63"><text:s text:c="3"/>"c": "</text:span><text:span text:style-name="T47">&lt;public_key&gt;</text:span><text:span text:style-name="T63">", </text:span></text:p>
      <text:p text:style-name="P71"><text:span text:style-name="T63">"d": "</text:span><text:span text:style-name="T47">&lt;hash&gt;</text:span><text:span text:style-name="T63">"</text:span></text:p>
      <text:p text:style-name="P17">}</text:p>
      <text:p text:style-name="P17"/>
      <text:p text:style-name="P14"><text:span text:style-name="T22">application_id – </text:span><text:span text:style-name="T81">string</text:span><text:span text:style-name="T88"> </text:span><text:span text:style-name="T10">– pridelen</text:span><text:span text:style-name="T60">é application ID</text:span></text:p>
      <text:p text:style-name="P14"><text:span text:style-name="T22">public_key – </text:span><text:span text:style-name="T81">string</text:span><text:span text:style-name="T93"> </text:span><text:span text:style-name="T10">– klientom vygenerovaný náhodný 32 znakový reťazec </text:span></text:p>
      <text:p text:style-name="P14"><text:span text:style-name="T22">hash – </text:span><text:span text:style-name="T81">string</text:span><text:span text:style-name="T88"> </text:span><text:span text:style-name="T10">– vypočítaný sha256 hash z reťazca, ktorý vznikne spojením privátneho kľúča, aplikačného ID a verejného kľúča</text:span></text:p>
      <text:p text:style-name="P77"/>
      <text:p text:style-name="P14"><text:span text:style-name="T132">Pr</text:span><text:span text:style-name="T133">íklad</text:span><text:span text:style-name="T132">:</text:span></text:p>
      <text:p text:style-name="P16"/>
      <text:p text:style-name="P15">{</text:p>
      <text:p text:style-name="P15"><text:s text:c="4"/>"b":"9152977138",</text:p>
      <text:p text:style-name="P15"><text:s text:c="4"/>"c":"123456789012345678901234567890AB",</text:p>
      <text:p text:style-name="P15"><text:s text:c="4"/>"d":"cb6415e7d4c2651fade2284591d7f2cbdd8289c7716346906fe3bdf162842ca2"</text:p>
      <text:p text:style-name="P15">}</text:p>
      <text:p text:style-name="P1"/>
      <text:p text:style-name="P79">odpoveď<text:span text:style-name="T9">:</text:span></text:p>
      <text:p text:style-name="P81">{</text:p>
      <text:p text:style-name="P80"><text:span text:style-name="T63"><text:s text:c="3"/>"app_id": "</text:span><text:span text:style-name="T47">&lt;application_id&gt;</text:span><text:span text:style-name="T63">",</text:span></text:p>
      <text:p text:style-name="P80"><text:span text:style-name="T63"><text:s text:c="3"/>"result": </text:span><text:span text:style-name="T47">&lt;result&gt;</text:span><text:span text:style-name="T63">, </text:span></text:p>
      <text:p text:style-name="P82"><text:span text:style-name="T63">"result_text": "</text:span><text:span text:style-name="T47">&lt;result_text&gt;</text:span><text:span text:style-name="T63">",</text:span></text:p>
      <text:p text:style-name="P82"><text:span text:style-name="T63">"access_id": "</text:span><text:span text:style-name="T47">&lt;access_id&gt;</text:span><text:span text:style-name="T63">",</text:span></text:p>
      <text:p text:style-name="P82"><text:span text:style-name="T63">"</text:span> <text:span text:style-name="T63">timestamp": "</text:span><text:span text:style-name="T47">&lt;timestamp&gt;</text:span><text:span text:style-name="T63">",</text:span></text:p>
      <text:p text:style-name="P82"><text:span text:style-name="T63">"</text:span> <text:span text:style-name="T63">valid_window ": </text:span><text:span text:style-name="T47">&lt;valid_window&gt;</text:span></text:p>
      <text:p text:style-name="P81">}</text:p>
      <text:p text:style-name="P84"/>
      <text:p text:style-name="P14"><text:span text:style-name="T22">application_id – </text:span><text:span text:style-name="T81">string</text:span><text:span text:style-name="T88"> </text:span><text:span text:style-name="T10">– pridelen</text:span><text:span text:style-name="T60">é application ID</text:span></text:p>
      <text:p text:style-name="P92"><text:span text:style-name="T22">result – </text:span><text:span text:style-name="T81">integer</text:span><text:span text:style-name="T88"> </text:span><text:span text:style-name="T10">– výsledok operácie:</text:span></text:p>
      <text:p text:style-name="P83"><text:span text:style-name="T101">1</text:span><text:span text:style-name="T22"> </text:span><text:span text:style-name="T10">– komunikácia povolená</text:span></text:p>
      <text:p text:style-name="P83"><text:span text:style-name="T101">0</text:span><text:span text:style-name="T22"> </text:span><text:span text:style-name="T60">– komunikácia odmietnutá</text:span></text:p>
      <text:p text:style-name="P92"><text:span text:style-name="T22">result_text – </text:span><text:span text:style-name="T81">string</text:span><text:span text:style-name="T88"> </text:span><text:span text:style-name="T10">– popis v</text:span><text:span text:style-name="T60">ýsledku</text:span></text:p>
      <text:p text:style-name="P92"><text:span text:style-name="T22">access_id – </text:span><text:span text:style-name="T81">string</text:span><text:span text:style-name="T88"> </text:span><text:span text:style-name="T10">– serverom vygenerovaný a pridelený access ID</text:span></text:p>
      <text:p text:style-name="P92"><text:soft-page-break/><text:span text:style-name="T22">timestamp – </text:span><text:span text:style-name="T81">string </text:span><text:span text:style-name="T10">– dátum a čas vygenerovania access ID</text:span></text:p>
      <text:p text:style-name="P92"><text:span text:style-name="T22">valid_window – </text:span><text:span text:style-name="T81">integer</text:span><text:span text:style-name="T10"> – dĺžka platnosti access ID</text:span></text:p>
      <text:p text:style-name="P78"/>
      <text:p text:style-name="P14"><text:span text:style-name="T132">Pr</text:span><text:span text:style-name="T133">íklad </text:span><text:span text:style-name="T132">(komunik</text:span><text:span text:style-name="T133">ácia povolená</text:span><text:span text:style-name="T132">):</text:span></text:p>
      <text:p text:style-name="P16"/>
      <text:p text:style-name="P15">{</text:p>
      <text:p text:style-name="P15"><text:s text:c="4"/>"app_id": 9152977138,</text:p>
      <text:p text:style-name="P15"><text:s text:c="4"/>"result": 1,</text:p>
      <text:p text:style-name="P15"><text:s text:c="4"/>"result_text": "komunikácia povolená",</text:p>
      <text:p text:style-name="P15"><text:s text:c="4"/>"access_id": "5c0b8d0199ee57_82911817",</text:p>
      <text:p text:style-name="P15"><text:s text:c="4"/>"timestamp": "2018-12-08 10:21:05",</text:p>
      <text:p text:style-name="P15"><text:s text:c="4"/>"valid_window": 1800</text:p>
      <text:p text:style-name="P15">}</text:p>
      <text:p text:style-name="P1"/>
      <text:p text:style-name="P14"><text:span text:style-name="T132">Pr</text:span><text:span text:style-name="T133">íklad </text:span><text:span text:style-name="T132">(komunik</text:span><text:span text:style-name="T133">ácia odmietnutá</text:span><text:span text:style-name="T132">):</text:span></text:p>
      <text:p text:style-name="P16"/>
      <text:p text:style-name="P15">{</text:p>
      <text:p text:style-name="P15"><text:s text:c="4"/>"result": 0,</text:p>
      <text:p text:style-name="P15"><text:s text:c="4"/>"result_text": "komunikácia odmietnutá"</text:p>
      <text:p text:style-name="P15">}</text:p>
      <text:p text:style-name="P1"/>
      <text:p text:style-name="P1"/>
      <text:p text:style-name="P4">B – Odoslanie požiadavky</text:p>
      <text:p text:style-name="P8">Všetky požiadavky sú odosielané na:</text:p>
      <text:p text:style-name="P114">url: <text:span text:style-name="T136">https://api.</text:span><text:span text:style-name="T37">xxxxxx</text:span><text:span text:style-name="T36">.</text:span><text:span text:style-name="T37">com</text:span><text:span text:style-name="T136">/process</text:span></text:p>
      <text:p text:style-name="Standard"><text:span text:style-name="T9">a ka</text:span>ždá požiadavka odoslaná v jSON objekte obsahuje minimálne tieto prvky<text:span text:style-name="T9">:</text:span></text:p>
      <text:p text:style-name="P64">{</text:p>
      <text:p text:style-name="P63"><text:span text:style-name="T63"><text:s text:c="3"/>"b": </text:span><text:span text:style-name="T47">&lt;application_id&gt;</text:span><text:span text:style-name="T63">,</text:span></text:p>
      <text:p text:style-name="P14"><text:span text:style-name="T63"><text:s text:c="3"/>"</text:span><text:span text:style-name="T77">e</text:span><text:span text:style-name="T63">": "</text:span><text:span text:style-name="T47">&lt;access_id&gt;</text:span><text:span text:style-name="T63">", </text:span></text:p>
      <text:p text:style-name="P71"><text:span text:style-name="T63">"a": "</text:span><text:span text:style-name="T47">&lt;request&gt;</text:span><text:span text:style-name="T63">"</text:span></text:p>
      <text:p text:style-name="P17">}</text:p>
      <text:p text:style-name="P17"/>
      <text:p text:style-name="P17"/>
      <text:p text:style-name="P17"/>
      <text:p text:style-name="P14"><text:span text:style-name="T63">Zoznam po</text:span><text:span text:style-name="T62">žiadaviek</text:span><text:span text:style-name="T63">:</text:span></text:p>
      <text:p text:style-name="P8"/>
      <text:p text:style-name="P24"><text:span text:style-name="T112">B – I. </text:span><text:span text:style-name="T115">“</text:span><text:span text:style-name="T117">get_</text:span><text:span text:style-name="T129">form</text:span><text:span text:style-name="T115">”</text:span><text:span text:style-name="T112"> : </text:span><text:span text:style-name="T114">Vy</text:span><text:span text:style-name="T125">žiadanie formulára</text:span><text:span text:style-name="T118"><text:tab/>str. </text:span><text:span text:style-name="T119">6</text:span></text:p>
      <text:p text:style-name="P24"><text:span text:style-name="T112">B – II. </text:span><text:span text:style-name="T115">“</text:span><text:span text:style-name="T129">send_form</text:span><text:span text:style-name="T115">”</text:span><text:span text:style-name="T112"> : <text:s/></text:span><text:span text:style-name="T125">Odoslanie formulára</text:span><text:span text:style-name="T118"><text:tab/>str. </text:span><text:span text:style-name="T119">7</text:span></text:p>
      <text:p text:style-name="P43"/>
      <text:p text:style-name="P114"><text:soft-page-break/><text:span text:style-name="T112">B – I. </text:span><text:span text:style-name="T115">“</text:span><text:span text:style-name="T129">get_form</text:span><text:span text:style-name="T115">”</text:span><text:span text:style-name="T112"> - <text:s/></text:span><text:span text:style-name="T114">Vy</text:span><text:span text:style-name="T125">žiadanie formulára</text:span></text:p>
      <text:p text:style-name="Standard"/>
      <text:p text:style-name="Standard">Požiadavka<text:span text:style-name="T9">:</text:span></text:p>
      <text:p text:style-name="P64">{</text:p>
      <text:p text:style-name="P63"><text:span text:style-name="T63"><text:s text:c="3"/>"b": "</text:span><text:span text:style-name="T47">&lt;application_id&gt;</text:span><text:span text:style-name="T63">",</text:span></text:p>
      <text:p text:style-name="P14"><text:span text:style-name="T63"><text:s text:c="3"/>"</text:span><text:span text:style-name="T77">e</text:span><text:span text:style-name="T63">": "</text:span><text:span text:style-name="T47">&lt;access_id&gt;</text:span><text:span text:style-name="T63">", </text:span></text:p>
      <text:p text:style-name="P71"><text:span text:style-name="T63">"a": "</text:span><text:span text:style-name="T77">get_form</text:span><text:span text:style-name="T63">"</text:span></text:p>
      <text:p text:style-name="P17">}</text:p>
      <text:p text:style-name="P17"/>
      <text:p text:style-name="P14"><text:span text:style-name="T22">application_id – </text:span><text:span text:style-name="T81">string </text:span><text:span text:style-name="T10">– pridelen</text:span><text:span text:style-name="T60">é application ID</text:span></text:p>
      <text:p text:style-name="P14"><text:span text:style-name="T22">access_id – </text:span><text:span text:style-name="T81">string</text:span><text:span text:style-name="T88"> </text:span><text:span text:style-name="T10">– serverom vygenerovaný a pridelený access ID </text:span></text:p>
      <text:p text:style-name="P14"><text:span text:style-name="T162">get_form</text:span><text:span text:style-name="T22"> – </text:span><text:span text:style-name="T81">string</text:span><text:span text:style-name="T88"> </text:span><text:span text:style-name="T10">– po</text:span><text:span text:style-name="T60">žiadavka na </text:span><text:span text:style-name="T61">formulár</text:span></text:p>
      <text:p text:style-name="P26"/>
      <text:p text:style-name="Standard">Odpoveď<text:span text:style-name="T9">:</text:span></text:p>
      <text:p text:style-name="P64">{</text:p>
      <text:p text:style-name="P14"><text:span text:style-name="T63"><text:s text:c="3"/>"app_id": "</text:span><text:span text:style-name="T47">&lt;application_id&gt;</text:span><text:span text:style-name="T63">",</text:span></text:p>
      <text:p text:style-name="P63"><text:span text:style-name="T63"><text:s text:c="3"/>"result": </text:span><text:span text:style-name="T47">&lt;result&gt;</text:span><text:span text:style-name="T63">,</text:span></text:p>
      <text:p text:style-name="P117"><text:span text:style-name="T63"><text:s text:c="3"/>"</text:span><text:span text:style-name="T78">topic_id</text:span><text:span text:style-name="T63">": </text:span><text:span text:style-name="T47">&lt;</text:span><text:span text:style-name="T58">topic_id</text:span><text:span text:style-name="T47">&gt;</text:span><text:span text:style-name="T63">,</text:span></text:p>
      <text:p text:style-name="P108"><text:span text:style-name="T63"><text:s text:c="3"/>"</text:span><text:span text:style-name="T77">topic_</text:span><text:span text:style-name="T78">content</text:span><text:span text:style-name="T63">": {</text:span></text:p>
      <text:p text:style-name="P118"><text:span text:style-name="T63"><text:s text:c="8"/>"</text:span><text:span text:style-name="T78">topic_name</text:span><text:span text:style-name="T63">": </text:span><text:span text:style-name="T47">&lt;</text:span><text:span text:style-name="T58">topic_name</text:span><text:span text:style-name="T47">&gt;</text:span><text:span text:style-name="T63">,</text:span></text:p>
      <text:p text:style-name="P118"><text:span text:style-name="T63"><text:s text:c="8"/>"</text:span><text:span text:style-name="T78">topic_</text:span><text:span text:style-name="T68">notes</text:span><text:span text:style-name="T63">": </text:span><text:span text:style-name="T47">&lt;</text:span><text:span text:style-name="T58">topic_n</text:span><text:span text:style-name="T51">otes</text:span><text:span text:style-name="T47">&gt;</text:span><text:span text:style-name="T63">,</text:span></text:p>
      <text:p text:style-name="P109"><text:span text:style-name="T63"><text:s text:c="8"/>"</text:span><text:span text:style-name="T78">form</text:span><text:span text:style-name="T63">": {</text:span></text:p>
      <text:p text:style-name="P109"><text:span text:style-name="T63"><text:s text:c="13"/>"</text:span><text:span text:style-name="T78">form_id</text:span><text:span text:style-name="T63">": "</text:span><text:span text:style-name="T47">&lt;</text:span><text:span text:style-name="T58">form_id</text:span><text:span text:style-name="T47">&gt;</text:span><text:span text:style-name="T63">",</text:span></text:p>
      <text:p text:style-name="P109"><text:span text:style-name="T63"><text:s text:c="13"/>"</text:span><text:span text:style-name="T78">form_title</text:span><text:span text:style-name="T63">": "</text:span><text:span text:style-name="T47">&lt;</text:span><text:span text:style-name="T58">form_title</text:span><text:span text:style-name="T47">&gt;</text:span><text:span text:style-name="T63">",</text:span></text:p>
      <text:p text:style-name="P109"><text:span text:style-name="T63"><text:s text:c="13"/>"</text:span><text:span text:style-name="T78">form_instructions</text:span><text:span text:style-name="T63">": "</text:span><text:span text:style-name="T47">&lt;</text:span><text:span text:style-name="T58">form_instructions</text:span><text:span text:style-name="T47">&gt;</text:span><text:span text:style-name="T63">",</text:span></text:p>
      <text:p text:style-name="P109"><text:span text:style-name="T63"><text:s text:c="13"/>"</text:span><text:span text:style-name="T78">fields</text:span><text:span text:style-name="T63">": {</text:span></text:p>
      <text:p text:style-name="P109"><text:span text:style-name="T63"><text:s text:c="18"/>"</text:span><text:span text:style-name="T78">field_</text:span><text:span text:style-name="T79">id</text:span><text:span text:style-name="T63">": "</text:span><text:span text:style-name="T47">&lt;</text:span><text:span text:style-name="T58">field_</text:span><text:span text:style-name="T59">id</text:span><text:span text:style-name="T47">&gt;</text:span><text:span text:style-name="T63">",</text:span></text:p>
      <text:p text:style-name="P110"><text:span text:style-name="T63"><text:s text:c="18"/>"</text:span><text:span text:style-name="T79">field_</text:span><text:span text:style-name="T66">name</text:span><text:span text:style-name="T63">": "</text:span><text:span text:style-name="T47">&lt;</text:span><text:span text:style-name="T59">field</text:span><text:span text:style-name="T58">_</text:span><text:span text:style-name="T50">name</text:span><text:span text:style-name="T47">&gt;</text:span><text:span text:style-name="T63">",</text:span></text:p>
      <text:p text:style-name="P110"><text:span text:style-name="T63"><text:s text:c="18"/>"</text:span><text:span text:style-name="T66">field_type</text:span><text:span text:style-name="T63">": "</text:span><text:span text:style-name="T47">&lt;</text:span><text:span text:style-name="T50">field</text:span><text:span text:style-name="T58">_</text:span><text:span text:style-name="T50">type</text:span><text:span text:style-name="T47">&gt;</text:span><text:span text:style-name="T63">",</text:span></text:p>
      <text:p text:style-name="P110"><text:span text:style-name="T63"><text:s text:c="18"/>"</text:span><text:span text:style-name="T78">field_configuration</text:span><text:span text:style-name="T63">": "</text:span><text:span text:style-name="T47">&lt;</text:span><text:span text:style-name="T49">field</text:span><text:span text:style-name="T50">_</text:span><text:span text:style-name="T49">configuration</text:span><text:span text:style-name="T47">&gt;</text:span><text:span text:style-name="T63">",</text:span></text:p>
      <text:p text:style-name="P110"><text:span text:style-name="T63"><text:s text:c="18"/></text:span><text:span text:style-name="T108">[</text:span><text:span text:style-name="T63">"</text:span><text:span text:style-name="T66">list</text:span><text:span text:style-name="T63">": {</text:span></text:p>
      <text:p text:style-name="P110"><text:span text:style-name="T63"><text:s text:c="23"/>"</text:span><text:span text:style-name="T79">id</text:span><text:span text:style-name="T63">": "</text:span><text:span text:style-name="T47">&lt;</text:span><text:span text:style-name="T50">list_item</text:span><text:span text:style-name="T58">_</text:span><text:span text:style-name="T59">id</text:span><text:span text:style-name="T47">&gt;</text:span><text:span text:style-name="T63">",</text:span></text:p>
      <text:p text:style-name="P110"><text:span text:style-name="T63"><text:s text:c="23"/>"</text:span><text:span text:style-name="T66">value</text:span><text:span text:style-name="T63">": "</text:span><text:span text:style-name="T47">&lt;</text:span><text:span text:style-name="T50">list_item_value</text:span><text:span text:style-name="T47">&gt;</text:span><text:span text:style-name="T63">"</text:span></text:p>
      <text:p text:style-name="P110"><text:span text:style-name="T47"><text:s text:c="18"/></text:span><text:span text:style-name="T140">}</text:span><text:span text:style-name="T108">]</text:span><text:span text:style-name="T140">,</text:span></text:p>
      <text:p text:style-name="P109"><text:span text:style-name="T47"><text:s text:c="13"/></text:span><text:span text:style-name="T140">},</text:span><text:span text:style-name="T109">[</text:span><text:span text:style-name="T140">{…</text:span><text:span text:style-name="T66">}</text:span><text:span text:style-name="T109">]</text:span><text:span text:style-name="T66">,...</text:span></text:p>
      <text:p text:style-name="P110"><text:span text:style-name="T47"><text:s text:c="8"/></text:span><text:span text:style-name="T140">},</text:span><text:span text:style-name="T109">[</text:span><text:span text:style-name="T140">{…</text:span><text:span text:style-name="T141">}</text:span><text:span text:style-name="T109">]</text:span><text:span text:style-name="T141">,...</text:span></text:p>
      <text:p text:style-name="P71"><text:span text:style-name="T63">"result_text": "</text:span><text:span text:style-name="T47">&lt;result_text&gt;</text:span><text:span text:style-name="T63">"</text:span></text:p>
      <text:p text:style-name="P17">}</text:p>
      <text:p text:style-name="P1"/>
      <text:p text:style-name="P14"><text:span text:style-name="T22">application_id – </text:span><text:span text:style-name="T81">string </text:span><text:span text:style-name="T10">– pridelen</text:span><text:span text:style-name="T60">é application ID</text:span></text:p>
      <text:p text:style-name="P14"><text:span text:style-name="T22">result – </text:span><text:span text:style-name="T81">integer </text:span><text:span text:style-name="T10">– výsledok operácie:</text:span></text:p>
      <text:p text:style-name="P83"><text:span text:style-name="T101">1</text:span><text:span text:style-name="T22"> </text:span><text:span text:style-name="T10">– oper</text:span><text:span text:style-name="T60">ácia prebehla v poriadku</text:span></text:p>
      <text:p text:style-name="P83"><text:span text:style-name="T101">0</text:span><text:span text:style-name="T22"> </text:span><text:span text:style-name="T60">– chyba</text:span></text:p>
      <text:p text:style-name="P14"><text:soft-page-break/><text:span text:style-name="T31">topic</text:span><text:span text:style-name="T22">_id – </text:span><text:span text:style-name="T81">integer</text:span><text:span text:style-name="T88"> </text:span><text:span text:style-name="T10">– ID </text:span><text:span text:style-name="T19">help topicu z osTicket aplik</text:span><text:span text:style-name="T154">ácie</text:span><text:span text:style-name="T10">, ktor</text:span><text:span text:style-name="T154">ého formulár sa žiada</text:span></text:p>
      <text:p text:style-name="P110"><text:span text:style-name="T31">topic_</text:span><text:span text:style-name="T163">name</text:span><text:span text:style-name="T31"> – </text:span><text:span text:style-name="T98">string</text:span><text:span text:style-name="T92"> </text:span><text:span text:style-name="T19">– </text:span><text:span text:style-name="T154">názov help topicu</text:span></text:p>
      <text:p text:style-name="P111"><text:span text:style-name="T31">topic_</text:span><text:span text:style-name="T32">notes</text:span><text:span text:style-name="T31"> – </text:span><text:span text:style-name="T98">string</text:span><text:span text:style-name="T92"> </text:span><text:span text:style-name="T19">– </text:span><text:span text:style-name="T20">popis</text:span><text:span text:style-name="T154"> help topicu</text:span></text:p>
      <text:p text:style-name="P110"><text:span text:style-name="T163">topic</text:span><text:span text:style-name="T22">[</text:span><text:span text:style-name="T163">form</text:span><text:span text:style-name="T22">] – </text:span><text:span text:style-name="T98">array</text:span><text:span text:style-name="T88"> </text:span><text:span text:style-name="T10">– </text:span><text:span text:style-name="T154">pole formulárov, ktoré help topic obsahuje</text:span></text:p>
      <text:p text:style-name="P110"><text:span text:style-name="T163">form</text:span><text:span text:style-name="T31">[</text:span><text:span text:style-name="T163">form_id</text:span><text:span text:style-name="T31">] – </text:span><text:span text:style-name="T98">integer</text:span><text:span text:style-name="T92"> </text:span><text:span text:style-name="T19">– </text:span><text:span text:style-name="T154">id formulára</text:span></text:p>
      <text:p text:style-name="P110"><text:span text:style-name="T163">form</text:span><text:span text:style-name="T31">[</text:span><text:span text:style-name="T163">form_title</text:span><text:span text:style-name="T31">] – </text:span><text:span text:style-name="T98">string</text:span><text:span text:style-name="T92"> </text:span><text:span text:style-name="T19">– n</text:span><text:span text:style-name="T154">ázov formulára</text:span></text:p>
      <text:p text:style-name="P110"><text:span text:style-name="T163">form</text:span><text:span text:style-name="T31">[</text:span><text:span text:style-name="T163">form_instructions</text:span><text:span text:style-name="T31">] – </text:span><text:span text:style-name="T98">string</text:span><text:span text:style-name="T92"> </text:span><text:span text:style-name="T19">– p</text:span><text:span text:style-name="T154">opis formulára</text:span></text:p>
      <text:p text:style-name="P110"><text:span text:style-name="T163">topic</text:span><text:span text:style-name="T31">[</text:span><text:span text:style-name="T163">fields</text:span><text:span text:style-name="T31">] – </text:span><text:span text:style-name="T98">array</text:span><text:span text:style-name="T92"> </text:span><text:span text:style-name="T19">– </text:span><text:span text:style-name="T154">pole formulárov, ktoré help topic obsahuje</text:span></text:p>
      <text:p text:style-name="P14"><text:span text:style-name="T22">result_text – </text:span><text:span text:style-name="T81">string</text:span><text:span text:style-name="T88"> </text:span><text:span text:style-name="T10">– slovný popis výsledku operácie</text:span></text:p>
      <text:p text:style-name="P52"/>
      <text:p text:style-name="P1"/>
      <text:p text:style-name="Standard"><text:span text:style-name="T112">B – II. </text:span><text:span text:style-name="T115">“auth”</text:span><text:span text:style-name="T112"> - Autentifikácia</text:span><text:span text:style-name="T118"> užívateľa</text:span></text:p>
      <text:p text:style-name="Standard"/>
      <text:p text:style-name="Standard">Požiadavka<text:span text:style-name="T9">:</text:span></text:p>
      <text:p text:style-name="P64">{</text:p>
      <text:p text:style-name="P63"><text:span text:style-name="T63"><text:s text:c="3"/>"b": "</text:span><text:span text:style-name="T47">&lt;application_id&gt;</text:span><text:span text:style-name="T63">",</text:span></text:p>
      <text:p text:style-name="P14"><text:span text:style-name="T63"><text:s text:c="3"/>"</text:span><text:span text:style-name="T77">e</text:span><text:span text:style-name="T63">": "</text:span><text:span text:style-name="T47">&lt;access_id&gt;</text:span><text:span text:style-name="T63">", </text:span></text:p>
      <text:p text:style-name="P72">"a": "auth",</text:p>
      <text:p text:style-name="P71"><text:span text:style-name="T63">"r": "</text:span><text:span text:style-name="T47">&lt;phone_number&gt;</text:span><text:span text:style-name="T63">",</text:span></text:p>
      <text:p text:style-name="P71"><text:span text:style-name="T63">"s": "</text:span><text:span text:style-name="T47">&lt;password&gt;</text:span><text:span text:style-name="T63">",</text:span></text:p>
      <text:p text:style-name="P73"><text:span text:style-name="T63">"</text:span><text:span text:style-name="T69">t</text:span><text:span text:style-name="T63">": "</text:span><text:span text:style-name="T47">&lt;</text:span><text:span text:style-name="T52">onesignal_id</text:span><text:span text:style-name="T47">&gt;</text:span><text:span text:style-name="T63">"</text:span></text:p>
      <text:p text:style-name="P17">}</text:p>
      <text:p text:style-name="P17"/>
      <text:p text:style-name="P14"><text:span text:style-name="T22">application_id – </text:span><text:span text:style-name="T81">string </text:span><text:span text:style-name="T10">– pridelen</text:span><text:span text:style-name="T60">é application ID</text:span></text:p>
      <text:p text:style-name="P14"><text:span text:style-name="T22">access_id – </text:span><text:span text:style-name="T81">string</text:span><text:span text:style-name="T88"> </text:span><text:span text:style-name="T10">– serverom vygenerovaný a pridelený access ID </text:span></text:p>
      <text:p text:style-name="P14"><text:span text:style-name="T22">auth – </text:span><text:span text:style-name="T81">string</text:span><text:span text:style-name="T88"> </text:span><text:span text:style-name="T10">– po</text:span><text:span text:style-name="T60">žiadavka na autentifikáciu užívateľa</text:span></text:p>
      <text:p text:style-name="P14"><text:span text:style-name="T22">phone_number – </text:span><text:span text:style-name="T81">string</text:span><text:span text:style-name="T88"> </text:span><text:span text:style-name="T10">– telefónne číslo užívateľa, ktorého chceme autentifikovať</text:span></text:p>
      <text:p text:style-name="P14"><text:span text:style-name="T22">password – </text:span><text:span text:style-name="T81">string</text:span><text:span text:style-name="T88"> </text:span><text:span text:style-name="T10">– heslo užívateľa, ktorého chceme autentifikovať</text:span></text:p>
      <text:p text:style-name="P27"><text:span text:style-name="T33">onesignal_id</text:span><text:span text:style-name="T21"> – </text:span><text:span text:style-name="T80">string</text:span><text:span text:style-name="T87"> </text:span><text:span text:style-name="T9">– </text:span><text:span text:style-name="T43">ID u</text:span><text:span text:style-name="T165">žívateľa pre službu OneSignal</text:span></text:p>
      <text:p text:style-name="P25"/>
      <text:p text:style-name="Standard">Odpoveď<text:span text:style-name="T9">:</text:span></text:p>
      <text:p text:style-name="P17">{</text:p>
      <text:p text:style-name="P14"><text:span text:style-name="T63"><text:s text:c="4"/>"app_id": "</text:span><text:span text:style-name="T47">&lt;application_id&gt;</text:span><text:span text:style-name="T63">",</text:span></text:p>
      <text:p text:style-name="P14"><text:span text:style-name="T63"><text:s text:c="4"/>"timestamp": "</text:span><text:span text:style-name="T47">&lt;timestamp&gt;</text:span><text:span text:style-name="T63">",</text:span></text:p>
      <text:p text:style-name="P14"><text:span text:style-name="T63"><text:s text:c="4"/>"result": </text:span><text:span text:style-name="T47">&lt;result&gt;</text:span><text:span text:style-name="T63">,</text:span></text:p>
      <text:p text:style-name="P17"><text:s text:c="4"/>"user": {</text:p>
      <text:p text:style-name="P14"><text:span text:style-name="T63"><text:s text:c="8"/>"status": "</text:span><text:span text:style-name="T47">&lt;status&gt;</text:span><text:span text:style-name="T63">",</text:span></text:p>
      <text:p text:style-name="P14"><text:span text:style-name="T63"><text:s text:c="8"/>"meno": "</text:span><text:span text:style-name="T47">&lt;meno&gt;</text:span><text:span text:style-name="T63">",</text:span></text:p>
      <text:p text:style-name="P14"><text:span text:style-name="T63"><text:s text:c="8"/>"priezvisko": "</text:span><text:span text:style-name="T47">&lt;priezvisko&gt;</text:span><text:span text:style-name="T63">",</text:span></text:p>
      <text:p text:style-name="P14"><text:span text:style-name="T63"><text:s text:c="8"/>"ulica": "</text:span><text:span text:style-name="T47">&lt;ulica&gt;</text:span><text:span text:style-name="T63">",</text:span></text:p>
      <text:p text:style-name="P14"><text:span text:style-name="T63"><text:s text:c="8"/>"mesto": "</text:span><text:span text:style-name="T47">&lt;mesto&gt;</text:span><text:span text:style-name="T63">",</text:span></text:p>
      <text:p text:style-name="P14"><text:span text:style-name="T63"><text:s text:c="8"/>"psc": "</text:span><text:span text:style-name="T47">&lt;psc&gt;</text:span><text:span text:style-name="T63">",</text:span></text:p>
      <text:p text:style-name="P14"><text:soft-page-break/><text:span text:style-name="T63"><text:s text:c="8"/>"phone": "</text:span><text:span text:style-name="T47">&lt;phone&gt;</text:span><text:span text:style-name="T63">",</text:span></text:p>
      <text:p text:style-name="P14"><text:span text:style-name="T63"><text:s text:c="8"/>"email": "</text:span><text:span text:style-name="T47">&lt;email&gt;</text:span><text:span text:style-name="T63">",</text:span></text:p>
      <text:p text:style-name="P14"><text:span text:style-name="T63"><text:s text:c="8"/>"minuty": </text:span><text:span text:style-name="T47">&lt;minuty&gt;</text:span><text:span text:style-name="T63">,</text:span></text:p>
      <text:p text:style-name="P14"><text:span text:style-name="T63"><text:s text:c="8"/>"minuty_platnost": "</text:span><text:span text:style-name="T47">&lt;platnost&gt;</text:span><text:span text:style-name="T63">",</text:span></text:p>
      <text:p text:style-name="P14"><text:span text:style-name="T63"><text:s text:c="8"/>"id_card": "</text:span><text:span text:style-name="T47">&lt;id_card&gt;</text:span><text:span text:style-name="T63">",</text:span></text:p>
      <text:p text:style-name="P14"><text:span text:style-name="T63"><text:s text:c="8"/>"sms_saldo": "</text:span><text:span text:style-name="T47">&lt;sms_saldo&gt;</text:span><text:span text:style-name="T63">",</text:span></text:p>
      <text:p text:style-name="P93"><text:span text:style-name="T63"><text:s text:c="2"/>"body": </text:span><text:span text:style-name="T47">&lt;body&gt;</text:span></text:p>
      <text:p text:style-name="P17"><text:s text:c="4"/>},</text:p>
      <text:p text:style-name="P17"><text:s text:c="4"/>"my_stands": {</text:p>
      <text:p text:style-name="P14"><text:span text:style-name="T63"><text:s text:c="8"/>"stand_1": </text:span><text:span text:style-name="T47">&lt;stand_1&gt;</text:span><text:span text:style-name="T63">,</text:span></text:p>
      <text:p text:style-name="P14"><text:span text:style-name="T63"><text:s text:c="8"/>"stand_2": </text:span><text:span text:style-name="T47">&lt;stand_2&gt;</text:span><text:span text:style-name="T63">,</text:span></text:p>
      <text:p text:style-name="P14"><text:span text:style-name="T63"><text:s text:c="8"/>"stand_3": </text:span><text:span text:style-name="T47">&lt;stand_3</text:span></text:p>
      <text:p text:style-name="P17"><text:s text:c="4"/>},</text:p>
      <text:p text:style-name="P50"><text:span text:style-name="T63"><text:s text:c="4"/>"result_text": "</text:span><text:span text:style-name="T47">&lt;result_text&gt;</text:span><text:span text:style-name="T140">",</text:span></text:p>
      <text:p text:style-name="P95"><text:span text:style-name="T47"><text:s text:c="4"/></text:span><text:span text:style-name="T140">"</text:span><text:span text:style-name="T143">onesignal_update</text:span><text:span text:style-name="T140">":</text:span><text:span text:style-name="T47"> &lt;</text:span><text:span text:style-name="T52">onesignal_update</text:span><text:span text:style-name="T47">&gt;</text:span></text:p>
      <text:p text:style-name="P17">}<text:line-break/></text:p>
      <text:p text:style-name="P14"><text:span text:style-name="T22">app_id – </text:span><text:span text:style-name="T81">string </text:span><text:span text:style-name="T10">– pridelen</text:span><text:span text:style-name="T60">é application ID</text:span><text:span text:style-name="T101"> </text:span></text:p>
      <text:p text:style-name="P14"><text:span text:style-name="T22">timestamp – </text:span><text:span text:style-name="T81">string</text:span><text:span text:style-name="T88"> </text:span><text:span text:style-name="T10">– </text:span><text:span text:style-name="T60">dátum a čas vykonania operácie</text:span><text:span text:style-name="T10"> </text:span></text:p>
      <text:p text:style-name="P14"><text:span text:style-name="T22">result – </text:span><text:span text:style-name="T81">integer </text:span><text:span text:style-name="T10">– výsledok operácie</text:span><text:span text:style-name="T101"> </text:span></text:p>
      <text:p text:style-name="P83"><text:span text:style-name="T101">1</text:span><text:span text:style-name="T22"> </text:span><text:span text:style-name="T10">– </text:span><text:span text:style-name="T60">úspešná operácia</text:span></text:p>
      <text:p text:style-name="P83"><text:span text:style-name="T101">0</text:span><text:span text:style-name="T22"> </text:span><text:span text:style-name="T60">– chyba</text:span></text:p>
      <text:p text:style-name="P14"><text:span text:style-name="T22">user[status] – </text:span><text:span text:style-name="T81">integer</text:span><text:span text:style-name="T88"> </text:span><text:span text:style-name="T10">– status u</text:span><text:span text:style-name="T60">žívateľa</text:span></text:p>
      <text:p text:style-name="P83"><text:span text:style-name="T101">1</text:span><text:span text:style-name="T22"> </text:span><text:span text:style-name="T10">– </text:span><text:span text:style-name="T60">neblokovaný</text:span></text:p>
      <text:p text:style-name="P83"><text:span text:style-name="T101">0</text:span><text:span text:style-name="T22"> </text:span><text:span text:style-name="T60">– blokovaný</text:span></text:p>
      <text:p text:style-name="P83"><text:span text:style-name="T101">5</text:span><text:span text:style-name="T22"> </text:span><text:span text:style-name="T60">– dočasne blokovaný</text:span><text:span text:style-name="T10"> (sms saldo &gt; 0)</text:span></text:p>
      <text:p text:style-name="P14"><text:span text:style-name="T22">user[meno] – </text:span><text:span text:style-name="T81">string</text:span><text:span text:style-name="T88"> </text:span><text:span text:style-name="T10">– meno u</text:span><text:span text:style-name="T60">žívateľa</text:span></text:p>
      <text:p text:style-name="P14"><text:span text:style-name="T22">user[priezvisko] – </text:span><text:span text:style-name="T81">string</text:span><text:span text:style-name="T88"> </text:span><text:span text:style-name="T10">– priezvisko u</text:span><text:span text:style-name="T60">žívateľa</text:span></text:p>
      <text:p text:style-name="P14"><text:span text:style-name="T22">user[ulica] – </text:span><text:span text:style-name="T81">string</text:span><text:span text:style-name="T88"> </text:span><text:span text:style-name="T10">– ulica, </text:span><text:span text:style-name="T60">č.</text:span></text:p>
      <text:p text:style-name="P14"><text:span text:style-name="T22">user[mesto] – </text:span><text:span text:style-name="T81">string</text:span><text:span text:style-name="T88"> </text:span><text:span text:style-name="T10">– mesto</text:span></text:p>
      <text:p text:style-name="P14"><text:span text:style-name="T22">user[psc] – </text:span><text:span text:style-name="T81">string</text:span><text:span text:style-name="T88"> </text:span><text:span text:style-name="T10">– psč</text:span></text:p>
      <text:p text:style-name="P14"><text:span text:style-name="T22">user[phone] – </text:span><text:span text:style-name="T81">string</text:span><text:span text:style-name="T88"> </text:span><text:span text:style-name="T10">– telefón u</text:span><text:span text:style-name="T60">žívateľa</text:span></text:p>
      <text:p text:style-name="P14"><text:span text:style-name="T22">user[email] – </text:span><text:span text:style-name="T81">string</text:span><text:span text:style-name="T88"> </text:span><text:span text:style-name="T10">– email u</text:span><text:span text:style-name="T60">žívateľa</text:span></text:p>
      <text:p text:style-name="P14"><text:span text:style-name="T22">user[minuty] – </text:span><text:span text:style-name="T81">integer</text:span><text:span text:style-name="T88"> </text:span><text:span text:style-name="T10">– voľné minúty</text:span></text:p>
      <text:p text:style-name="P14"><text:span text:style-name="T22">user[minuty_platnost] – </text:span><text:span text:style-name="T81">string</text:span><text:span text:style-name="T88"> </text:span><text:span text:style-name="T10">– dátum dokedy sú voľné minúty v platnosti (form</text:span><text:span text:style-name="T60">át</text:span><text:span text:style-name="T10">: YYYY-MM-DD)</text:span></text:p>
      <text:p text:style-name="P14"><text:span text:style-name="T22">user[id_card] – </text:span><text:span text:style-name="T81">string</text:span><text:span text:style-name="T88"> </text:span><text:span text:style-name="T10">– </text:span><text:span text:style-name="T60">číslo ID karty</text:span></text:p>
      <text:p text:style-name="P14"><text:span text:style-name="T22">user[sms_saldo] – </text:span><text:span text:style-name="T81">string</text:span><text:span text:style-name="T88"> </text:span><text:span text:style-name="T10">– v</text:span><text:span text:style-name="T60">ýška SMS nedoplatku</text:span></text:p>
      <text:p text:style-name="P14"><text:span text:style-name="T22">user[body] – </text:span><text:span text:style-name="T81">integer</text:span><text:span text:style-name="T88"> </text:span><text:span text:style-name="T10">– počet bodov (retiazky)</text:span></text:p>
      <text:p text:style-name="P14"><text:span text:style-name="T22">stands[stand_1] – </text:span><text:span text:style-name="T81">integer</text:span><text:span text:style-name="T88"> </text:span><text:span text:style-name="T10">– ID stojanu, ktorý si užívateľ priradil ako “dom</text:span><text:span text:style-name="T60">áci</text:span><text:span text:style-name="T10">”. Ak stojan nie je priradený – systém vracia hodnotu null</text:span></text:p>
      <text:p text:style-name="P14"><text:span text:style-name="T22">stands[stand_2] – </text:span><text:span text:style-name="T81">integer</text:span><text:span text:style-name="T88"> </text:span><text:span text:style-name="T10">– ID stojanu, ktorý si užívateľ priradil ako “pr</text:span><text:span text:style-name="T60">áca / škola</text:span><text:span text:style-name="T10">” . Ak stojan nie je priradený – systém vracia hodnotu null</text:span></text:p>
      <text:p text:style-name="P14"><text:span text:style-name="T22">stands[stand_3] – </text:span><text:span text:style-name="T81">integer</text:span><text:span text:style-name="T88"> </text:span><text:span text:style-name="T10">– ID stojanu, ktorý si užívateľ priradil ako “obľúbený” . Ak stojan nie je priradený – systém vracia hodnotu null</text:span></text:p>
      <text:p text:style-name="P14"><text:span text:style-name="T22">result_text – </text:span><text:span text:style-name="T81">string </text:span><text:span text:style-name="T10">- slovný popis výsledku operácie</text:span></text:p>
      <text:p text:style-name="P49"><text:soft-page-break/><text:span text:style-name="T156">onesignal_update </text:span><text:span text:style-name="T22">– </text:span><text:span text:style-name="T94">integer</text:span><text:span text:style-name="T88"> </text:span><text:span text:style-name="T10">– </text:span><text:span text:style-name="T147">informácia, či bolo aktualizované (zmenené) onesignal ID v databáze:</text:span></text:p>
      <text:p text:style-name="P86"><text:span text:style-name="T104">0</text:span><text:span text:style-name="T22"> </text:span><text:span text:style-name="T10">– </text:span><text:span text:style-name="T147">ID nebolo aktualizované</text:span></text:p>
      <text:p text:style-name="P85"><text:span text:style-name="T105">1</text:span><text:span text:style-name="T103"> </text:span><text:span text:style-name="T144">– </text:span><text:span text:style-name="T145">ID bolo aktualizované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Standard"><text:span text:style-name="T120">B</text:span><text:span text:style-name="T112"> – </text:span><text:span text:style-name="T120">III</text:span><text:span text:style-name="T112">. </text:span><text:span text:style-name="T115">“user_save” </text:span><text:span text:style-name="T112">-</text:span><text:span text:style-name="T115"> </text:span><text:span text:style-name="T112">U</text:span><text:span text:style-name="T118">žívateľ – editácia profilu</text:span></text:p>
      <text:p text:style-name="Standard"/>
      <text:p text:style-name="Standard">Požiadavka<text:span text:style-name="T9">:</text:span></text:p>
      <text:p text:style-name="P64">{</text:p>
      <text:p text:style-name="P63"><text:span text:style-name="T63"><text:s text:c="3"/>"b": "</text:span><text:span text:style-name="T47">&lt;application_id&gt;</text:span><text:span text:style-name="T63">",</text:span></text:p>
      <text:p text:style-name="P14"><text:span text:style-name="T63"><text:s text:c="3"/>"k": "</text:span><text:span text:style-name="T47">&lt;access_id&gt;</text:span><text:span text:style-name="T63">", </text:span></text:p>
      <text:p text:style-name="P72">"a": "user_save",</text:p>
      <text:p text:style-name="P14"><text:span text:style-name="T63"><text:s text:c="3"/>"r": </text:span><text:span text:style-name="T47">&lt;user_id&gt;,</text:span></text:p>
      <text:p text:style-name="P17"><text:s text:c="3"/>"s": {</text:p>
      <text:p text:style-name="P14"><text:span text:style-name="T63"><text:s text:c="6"/></text:span><text:span text:style-name="T107">[</text:span><text:span text:style-name="T63">"meno": </text:span><text:span text:style-name="T47">&lt;meno&gt;</text:span><text:span text:style-name="T63">,</text:span><text:span text:style-name="T107">]</text:span></text:p>
      <text:p text:style-name="P14"><text:span text:style-name="T63"><text:s text:c="6"/></text:span><text:span text:style-name="T107">[</text:span><text:span text:style-name="T63">"priezvisko": "</text:span><text:span text:style-name="T47">&lt;priezvisko&gt;</text:span><text:span text:style-name="T63">",</text:span><text:span text:style-name="T107">]</text:span></text:p>
      <text:p text:style-name="P14"><text:span text:style-name="T63"><text:s text:c="6"/></text:span><text:span text:style-name="T107">[</text:span><text:span text:style-name="T63">"ulica": "</text:span><text:span text:style-name="T47">&lt;ulica&gt;</text:span><text:span text:style-name="T63">",</text:span><text:span text:style-name="T107">]</text:span></text:p>
      <text:p text:style-name="P14"><text:span text:style-name="T63"><text:s text:c="6"/></text:span><text:span text:style-name="T107">[</text:span><text:span text:style-name="T63">"mesto": "</text:span><text:span text:style-name="T47">&lt;mesto&gt;</text:span><text:span text:style-name="T63">",</text:span><text:span text:style-name="T107">]</text:span></text:p>
      <text:p text:style-name="P14"><text:span text:style-name="T63"><text:s text:c="6"/></text:span><text:span text:style-name="T107">[</text:span><text:span text:style-name="T63">"</text:span><text:span text:style-name="T64">email</text:span><text:span text:style-name="T63">": "</text:span><text:span text:style-name="T47">&lt;</text:span><text:span text:style-name="T48">email</text:span><text:span text:style-name="T47">&gt;</text:span><text:span text:style-name="T63">",</text:span><text:span text:style-name="T107">]</text:span></text:p>
      <text:p text:style-name="P44"><text:span text:style-name="T107"><text:tab/>[</text:span><text:span text:style-name="T140">"psc": "</text:span><text:span text:style-name="T47">&lt;psc&gt;</text:span><text:span text:style-name="T140">"</text:span><text:span text:style-name="T107">]</text:span></text:p>
      <text:p text:style-name="P72"><text:s text:c="3"/>}</text:p>
      <text:p text:style-name="P17">}</text:p>
      <text:p text:style-name="P17"/>
      <text:p text:style-name="P14"><text:span text:style-name="T22">application_id – </text:span><text:span text:style-name="T81">string </text:span><text:span text:style-name="T10">– pridelen</text:span><text:span text:style-name="T60">é application ID</text:span></text:p>
      <text:p text:style-name="P14"><text:span text:style-name="T22">access_id – </text:span><text:span text:style-name="T81">string</text:span><text:span text:style-name="T88"> </text:span><text:span text:style-name="T10">– serverom vygenerovaný a pridelený access ID </text:span></text:p>
      <text:p text:style-name="P14"><text:span text:style-name="T22">user_save – </text:span><text:span text:style-name="T81">string</text:span><text:span text:style-name="T88"> </text:span><text:span text:style-name="T10">– po</text:span><text:span text:style-name="T60">žiadavka na zápis zmien záznamu</text:span></text:p>
      <text:p text:style-name="P14"><text:span text:style-name="T22">user_id – </text:span><text:span text:style-name="T81">integer</text:span><text:span text:style-name="T88"> </text:span><text:span text:style-name="T10">– ID záznamu, ktorý sa má editovať</text:span></text:p>
      <text:p text:style-name="P14"><text:span text:style-name="T22">meno – </text:span><text:span text:style-name="T81">string</text:span><text:span text:style-name="T88"> </text:span><text:span text:style-name="T10">– (</text:span><text:span text:style-name="T110">volite</text:span><text:span text:style-name="T106">ľné</text:span><text:span text:style-name="T10">) – meno u</text:span><text:span text:style-name="T60">žívateľa</text:span></text:p>
      <text:p text:style-name="P14"><text:span text:style-name="T22">priezvisko – </text:span><text:span text:style-name="T81">string</text:span><text:span text:style-name="T88"> </text:span><text:span text:style-name="T10">– (</text:span><text:span text:style-name="T110">volite</text:span><text:span text:style-name="T106">ľné</text:span><text:span text:style-name="T10">) – priezvisko u</text:span><text:span text:style-name="T60">žívateľa</text:span></text:p>
      <text:p text:style-name="P14"><text:span text:style-name="T22">ulica – </text:span><text:span text:style-name="T81">string</text:span><text:span text:style-name="T88"> </text:span><text:span text:style-name="T10">– (</text:span><text:span text:style-name="T110">volite</text:span><text:span text:style-name="T106">ľné</text:span><text:span text:style-name="T10">) – ulica (adresa u</text:span><text:span text:style-name="T60">žívateľa)</text:span></text:p>
      <text:p text:style-name="P14"><text:span text:style-name="T22">mesto – </text:span><text:span text:style-name="T81">string</text:span><text:span text:style-name="T88"> </text:span><text:span text:style-name="T10">– (</text:span><text:span text:style-name="T110">volite</text:span><text:span text:style-name="T106">ľné</text:span><text:span text:style-name="T10">) – mesto (adresa u</text:span><text:span text:style-name="T60">žívateľa)</text:span></text:p>
      <text:p text:style-name="P44"><text:span text:style-name="T23">email</text:span><text:span text:style-name="T22"> – </text:span><text:span text:style-name="T81">string</text:span><text:span text:style-name="T88"> </text:span><text:span text:style-name="T10">– (</text:span><text:span text:style-name="T110">volite</text:span><text:span text:style-name="T106">ľné</text:span><text:span text:style-name="T10">) – </text:span><text:span text:style-name="T11">email</text:span><text:span text:style-name="T10"> (</text:span><text:span text:style-name="T11">emailov</text:span><text:span text:style-name="T146">á adresa</text:span><text:span text:style-name="T10"> u</text:span><text:span text:style-name="T60">žívateľa)</text:span></text:p>
      <text:p text:style-name="P14"><text:span text:style-name="T22">psc – </text:span><text:span text:style-name="T81">string</text:span><text:span text:style-name="T88"> </text:span><text:span text:style-name="T10">– (</text:span><text:span text:style-name="T110">volite</text:span><text:span text:style-name="T106">ľné</text:span><text:span text:style-name="T10">) – ps</text:span><text:span text:style-name="T60">č</text:span><text:span text:style-name="T10"> (adresa u</text:span><text:span text:style-name="T60">žívateľa)</text:span></text:p>
      <text:p text:style-name="P25"/>
      <text:p text:style-name="P25"/>
      <text:p text:style-name="Standard">Odpoveď<text:span text:style-name="T9">:</text:span></text:p>
      <text:p text:style-name="P17"><text:soft-page-break/>{</text:p>
      <text:p text:style-name="P14"><text:span text:style-name="T63"><text:s text:c="4"/>"app_id": "</text:span><text:span text:style-name="T47">&lt;application_id&gt;</text:span><text:span text:style-name="T63">",</text:span></text:p>
      <text:p text:style-name="P14"><text:span text:style-name="T63"><text:s text:c="4"/>"timestamp": "</text:span><text:span text:style-name="T47">&lt;timestamp&gt;</text:span><text:span text:style-name="T63">",</text:span></text:p>
      <text:p text:style-name="P14"><text:span text:style-name="T63"><text:s text:c="4"/>"result": </text:span><text:span text:style-name="T47">&lt;result&gt;</text:span><text:span text:style-name="T63">, </text:span></text:p>
      <text:p text:style-name="P14"><text:span text:style-name="T63"><text:s text:c="4"/>"result_text": </text:span><text:span text:style-name="T47">&lt;result_text&gt;</text:span></text:p>
      <text:p text:style-name="P17">}<text:line-break/></text:p>
      <text:p text:style-name="P14"><text:span text:style-name="T22">app_id – </text:span><text:span text:style-name="T81">string </text:span><text:span text:style-name="T10">– pridelen</text:span><text:span text:style-name="T60">é application ID</text:span><text:span text:style-name="T101"> </text:span></text:p>
      <text:p text:style-name="P14"><text:span text:style-name="T22">timestamp – </text:span><text:span text:style-name="T81">string</text:span><text:span text:style-name="T88"> </text:span><text:span text:style-name="T10">– </text:span><text:span text:style-name="T60">dátum a čas vykonania operácie</text:span><text:span text:style-name="T10"> </text:span></text:p>
      <text:p text:style-name="P14"><text:span text:style-name="T22">result – </text:span><text:span text:style-name="T81">integer </text:span><text:span text:style-name="T10">– výsledok operácie</text:span><text:span text:style-name="T101"> </text:span></text:p>
      <text:p text:style-name="P83"><text:span text:style-name="T101">1</text:span><text:span text:style-name="T22"> </text:span><text:span text:style-name="T10">– </text:span><text:span text:style-name="T60">úspešná operácia</text:span></text:p>
      <text:p text:style-name="P83"><text:span text:style-name="T101">0</text:span><text:span text:style-name="T22"> </text:span><text:span text:style-name="T60">– chyba</text:span></text:p>
      <text:p text:style-name="P14"><text:span text:style-name="T22">result_text – </text:span><text:span text:style-name="T81">string </text:span><text:span text:style-name="T10">- slovný popis výsledku operácie</text:span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7"/>
      <text:p text:style-name="P14"><text:span text:style-name="T112">B – I</text:span><text:span text:style-name="T120">V</text:span><text:span text:style-name="T112"> </text:span><text:span text:style-name="T115">“user_delete”</text:span><text:span text:style-name="T112"> : U</text:span><text:span text:style-name="T118">žívateľ – vymazanie</text:span></text:p>
      <text:p text:style-name="P17"/>
      <text:p text:style-name="P14">Vymazanie užívateľa zo systému</text:p>
      <text:p text:style-name="P39"/>
      <text:p text:style-name="Standard">Požiadavka<text:span text:style-name="T9">:</text:span></text:p>
      <text:p text:style-name="P64">{</text:p>
      <text:p text:style-name="P63"><text:span text:style-name="T63"><text:s text:c="3"/>"b": "</text:span><text:span text:style-name="T47">&lt;application_id&gt;</text:span><text:span text:style-name="T63">",</text:span></text:p>
      <text:p text:style-name="P14"><text:span text:style-name="T63"><text:s text:c="3"/>"k": "</text:span><text:span text:style-name="T47">&lt;access_id&gt;</text:span><text:span text:style-name="T63">", </text:span></text:p>
      <text:p text:style-name="P72">"a": "user_delete",</text:p>
      <text:p text:style-name="P14"><text:span text:style-name="T63"><text:s text:c="3"/>"r": </text:span><text:span text:style-name="T47">&lt;user_id&gt;</text:span></text:p>
      <text:p text:style-name="P17">}</text:p>
      <text:p text:style-name="P17"/>
      <text:p text:style-name="P14"><text:span text:style-name="T22">application_id – </text:span><text:span text:style-name="T81">string </text:span><text:span text:style-name="T10">– pridelen</text:span><text:span text:style-name="T60">é application ID</text:span></text:p>
      <text:p text:style-name="P14"><text:span text:style-name="T22">access_id – </text:span><text:span text:style-name="T81">string</text:span><text:span text:style-name="T88"> </text:span><text:span text:style-name="T10">– serverom vygenerovaný a pridelený access ID </text:span></text:p>
      <text:p text:style-name="P14"><text:span text:style-name="T22">user_delete – </text:span><text:span text:style-name="T81">string</text:span><text:span text:style-name="T88"> </text:span><text:span text:style-name="T10">– po</text:span><text:span text:style-name="T60">žiadavka na vymazanie užívateľa</text:span></text:p>
      <text:p text:style-name="P14"><text:span text:style-name="T22">user_id – </text:span><text:span text:style-name="T81">integer</text:span><text:span text:style-name="T88"> </text:span><text:span text:style-name="T10">– ID užívateľa</text:span></text:p>
      <text:p text:style-name="P25"/>
      <text:p text:style-name="P25"/>
      <text:p text:style-name="P25"/>
      <text:p text:style-name="Standard">Odpoveď <text:span text:style-name="T9">(</text:span>užívateľ má voľné minúty<text:span text:style-name="T9">:</text:span></text:p>
      <text:p text:style-name="P17">{</text:p>
      <text:p text:style-name="P14"><text:span text:style-name="T63"><text:s text:c="4"/>"app_id": "</text:span><text:span text:style-name="T47">&lt;application_id&gt;</text:span><text:span text:style-name="T63">",</text:span></text:p>
      <text:p text:style-name="P14"><text:span text:style-name="T63"><text:s text:c="4"/>"timestamp": "</text:span><text:span text:style-name="T47">&lt;timestamp&gt;</text:span><text:span text:style-name="T63">",</text:span></text:p>
      <text:p text:style-name="P14"><text:span text:style-name="T63"><text:s text:c="4"/>"result": </text:span><text:span text:style-name="T47">&lt;result&gt;</text:span><text:span text:style-name="T63">, </text:span></text:p>
      <text:p text:style-name="P14"><text:span text:style-name="T63"><text:s text:c="4"/>"result_text": </text:span><text:span text:style-name="T47">&lt;result_text&gt;</text:span></text:p>
      <text:p text:style-name="P17">}</text:p>
      <text:p text:style-name="P36"/>
      <text:p text:style-name="P14"><text:span text:style-name="T22">application_id – </text:span><text:span text:style-name="T81">string </text:span><text:span text:style-name="T10">– pridelen</text:span><text:span text:style-name="T60">é application ID</text:span><text:span text:style-name="T101"> </text:span></text:p>
      <text:p text:style-name="P14"><text:span text:style-name="T22">timestamp – </text:span><text:span text:style-name="T81">string</text:span><text:span text:style-name="T88"> </text:span><text:span text:style-name="T10">– </text:span><text:span text:style-name="T60">dátum a čas vykonania operácie</text:span><text:span text:style-name="T10"> </text:span></text:p>
      <text:p text:style-name="P14"><text:span text:style-name="T22">result – </text:span><text:span text:style-name="T81">integer </text:span><text:span text:style-name="T10">– výsledok operácie</text:span><text:span text:style-name="T101"> </text:span></text:p>
      <text:p text:style-name="P83"><text:span text:style-name="T101">1</text:span><text:span text:style-name="T22"> </text:span><text:span text:style-name="T10">– </text:span><text:span text:style-name="T60">úspešná operácia</text:span></text:p>
      <text:p text:style-name="P83"><text:soft-page-break/><text:span text:style-name="T101">0</text:span><text:span text:style-name="T22"> </text:span><text:span text:style-name="T60">– chyba</text:span></text:p>
      <text:p text:style-name="P14"><text:span text:style-name="T22">result_text – </text:span><text:span text:style-name="T81">string </text:span><text:span text:style-name="T10">- slovný popis výsledku operácie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4"><text:span text:style-name="T112">B – V </text:span><text:span text:style-name="T115">“temp_password”</text:span><text:span text:style-name="T112"> : Prihl</text:span><text:span text:style-name="T118">ásenie sa dočasným heslom</text:span></text:p>
      <text:p text:style-name="P39"/>
      <text:p text:style-name="P14">Prihlásenie užívateľa dočasným heslom, ktoré mu bolo odoslané cez SMS na jeho telefónne číslo pri prvom prihlásení <text:span text:style-name="T9">(registr</text:span>ácii<text:span text:style-name="T9">)</text:span></text:p>
      <text:p text:style-name="P39"/>
      <text:p text:style-name="Standard">Požiadavka<text:span text:style-name="T9">:</text:span></text:p>
      <text:p text:style-name="P64">{</text:p>
      <text:p text:style-name="P63"><text:span text:style-name="T63"><text:s text:c="3"/>"b": "</text:span><text:span text:style-name="T47">&lt;application_id&gt;</text:span><text:span text:style-name="T63">",</text:span></text:p>
      <text:p text:style-name="P14"><text:span text:style-name="T63"><text:s text:c="3"/>"k": "</text:span><text:span text:style-name="T47">&lt;access_id&gt;</text:span><text:span text:style-name="T63">", </text:span></text:p>
      <text:p text:style-name="P71"><text:span text:style-name="T63">"a": "</text:span> <text:span text:style-name="T63">temp_password",</text:span></text:p>
      <text:p text:style-name="P14"><text:span text:style-name="T63"><text:s text:c="3"/>"r": "</text:span><text:span text:style-name="T47">&lt;phone&gt;</text:span><text:span text:style-name="T63">", </text:span></text:p>
      <text:p text:style-name="P51"><text:span text:style-name="T63"><text:s text:c="3"/>"s": "</text:span><text:span text:style-name="T47">&lt;password&gt;</text:span><text:span text:style-name="T63">",</text:span></text:p>
      <text:p text:style-name="P51"><text:span text:style-name="T63"><text:s text:c="3"/>"</text:span><text:span text:style-name="T69">t</text:span><text:span text:style-name="T63">": "</text:span><text:span text:style-name="T47">&lt;</text:span><text:span text:style-name="T52">onesignal_id</text:span><text:span text:style-name="T47">&gt;</text:span><text:span text:style-name="T63">"</text:span></text:p>
      <text:p text:style-name="P17">}</text:p>
      <text:p text:style-name="P17"/>
      <text:p text:style-name="P14"><text:span text:style-name="T22">application_id – </text:span><text:span text:style-name="T81">string </text:span><text:span text:style-name="T10">– pridelen</text:span><text:span text:style-name="T60">é application ID</text:span></text:p>
      <text:p text:style-name="P14"><text:span text:style-name="T22">access_id – </text:span><text:span text:style-name="T81">string</text:span><text:span text:style-name="T88"> </text:span><text:span text:style-name="T10">– serverom vygenerovaný a pridelený access ID </text:span></text:p>
      <text:p text:style-name="P14"><text:span text:style-name="T22">temp_password – </text:span><text:span text:style-name="T81">string</text:span><text:span text:style-name="T88"> </text:span><text:span text:style-name="T10">– požiadavka na prihlásenie sa na server pomocou dočasného hesla</text:span></text:p>
      <text:p text:style-name="P14"><text:span text:style-name="T22">phone – </text:span><text:span text:style-name="T81">string</text:span><text:span text:style-name="T88"> </text:span><text:span text:style-name="T10">– telefónne číslo užívateľa</text:span></text:p>
      <text:p text:style-name="P14"><text:span text:style-name="T22">password – </text:span><text:span text:style-name="T81">string</text:span><text:span text:style-name="T88"> </text:span><text:span text:style-name="T10">– dočasné heslo</text:span></text:p>
      <text:p text:style-name="P28"><text:span text:style-name="T33">onesignal_id</text:span><text:span text:style-name="T21"> – </text:span><text:span text:style-name="T80">string</text:span><text:span text:style-name="T87"> </text:span><text:span text:style-name="T9">– </text:span><text:span text:style-name="T43">ID u</text:span><text:span text:style-name="T165">žívateľa pre službu OneSignal</text:span></text:p>
      <text:p text:style-name="P25"/>
      <text:p text:style-name="P25"/>
      <text:p text:style-name="Standard">Odpoveď<text:span text:style-name="T9">:</text:span></text:p>
      <text:p text:style-name="P17">{</text:p>
      <text:p text:style-name="P14"><text:span text:style-name="T63"><text:s text:c="4"/>"app_id": "</text:span><text:span text:style-name="T47">&lt;application_id&gt;</text:span><text:span text:style-name="T63">",</text:span></text:p>
      <text:p text:style-name="P14"><text:span text:style-name="T63"><text:s text:c="4"/>"timestamp": "</text:span><text:span text:style-name="T47">&lt;timestamp&gt;</text:span><text:span text:style-name="T63">",</text:span></text:p>
      <text:p text:style-name="P14"><text:span text:style-name="T63"><text:s text:c="4"/>"result": </text:span><text:span text:style-name="T47">&lt;result&gt;</text:span><text:span text:style-name="T63">,</text:span></text:p>
      <text:p text:style-name="P14"><text:span text:style-name="T63"><text:s text:c="4"/>"user_id": </text:span><text:span text:style-name="T47">&lt;user</text:span><text:span text:style-name="T46">_id</text:span><text:span text:style-name="T47">&gt;</text:span><text:span text:style-name="T63">,</text:span></text:p>
      <text:p text:style-name="P14"><text:span text:style-name="T63"><text:s text:c="4"/>"login_status": </text:span><text:span text:style-name="T47">&lt;login_status&gt;</text:span><text:span text:style-name="T63">,</text:span></text:p>
      <text:p text:style-name="P18"><text:s text:c="4"/>"user": {</text:p>
      <text:p text:style-name="P53"><text:soft-page-break/><text:span text:style-name="T63"><text:s text:c="8"/>"status": "</text:span><text:span text:style-name="T47">&lt;status&gt;</text:span><text:span text:style-name="T63">",</text:span></text:p>
      <text:p text:style-name="P53"><text:span text:style-name="T63"><text:s text:c="8"/>"meno": "</text:span><text:span text:style-name="T47">&lt;meno&gt;</text:span><text:span text:style-name="T63">",</text:span></text:p>
      <text:p text:style-name="P53"><text:span text:style-name="T63"><text:s text:c="8"/>"priezvisko": "</text:span><text:span text:style-name="T47">&lt;priezvisko&gt;</text:span><text:span text:style-name="T63">",</text:span></text:p>
      <text:p text:style-name="P53"><text:span text:style-name="T63"><text:s text:c="8"/>"ulica": "</text:span><text:span text:style-name="T47">&lt;ulica&gt;</text:span><text:span text:style-name="T63">",</text:span></text:p>
      <text:p text:style-name="P53"><text:span text:style-name="T63"><text:s text:c="8"/>"mesto": "</text:span><text:span text:style-name="T47">&lt;mesto&gt;</text:span><text:span text:style-name="T63">",</text:span></text:p>
      <text:p text:style-name="P53"><text:span text:style-name="T63"><text:s text:c="8"/>"psc": "</text:span><text:span text:style-name="T47">&lt;psc&gt;</text:span><text:span text:style-name="T63">",</text:span></text:p>
      <text:p text:style-name="P53"><text:span text:style-name="T63"><text:s text:c="8"/>"phone": "</text:span><text:span text:style-name="T47">&lt;phone&gt;</text:span><text:span text:style-name="T63">",</text:span></text:p>
      <text:p text:style-name="P53"><text:span text:style-name="T63"><text:s text:c="8"/>"email": "</text:span><text:span text:style-name="T47">&lt;email&gt;</text:span><text:span text:style-name="T63">",</text:span></text:p>
      <text:p text:style-name="P53"><text:span text:style-name="T63"><text:s text:c="8"/>"minuty": </text:span><text:span text:style-name="T47">&lt;minuty&gt;</text:span><text:span text:style-name="T63">,</text:span></text:p>
      <text:p text:style-name="P53"><text:span text:style-name="T63"><text:s text:c="8"/>"minuty_platnost": "</text:span><text:span text:style-name="T47">&lt;platnost&gt;</text:span><text:span text:style-name="T63">",</text:span></text:p>
      <text:p text:style-name="P53"><text:span text:style-name="T63"><text:s text:c="8"/>"id_card": "</text:span><text:span text:style-name="T47">&lt;id_card&gt;</text:span><text:span text:style-name="T63">",</text:span></text:p>
      <text:p text:style-name="P53"><text:span text:style-name="T63"><text:s text:c="8"/>"sms_saldo": "</text:span><text:span text:style-name="T47">&lt;sms_saldo&gt;</text:span><text:span text:style-name="T63">",</text:span></text:p>
      <text:p text:style-name="P94"><text:span text:style-name="T63"><text:s text:c="2"/>"body": </text:span><text:span text:style-name="T47">&lt;body&gt;</text:span></text:p>
      <text:p text:style-name="P18"><text:s text:c="4"/>},</text:p>
      <text:p text:style-name="P51"><text:span text:style-name="T63"><text:s text:c="4"/>"result_text": </text:span><text:span text:style-name="T47">&lt;result_text&gt;</text:span><text:span text:style-name="T140">,</text:span></text:p>
      <text:p text:style-name="P51"><text:span text:style-name="T47"><text:s text:c="4"/></text:span><text:span text:style-name="T140">"</text:span><text:span text:style-name="T143">onesignal_update</text:span><text:span text:style-name="T140">":</text:span><text:span text:style-name="T47"> &lt;</text:span><text:span text:style-name="T52">onesignal_update</text:span><text:span text:style-name="T47">&gt;</text:span></text:p>
      <text:p text:style-name="P17">}</text:p>
      <text:p text:style-name="P36"/>
      <text:p text:style-name="P14"><text:span text:style-name="T22">application_id – </text:span><text:span text:style-name="T81">string </text:span><text:span text:style-name="T10">– pridelen</text:span><text:span text:style-name="T60">é application ID</text:span><text:span text:style-name="T101"> </text:span></text:p>
      <text:p text:style-name="P14"><text:span text:style-name="T22">timestamp – </text:span><text:span text:style-name="T81">string</text:span><text:span text:style-name="T88"> </text:span><text:span text:style-name="T10">– </text:span><text:span text:style-name="T60">dátum a čas vykonania operácie</text:span><text:span text:style-name="T10"> </text:span></text:p>
      <text:p text:style-name="P14"><text:span text:style-name="T22">result – </text:span><text:span text:style-name="T81">integer </text:span><text:span text:style-name="T10">– výsledok operácie</text:span><text:span text:style-name="T101"> </text:span></text:p>
      <text:p text:style-name="P83"><text:span text:style-name="T101">1</text:span><text:span text:style-name="T22"> </text:span><text:span text:style-name="T10">– </text:span><text:span text:style-name="T60">úspešná operácia</text:span></text:p>
      <text:p text:style-name="P83"><text:span text:style-name="T101">0</text:span><text:span text:style-name="T22"> </text:span><text:span text:style-name="T60">– chyba</text:span></text:p>
      <text:p text:style-name="P14"><text:span text:style-name="T22">user_id – </text:span><text:span text:style-name="T81">integer </text:span><text:span text:style-name="T10">– id užívateľa</text:span></text:p>
      <text:p text:style-name="P14"><text:span text:style-name="T22">login_status – </text:span><text:span text:style-name="T81">integer </text:span><text:span text:style-name="T10">– stav prihlásenia:</text:span></text:p>
      <text:p text:style-name="P83"><text:span text:style-name="T101">4</text:span><text:span text:style-name="T22"> </text:span><text:span text:style-name="T10">– </text:span><text:span text:style-name="T60">telefónne číslo nie je registrované</text:span></text:p>
      <text:p text:style-name="P83"><text:span text:style-name="T101">5</text:span><text:span text:style-name="T22"> </text:span><text:span text:style-name="T10">– </text:span><text:span text:style-name="T60">užívateľ je blokovaný</text:span></text:p>
      <text:p text:style-name="P83"><text:span text:style-name="T101">6</text:span><text:span text:style-name="T22"> </text:span><text:span text:style-name="T60">– užívateľ je prihlásený</text:span></text:p>
      <text:p text:style-name="P83"><text:span text:style-name="T101">7</text:span><text:span text:style-name="T22"> </text:span><text:span text:style-name="T60">– chybné heslo</text:span></text:p>
      <text:p text:style-name="P53"><text:span text:style-name="T22">user[status] – </text:span><text:span text:style-name="T81">integer</text:span><text:span text:style-name="T88"> </text:span><text:span text:style-name="T10">– status u</text:span><text:span text:style-name="T60">žívateľa</text:span></text:p>
      <text:p text:style-name="P88"><text:span text:style-name="T101">1</text:span><text:span text:style-name="T22"> </text:span><text:span text:style-name="T10">– </text:span><text:span text:style-name="T60">neblokovaný</text:span></text:p>
      <text:p text:style-name="P88"><text:span text:style-name="T101">0</text:span><text:span text:style-name="T22"> </text:span><text:span text:style-name="T60">– blokovaný</text:span></text:p>
      <text:p text:style-name="P88"><text:span text:style-name="T101">5</text:span><text:span text:style-name="T22"> </text:span><text:span text:style-name="T60">– dočasne blokovaný</text:span><text:span text:style-name="T10"> (sms saldo &gt; 0)</text:span></text:p>
      <text:p text:style-name="P53"><text:span text:style-name="T22">user[meno] – </text:span><text:span text:style-name="T81">string</text:span><text:span text:style-name="T88"> </text:span><text:span text:style-name="T10">– meno u</text:span><text:span text:style-name="T60">žívateľa</text:span></text:p>
      <text:p text:style-name="P53"><text:span text:style-name="T22">user[priezvisko] – </text:span><text:span text:style-name="T81">string</text:span><text:span text:style-name="T88"> </text:span><text:span text:style-name="T10">– priezvisko u</text:span><text:span text:style-name="T60">žívateľa</text:span></text:p>
      <text:p text:style-name="P53"><text:span text:style-name="T22">user[ulica] – </text:span><text:span text:style-name="T81">string</text:span><text:span text:style-name="T88"> </text:span><text:span text:style-name="T10">– ulica, </text:span><text:span text:style-name="T60">č.</text:span></text:p>
      <text:p text:style-name="P53"><text:span text:style-name="T22">user[mesto] – </text:span><text:span text:style-name="T81">string</text:span><text:span text:style-name="T88"> </text:span><text:span text:style-name="T10">– mesto</text:span></text:p>
      <text:p text:style-name="P53"><text:span text:style-name="T22">user[psc] – </text:span><text:span text:style-name="T81">string</text:span><text:span text:style-name="T88"> </text:span><text:span text:style-name="T10">– psč</text:span></text:p>
      <text:p text:style-name="P53"><text:span text:style-name="T22">user[phone] – </text:span><text:span text:style-name="T81">string</text:span><text:span text:style-name="T88"> </text:span><text:span text:style-name="T10">– telefón u</text:span><text:span text:style-name="T60">žívateľa</text:span></text:p>
      <text:p text:style-name="P53"><text:span text:style-name="T22">user[email] – </text:span><text:span text:style-name="T81">string</text:span><text:span text:style-name="T88"> </text:span><text:span text:style-name="T10">– email u</text:span><text:span text:style-name="T60">žívateľa</text:span></text:p>
      <text:p text:style-name="P53"><text:span text:style-name="T22">user[minuty] – </text:span><text:span text:style-name="T81">integer</text:span><text:span text:style-name="T88"> </text:span><text:span text:style-name="T10">– voľné minúty</text:span></text:p>
      <text:p text:style-name="P53"><text:span text:style-name="T22">user[minuty_platnost] – </text:span><text:span text:style-name="T81">string</text:span><text:span text:style-name="T88"> </text:span><text:span text:style-name="T10">– dátum dokedy sú voľné minúty v platnosti (form</text:span><text:span text:style-name="T60">át</text:span><text:span text:style-name="T10">: YYYY-MM-DD)</text:span></text:p>
      <text:p text:style-name="P53"><text:span text:style-name="T22">user[id_card] – </text:span><text:span text:style-name="T81">string</text:span><text:span text:style-name="T88"> </text:span><text:span text:style-name="T10">– </text:span><text:span text:style-name="T60">číslo ID karty</text:span></text:p>
      <text:p text:style-name="P53"><text:span text:style-name="T22">user[sms_saldo] – </text:span><text:span text:style-name="T81">string</text:span><text:span text:style-name="T88"> </text:span><text:span text:style-name="T10">– v</text:span><text:span text:style-name="T60">ýška SMS nedoplatku</text:span></text:p>
      <text:p text:style-name="P53"><text:span text:style-name="T22">user[body] – </text:span><text:span text:style-name="T81">integer</text:span><text:span text:style-name="T88"> </text:span><text:span text:style-name="T10">– počet bodov (retiazky)</text:span></text:p>
      <text:p text:style-name="P14"><text:soft-page-break/><text:span text:style-name="T22">result_text – </text:span><text:span text:style-name="T81">string </text:span><text:span text:style-name="T10">- slovný popis výsledku operácie</text:span></text:p>
      <text:p text:style-name="P51"><text:span text:style-name="T156">onesignal_update </text:span><text:span text:style-name="T22">– </text:span><text:span text:style-name="T94">integer</text:span><text:span text:style-name="T88"> </text:span><text:span text:style-name="T10">– </text:span><text:span text:style-name="T147">informácia, či bolo aktualizované (zmenené) onesignal ID v databáze:</text:span></text:p>
      <text:p text:style-name="P87"><text:span text:style-name="T104">0</text:span><text:span text:style-name="T22"> </text:span><text:span text:style-name="T10">– </text:span><text:span text:style-name="T147">ID nebolo aktualizované</text:span></text:p>
      <text:p text:style-name="P87"><text:span text:style-name="T102">1</text:span><text:span text:style-name="T24"> </text:span><text:span text:style-name="T12">– </text:span><text:span text:style-name="T147">ID bolo aktualizované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4"><text:span text:style-name="T112">B – VI </text:span><text:span text:style-name="T115">“user_gdpr_agreement”</text:span><text:span text:style-name="T112"> : U</text:span><text:span text:style-name="T118">žívateľ – GDPR súhlas</text:span></text:p>
      <text:p text:style-name="P39"/>
      <text:p text:style-name="P14">Zápis súhlasu so spracovaním osobných údajov <text:span text:style-name="T9">(GDPR)</text:span></text:p>
      <text:p text:style-name="P39"/>
      <text:p text:style-name="Standard">Požiadavka<text:span text:style-name="T9">:</text:span></text:p>
      <text:p text:style-name="P64">{</text:p>
      <text:p text:style-name="P63"><text:span text:style-name="T63"><text:s text:c="3"/>"b": "</text:span><text:span text:style-name="T47">&lt;application_id&gt;</text:span><text:span text:style-name="T63">",</text:span></text:p>
      <text:p text:style-name="P14"><text:span text:style-name="T63"><text:s text:c="3"/>"k": "</text:span><text:span text:style-name="T47">&lt;access_id&gt;</text:span><text:span text:style-name="T63">", </text:span></text:p>
      <text:p text:style-name="P71"><text:span text:style-name="T63">"a": "</text:span> <text:span text:style-name="T63">user_gdpr_agreement",</text:span></text:p>
      <text:p text:style-name="P14"><text:span text:style-name="T63"><text:s text:c="3"/>"r": "</text:span><text:span text:style-name="T47">&lt;user_id&gt;</text:span><text:span text:style-name="T63">"</text:span></text:p>
      <text:p text:style-name="P17">}</text:p>
      <text:p text:style-name="P17"/>
      <text:p text:style-name="P14"><text:span text:style-name="T22">application_id – </text:span><text:span text:style-name="T81">string </text:span><text:span text:style-name="T10">– pridelen</text:span><text:span text:style-name="T60">é application ID</text:span></text:p>
      <text:p text:style-name="P14"><text:span text:style-name="T22">access_id – </text:span><text:span text:style-name="T81">string</text:span><text:span text:style-name="T88"> </text:span><text:span text:style-name="T10">– serverom vygenerovaný a pridelený access ID </text:span></text:p>
      <text:p text:style-name="P14"><text:span text:style-name="T22">user_gdpr_agreement – </text:span><text:span text:style-name="T81">string</text:span><text:span text:style-name="T88"> </text:span><text:span text:style-name="T10">– požiadavka na zap</text:span><text:span text:style-name="T60">ísanie súhlasu so spracovaním osobných údajov</text:span></text:p>
      <text:p text:style-name="P14"><text:span text:style-name="T22">user_id – </text:span><text:span text:style-name="T81">integer</text:span><text:span text:style-name="T88"> </text:span><text:span text:style-name="T10">– ID užívateľa</text:span></text:p>
      <text:p text:style-name="P25"/>
      <text:p text:style-name="P25"/>
      <text:p text:style-name="P25"/>
      <text:p text:style-name="Standard">Odpoveď<text:span text:style-name="T9">:</text:span></text:p>
      <text:p text:style-name="P17">{</text:p>
      <text:p text:style-name="P14"><text:span text:style-name="T63"><text:s text:c="4"/>"app_id": "</text:span><text:span text:style-name="T47">&lt;application_id&gt;</text:span><text:span text:style-name="T63">",</text:span></text:p>
      <text:p text:style-name="P14"><text:span text:style-name="T63"><text:s text:c="4"/>"timestamp": "</text:span><text:span text:style-name="T47">&lt;timestamp&gt;</text:span><text:span text:style-name="T63">",</text:span></text:p>
      <text:p text:style-name="P14"><text:span text:style-name="T63"><text:s text:c="4"/>"result": </text:span><text:span text:style-name="T47">&lt;result&gt;</text:span><text:span text:style-name="T63">",</text:span></text:p>
      <text:p text:style-name="P14"><text:span text:style-name="T63"><text:s text:c="4"/>"user_id": "</text:span><text:span text:style-name="T47">&lt;user_id&gt;</text:span><text:span text:style-name="T63">",</text:span></text:p>
      <text:p text:style-name="P14"><text:span text:style-name="T63"><text:s text:c="4"/>"result_text": </text:span><text:span text:style-name="T47">&lt;result_text&gt;</text:span></text:p>
      <text:p text:style-name="P17">}</text:p>
      <text:p text:style-name="P36"/>
      <text:p text:style-name="P14"><text:span text:style-name="T22">application_id – </text:span><text:span text:style-name="T81">string </text:span><text:span text:style-name="T10">– pridelen</text:span><text:span text:style-name="T60">é application ID</text:span><text:span text:style-name="T101"> </text:span></text:p>
      <text:p text:style-name="P14"><text:span text:style-name="T22">timestamp – </text:span><text:span text:style-name="T81">string</text:span><text:span text:style-name="T88"> </text:span><text:span text:style-name="T10">– </text:span><text:span text:style-name="T60">dátum a čas vykonania operácie</text:span><text:span text:style-name="T10"> </text:span></text:p>
      <text:p text:style-name="P14"><text:soft-page-break/><text:span text:style-name="T22">result – </text:span><text:span text:style-name="T81">integer </text:span><text:span text:style-name="T10">– výsledok operácie</text:span><text:span text:style-name="T101"> </text:span></text:p>
      <text:p text:style-name="P83"><text:span text:style-name="T101">1</text:span><text:span text:style-name="T22"> </text:span><text:span text:style-name="T10">– </text:span><text:span text:style-name="T60">úspešná operácia</text:span></text:p>
      <text:p text:style-name="P83"><text:span text:style-name="T101">0</text:span><text:span text:style-name="T22"> </text:span><text:span text:style-name="T60">– chyba</text:span></text:p>
      <text:p text:style-name="P14"><text:span text:style-name="T22">user_id – </text:span><text:span text:style-name="T81">integer </text:span><text:span text:style-name="T10">– ID užívateľa</text:span><text:span text:style-name="T101"> </text:span></text:p>
      <text:p text:style-name="P14"><text:span text:style-name="T22">result_text – </text:span><text:span text:style-name="T81">string </text:span><text:span text:style-name="T10">- slovný popis výsledku operácie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4"><text:span text:style-name="T112">B – VII </text:span><text:span text:style-name="T115">“user_password_change”</text:span><text:span text:style-name="T112"> : U</text:span><text:span text:style-name="T118">žívateľ – zmena hesla</text:span></text:p>
      <text:p text:style-name="P39"/>
      <text:p text:style-name="P14">Zmena hesla užívateľa</text:p>
      <text:p text:style-name="P39"/>
      <text:p text:style-name="Standard">Požiadavka<text:span text:style-name="T9">:</text:span></text:p>
      <text:p text:style-name="P64">{</text:p>
      <text:p text:style-name="P63"><text:span text:style-name="T63"><text:s text:c="3"/>"b": "</text:span><text:span text:style-name="T47">&lt;application_id&gt;</text:span><text:span text:style-name="T63">",</text:span></text:p>
      <text:p text:style-name="P14"><text:span text:style-name="T63"><text:s text:c="3"/>"k": "</text:span><text:span text:style-name="T47">&lt;access_id&gt;</text:span><text:span text:style-name="T63">", </text:span></text:p>
      <text:p text:style-name="P71"><text:span text:style-name="T63">"a": "</text:span> <text:span text:style-name="T63">user_password_change",</text:span></text:p>
      <text:p text:style-name="P14"><text:span text:style-name="T63"><text:s text:c="3"/>"r": "</text:span><text:span text:style-name="T47">&lt;user_id&gt;</text:span><text:span text:style-name="T63">",</text:span></text:p>
      <text:p text:style-name="P14"><text:span text:style-name="T63"><text:s text:c="3"/>"s": "</text:span><text:span text:style-name="T47">&lt;old_password&gt;</text:span><text:span text:style-name="T63">",</text:span></text:p>
      <text:p text:style-name="P14"><text:span text:style-name="T63"><text:s text:c="3"/>"t": "</text:span><text:span text:style-name="T47">&lt;new_password&gt;</text:span><text:span text:style-name="T63">"</text:span></text:p>
      <text:p text:style-name="P17">}</text:p>
      <text:p text:style-name="P17"/>
      <text:p text:style-name="P14"><text:span text:style-name="T22">application_id – </text:span><text:span text:style-name="T81">string </text:span><text:span text:style-name="T10">– pridelen</text:span><text:span text:style-name="T60">é application ID</text:span></text:p>
      <text:p text:style-name="P14"><text:span text:style-name="T22">access_id – </text:span><text:span text:style-name="T81">string</text:span><text:span text:style-name="T88"> </text:span><text:span text:style-name="T10">– serverom vygenerovaný a pridelený access ID </text:span></text:p>
      <text:p text:style-name="P14"><text:span text:style-name="T22">user_password_change – </text:span><text:span text:style-name="T81">string</text:span><text:span text:style-name="T88"> </text:span><text:span text:style-name="T10">– požiadavka na zmenu hesla</text:span></text:p>
      <text:p text:style-name="P14"><text:span text:style-name="T22">user_id – </text:span><text:span text:style-name="T81">integer</text:span><text:span text:style-name="T88"> </text:span><text:span text:style-name="T10">– ID užívateľa</text:span></text:p>
      <text:p text:style-name="P14"><text:span text:style-name="T22">old_password – </text:span><text:span text:style-name="T81">string</text:span><text:span text:style-name="T88"> </text:span><text:span text:style-name="T10">– pôvodné heslo</text:span></text:p>
      <text:p text:style-name="P14"><text:span text:style-name="T22">new_password – </text:span><text:span text:style-name="T81">string</text:span><text:span text:style-name="T88"> </text:span><text:span text:style-name="T10">– nové heslo</text:span></text:p>
      <text:p text:style-name="P25"/>
      <text:p text:style-name="P25"/>
      <text:p text:style-name="P25"/>
      <text:p text:style-name="Standard">Odpoveď<text:span text:style-name="T9">:</text:span></text:p>
      <text:p text:style-name="P17">{</text:p>
      <text:p text:style-name="P14"><text:span text:style-name="T63"><text:s text:c="4"/>"app_id": "</text:span><text:span text:style-name="T47">&lt;application_id&gt;</text:span><text:span text:style-name="T63">",</text:span></text:p>
      <text:p text:style-name="P14"><text:span text:style-name="T63"><text:s text:c="4"/>"timestamp": "</text:span><text:span text:style-name="T47">&lt;timestamp&gt;</text:span><text:span text:style-name="T63">",</text:span></text:p>
      <text:p text:style-name="P14"><text:span text:style-name="T63"><text:s text:c="4"/>"result": </text:span><text:span text:style-name="T47">&lt;result&gt;</text:span><text:span text:style-name="T63">",</text:span></text:p>
      <text:p text:style-name="P14"><text:span text:style-name="T63"><text:s text:c="4"/>"user_id": "</text:span><text:span text:style-name="T47">&lt;user_id&gt;</text:span><text:span text:style-name="T63">",</text:span></text:p>
      <text:p text:style-name="P14"><text:span text:style-name="T63"><text:s text:c="4"/>"result_text": </text:span><text:span text:style-name="T47">&lt;result_text&gt;</text:span></text:p>
      <text:p text:style-name="P17"><text:soft-page-break/>}</text:p>
      <text:p text:style-name="P36"/>
      <text:p text:style-name="P14"><text:span text:style-name="T22">application_id – </text:span><text:span text:style-name="T81">string </text:span><text:span text:style-name="T10">– pridelen</text:span><text:span text:style-name="T60">é application ID</text:span><text:span text:style-name="T101"> </text:span></text:p>
      <text:p text:style-name="P14"><text:span text:style-name="T22">timestamp – </text:span><text:span text:style-name="T81">string</text:span><text:span text:style-name="T88"> </text:span><text:span text:style-name="T10">– </text:span><text:span text:style-name="T60">dátum a čas vykonania operácie</text:span><text:span text:style-name="T10"> </text:span></text:p>
      <text:p text:style-name="P14"><text:span text:style-name="T22">result – </text:span><text:span text:style-name="T81">integer </text:span><text:span text:style-name="T10">– výsledok operácie</text:span><text:span text:style-name="T101"> </text:span></text:p>
      <text:p text:style-name="P83"><text:span text:style-name="T101">1</text:span><text:span text:style-name="T22"> </text:span><text:span text:style-name="T10">– </text:span><text:span text:style-name="T60">úspešná operácia</text:span></text:p>
      <text:p text:style-name="P83"><text:span text:style-name="T101">0</text:span><text:span text:style-name="T22"> </text:span><text:span text:style-name="T60">– chyba</text:span></text:p>
      <text:p text:style-name="P14"><text:span text:style-name="T22">user_id – </text:span><text:span text:style-name="T81">integer </text:span><text:span text:style-name="T10">– ID užívateľa</text:span><text:span text:style-name="T101"> </text:span></text:p>
      <text:p text:style-name="P14"><text:span text:style-name="T22">result_text – </text:span><text:span text:style-name="T81">string </text:span><text:span text:style-name="T10">- slovný popis výsledku operácie</text:span></text:p>
      <text:p text:style-name="P32"/>
      <text:p text:style-name="P34"/>
      <text:p text:style-name="P34"/>
      <text:p text:style-name="P32"/>
      <text:p text:style-name="P14"><text:span text:style-name="T112">B – VIII </text:span><text:span text:style-name="T115">“user_lost_password”</text:span><text:span text:style-name="T112"> : U</text:span><text:span text:style-name="T118">žívateľ – zabudnuté heslo</text:span></text:p>
      <text:p text:style-name="P39"/>
      <text:p text:style-name="P14">Zmena hesla užívateľa</text:p>
      <text:p text:style-name="P39"/>
      <text:p text:style-name="Standard">Požiadavka<text:span text:style-name="T9">:</text:span></text:p>
      <text:p text:style-name="P64">{</text:p>
      <text:p text:style-name="P63"><text:span text:style-name="T63"><text:s text:c="3"/>"b": "</text:span><text:span text:style-name="T47">&lt;application_id&gt;</text:span><text:span text:style-name="T63">",</text:span></text:p>
      <text:p text:style-name="P14"><text:span text:style-name="T63"><text:s text:c="3"/>"k": "</text:span><text:span text:style-name="T47">&lt;access_id&gt;</text:span><text:span text:style-name="T63">", </text:span></text:p>
      <text:p text:style-name="P71"><text:span text:style-name="T63">"a": "</text:span> <text:span text:style-name="T63">user_lost_password",</text:span></text:p>
      <text:p text:style-name="P14"><text:span text:style-name="T63"><text:s text:c="3"/>"r": "</text:span><text:span text:style-name="T47">&lt;user_id&gt;</text:span><text:span text:style-name="T63">"</text:span></text:p>
      <text:p text:style-name="P17">}</text:p>
      <text:p text:style-name="P17"/>
      <text:p text:style-name="P14"><text:span text:style-name="T22">application_id – </text:span><text:span text:style-name="T81">string </text:span><text:span text:style-name="T10">– pridelen</text:span><text:span text:style-name="T60">é application ID</text:span></text:p>
      <text:p text:style-name="P14"><text:span text:style-name="T22">access_id – </text:span><text:span text:style-name="T81">string</text:span><text:span text:style-name="T88"> </text:span><text:span text:style-name="T10">– serverom vygenerovaný a pridelený access ID </text:span></text:p>
      <text:p text:style-name="P14"><text:span text:style-name="T22">user_lost_password – </text:span><text:span text:style-name="T81">string</text:span><text:span text:style-name="T88"> </text:span><text:span text:style-name="T10">– požiadavka na zresetovanie zabudnutého hesla</text:span></text:p>
      <text:p text:style-name="P14"><text:span text:style-name="T22">user_id – </text:span><text:span text:style-name="T81">integer</text:span><text:span text:style-name="T88"> </text:span><text:span text:style-name="T10">– ID užívateľa</text:span></text:p>
      <text:p text:style-name="P25"/>
      <text:p text:style-name="P25"/>
      <text:p text:style-name="Standard">Odpoveď<text:span text:style-name="T9">:</text:span></text:p>
      <text:p text:style-name="P17">{</text:p>
      <text:p text:style-name="P14"><text:span text:style-name="T63"><text:s text:c="4"/>"app_id": "</text:span><text:span text:style-name="T47">&lt;application_id&gt;</text:span><text:span text:style-name="T63">",</text:span></text:p>
      <text:p text:style-name="P14"><text:span text:style-name="T63"><text:s text:c="4"/>"timestamp": "</text:span><text:span text:style-name="T47">&lt;timestamp&gt;</text:span><text:span text:style-name="T63">",</text:span></text:p>
      <text:p text:style-name="P14"><text:span text:style-name="T63"><text:s text:c="4"/>"result": </text:span><text:span text:style-name="T47">&lt;result&gt;</text:span><text:span text:style-name="T63">",</text:span></text:p>
      <text:p text:style-name="P14"><text:span text:style-name="T63"><text:s text:c="4"/>"user_id": "</text:span><text:span text:style-name="T47">&lt;user_id&gt;</text:span><text:span text:style-name="T63">",</text:span></text:p>
      <text:p text:style-name="P14"><text:span text:style-name="T63"><text:s text:c="4"/>"result_text": </text:span><text:span text:style-name="T47">&lt;result_text&gt;</text:span></text:p>
      <text:p text:style-name="P17">}</text:p>
      <text:p text:style-name="P36"/>
      <text:p text:style-name="P14"><text:span text:style-name="T22">application_id – </text:span><text:span text:style-name="T81">string </text:span><text:span text:style-name="T10">– pridelen</text:span><text:span text:style-name="T60">é application ID</text:span><text:span text:style-name="T101"> </text:span></text:p>
      <text:p text:style-name="P14"><text:span text:style-name="T22">timestamp – </text:span><text:span text:style-name="T81">string</text:span><text:span text:style-name="T88"> </text:span><text:span text:style-name="T10">– </text:span><text:span text:style-name="T60">dátum a čas vykonania operácie</text:span><text:span text:style-name="T10"> </text:span></text:p>
      <text:p text:style-name="P14"><text:span text:style-name="T22">result – </text:span><text:span text:style-name="T81">integer </text:span><text:span text:style-name="T10">– výsledok operácie</text:span><text:span text:style-name="T101"> </text:span></text:p>
      <text:p text:style-name="P83"><text:soft-page-break/><text:span text:style-name="T101">1</text:span><text:span text:style-name="T22"> </text:span><text:span text:style-name="T10">– </text:span><text:span text:style-name="T60">úspešná operácia</text:span></text:p>
      <text:p text:style-name="P83"><text:span text:style-name="T101">0</text:span><text:span text:style-name="T22"> </text:span><text:span text:style-name="T60">– chyba</text:span></text:p>
      <text:p text:style-name="P14"><text:span text:style-name="T22">user_id – </text:span><text:span text:style-name="T81">integer </text:span><text:span text:style-name="T10">– ID užívateľa</text:span><text:span text:style-name="T101"> </text:span></text:p>
      <text:p text:style-name="P14"><text:span text:style-name="T22">result_text – </text:span><text:span text:style-name="T81">string </text:span><text:span text:style-name="T10">- slovný popis výsledku operácie</text:span></text:p>
      <text:p text:style-name="P32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54"><text:span text:style-name="T112">B – I</text:span><text:span text:style-name="T121">X</text:span><text:span text:style-name="T112"> </text:span><text:span text:style-name="T115">“</text:span><text:span text:style-name="T126">import_places</text:span><text:span text:style-name="T115">”</text:span><text:span text:style-name="T112"> : <text:s/></text:span><text:span text:style-name="T121">Samosprávy (mestá/obce) – import</text:span></text:p>
      <text:p text:style-name="P40"/>
      <text:p text:style-name="P55">Jednorázový import všetkých miest pri inštalácií aplikácie. Každé mesto pozostáva z:</text:p>
      <text:p text:style-name="P40"/>
      <text:p text:style-name="P10">Požiadavka<text:span text:style-name="T9">:</text:span></text:p>
      <text:p text:style-name="P65">{</text:p>
      <text:p text:style-name="P68"><text:span text:style-name="T63"><text:s text:c="3"/>"b": "</text:span><text:span text:style-name="T47">&lt;application_id&gt;</text:span><text:span text:style-name="T63">",</text:span></text:p>
      <text:p text:style-name="P54"><text:span text:style-name="T63"><text:s text:c="3"/>"k": "</text:span><text:span text:style-name="T47">&lt;access_id&gt;</text:span><text:span text:style-name="T63">", </text:span></text:p>
      <text:p text:style-name="P74"><text:span text:style-name="T63">"a": "</text:span> <text:span text:style-name="T70">import_places</text:span><text:span text:style-name="T63">"</text:span></text:p>
      <text:p text:style-name="P19">}</text:p>
      <text:p text:style-name="P19"/>
      <text:p text:style-name="P54"><text:span text:style-name="T22">application_id – </text:span><text:span text:style-name="T81">string </text:span><text:span text:style-name="T10">– pridelen</text:span><text:span text:style-name="T60">é application ID</text:span></text:p>
      <text:p text:style-name="P54"><text:span text:style-name="T22">access_id – </text:span><text:span text:style-name="T81">string</text:span><text:span text:style-name="T88"> </text:span><text:span text:style-name="T10">– serverom vygenerovaný a pridelený access ID </text:span></text:p>
      <text:p text:style-name="P54"><text:span text:style-name="T157">import_places</text:span><text:span text:style-name="T22"> – </text:span><text:span text:style-name="T81">string</text:span><text:span text:style-name="T88"> </text:span><text:span text:style-name="T10">– požiadavka na </text:span><text:span text:style-name="T148">import miest</text:span></text:p>
      <text:p text:style-name="P29"/>
      <text:p text:style-name="P29"/>
      <text:p text:style-name="P10">Odpoveď<text:span text:style-name="T9">:</text:span></text:p>
      <text:p text:style-name="P19">{</text:p>
      <text:p text:style-name="P54"><text:span text:style-name="T63"><text:s text:c="4"/>"app_id": "</text:span><text:span text:style-name="T47">&lt;application_id&gt;</text:span><text:span text:style-name="T63">",</text:span></text:p>
      <text:p text:style-name="P54"><text:span text:style-name="T63"><text:s text:c="4"/>"timestamp": "</text:span><text:span text:style-name="T47">&lt;timestamp&gt;</text:span><text:span text:style-name="T63">",</text:span></text:p>
      <text:p text:style-name="P54"><text:span text:style-name="T63"><text:s text:c="4"/>"result": </text:span><text:span text:style-name="T47">&lt;result&gt;</text:span><text:span text:style-name="T63">",</text:span></text:p>
      <text:p text:style-name="P54"><text:span text:style-name="T63"><text:s text:c="4"/>"</text:span><text:span text:style-name="T70">place</text:span><text:span text:style-name="T63">": {</text:span></text:p>
      <text:p text:style-name="P54"><text:span text:style-name="T63"><text:s text:c="8"/>"</text:span><text:span text:style-name="T74">id</text:span><text:span text:style-name="T63">": </text:span><text:span text:style-name="T47">&lt;</text:span><text:span text:style-name="T56">id_miesta</text:span><text:span text:style-name="T47">&gt;</text:span><text:span text:style-name="T63">,</text:span></text:p>
      <text:p text:style-name="P61"><text:span text:style-name="T63"><text:s text:c="8"/>"</text:span><text:span text:style-name="T71">name</text:span><text:span text:style-name="T63">": "</text:span><text:span text:style-name="T47">&lt;</text:span><text:span text:style-name="T53">nazov</text:span><text:span text:style-name="T47">&gt;</text:span><text:span text:style-name="T63">",</text:span></text:p>
      <text:p text:style-name="P54"><text:span text:style-name="T63"><text:s text:c="8"/>"</text:span><text:span text:style-name="T71">region</text:span><text:span text:style-name="T63">": "</text:span><text:span text:style-name="T47">&lt;</text:span><text:span text:style-name="T53">kraj</text:span><text:span text:style-name="T47">&gt;</text:span><text:span text:style-name="T63">",</text:span></text:p>
      <text:p text:style-name="P54"><text:span text:style-name="T63"><text:s text:c="8"/>"</text:span><text:span text:style-name="T70">gps_lng</text:span><text:span text:style-name="T63">": </text:span><text:span text:style-name="T47">&lt;</text:span><text:span text:style-name="T53">zemepisna_dlzka</text:span><text:span text:style-name="T47">&gt;</text:span><text:span text:style-name="T63">,</text:span></text:p>
      <text:p text:style-name="P54"><text:span text:style-name="T63"><text:s text:c="8"/>"</text:span><text:span text:style-name="T70">gps_lat</text:span><text:span text:style-name="T63">": </text:span><text:span text:style-name="T47">&lt;</text:span><text:span text:style-name="T53">zemepisna_sirka</text:span><text:span text:style-name="T47">&gt;</text:span></text:p>
      <text:p text:style-name="P19"><text:s text:c="4"/>},</text:p>
      <text:p text:style-name="P54"><text:span text:style-name="T63"><text:s text:c="4"/>"result_text": </text:span><text:span text:style-name="T47">&lt;result_text&gt;</text:span></text:p>
      <text:p text:style-name="P19">}</text:p>
      <text:p text:style-name="P37"><text:soft-page-break/></text:p>
      <text:p text:style-name="P54"><text:span text:style-name="T22">application_id – </text:span><text:span text:style-name="T81">string </text:span><text:span text:style-name="T10">– pridelen</text:span><text:span text:style-name="T60">é application ID</text:span><text:span text:style-name="T101"> </text:span></text:p>
      <text:p text:style-name="P54"><text:span text:style-name="T22">timestamp – </text:span><text:span text:style-name="T81">string</text:span><text:span text:style-name="T88"> </text:span><text:span text:style-name="T10">– </text:span><text:span text:style-name="T60">dátum a čas vykonania operácie</text:span><text:span text:style-name="T10"> </text:span></text:p>
      <text:p text:style-name="P54"><text:span text:style-name="T22">result – </text:span><text:span text:style-name="T81">integer </text:span><text:span text:style-name="T10">– výsledok operácie</text:span><text:span text:style-name="T101"> </text:span></text:p>
      <text:p text:style-name="P89"><text:span text:style-name="T101">1</text:span><text:span text:style-name="T22"> </text:span><text:span text:style-name="T10">– </text:span><text:span text:style-name="T60">úspešná operácia</text:span></text:p>
      <text:p text:style-name="P89"><text:span text:style-name="T101">0</text:span><text:span text:style-name="T22"> </text:span><text:span text:style-name="T60">– chyba</text:span></text:p>
      <text:p text:style-name="P54"><text:span text:style-name="T157">place</text:span><text:span text:style-name="T22">[</text:span><text:span text:style-name="T160">id</text:span><text:span text:style-name="T22">] – </text:span><text:span text:style-name="T81">string</text:span><text:span text:style-name="T88"> </text:span><text:span text:style-name="T10">– </text:span><text:span text:style-name="T151">id samosprávy (obce/mesta)</text:span></text:p>
      <text:p text:style-name="P61"><text:span text:style-name="T157">place</text:span><text:span text:style-name="T27">[</text:span><text:span text:style-name="T158">name</text:span><text:span text:style-name="T27">] – </text:span><text:span text:style-name="T84">string</text:span><text:span text:style-name="T91"> </text:span><text:span text:style-name="T15">– </text:span><text:span text:style-name="T148">názov mesta</text:span></text:p>
      <text:p text:style-name="P54"><text:span text:style-name="T157">place</text:span><text:span text:style-name="T22">[</text:span><text:span text:style-name="T158">region</text:span><text:span text:style-name="T22">] – </text:span><text:span text:style-name="T81">string</text:span><text:span text:style-name="T88"> </text:span><text:span text:style-name="T10">– </text:span><text:span text:style-name="T148">názov kraju</text:span></text:p>
      <text:p text:style-name="P54"><text:span text:style-name="T157">place</text:span><text:span text:style-name="T22">[</text:span><text:span text:style-name="T157">gps_lng</text:span><text:span text:style-name="T22">] –</text:span><text:span text:style-name="T155"> </text:span><text:span text:style-name="T86">d</text:span><text:span text:style-name="T95">ouble</text:span><text:span text:style-name="T99"> </text:span><text:span text:style-name="T10">– </text:span><text:span text:style-name="T149">zemepisná dĺžka</text:span></text:p>
      <text:p text:style-name="P56"><text:span text:style-name="T157">place</text:span><text:span text:style-name="T22">[</text:span><text:span text:style-name="T157">gps_lat</text:span><text:span text:style-name="T22">] – </text:span><text:span text:style-name="T86">d</text:span><text:span text:style-name="T95">ouble</text:span><text:span text:style-name="T100"> </text:span><text:span text:style-name="T44">– </text:span><text:span text:style-name="T166">zemepisná šírka</text:span></text:p>
      <text:p text:style-name="P54"><text:span text:style-name="T22">result_text – </text:span><text:span text:style-name="T81">string </text:span><text:span text:style-name="T10">- slovný popis výsledku operácie</text:span></text:p>
      <text:p text:style-name="P103"/>
      <text:p text:style-name="P57"><text:span text:style-name="T112">B – </text:span><text:span text:style-name="T121">X</text:span><text:span text:style-name="T112"> </text:span><text:span text:style-name="T115">“</text:span><text:span text:style-name="T127">get</text:span><text:span text:style-name="T126">_</text:span><text:span text:style-name="T127">message</text:span><text:span text:style-name="T115">”</text:span><text:span text:style-name="T112"> : <text:s/></text:span><text:span text:style-name="T113">z</text:span><text:span text:style-name="T123">obrazenie</text:span><text:span text:style-name="T122"> správy</text:span></text:p>
      <text:p text:style-name="P41"/>
      <text:p text:style-name="P58">Požiadavka na zobrazenie správy zo servera.</text:p>
      <text:p text:style-name="P41"/>
      <text:p text:style-name="P11">Požiadavka<text:span text:style-name="T9">:</text:span></text:p>
      <text:p text:style-name="P66">{</text:p>
      <text:p text:style-name="P69"><text:span text:style-name="T63"><text:s text:c="3"/>"b": "</text:span><text:span text:style-name="T47">&lt;application_id&gt;</text:span><text:span text:style-name="T63">",</text:span></text:p>
      <text:p text:style-name="P57"><text:span text:style-name="T63"><text:s text:c="3"/>"k": "</text:span><text:span text:style-name="T47">&lt;access_id&gt;</text:span><text:span text:style-name="T63">", </text:span></text:p>
      <text:p text:style-name="P75"><text:span text:style-name="T63">"a": "</text:span><text:span text:style-name="T72">get_message</text:span><text:span text:style-name="T63">",</text:span></text:p>
      <text:p text:style-name="P96"><text:span text:style-name="T63"><text:s text:c="3"/>"</text:span><text:span text:style-name="T75">r</text:span><text:span text:style-name="T63">": </text:span><text:span text:style-name="T47">&lt;</text:span><text:span text:style-name="T54">message</text:span><text:span text:style-name="T47">_id&gt;</text:span></text:p>
      <text:p text:style-name="P20">}</text:p>
      <text:p text:style-name="P20"/>
      <text:p text:style-name="P57"><text:span text:style-name="T22">application_id – </text:span><text:span text:style-name="T81">string </text:span><text:span text:style-name="T10">– pridelen</text:span><text:span text:style-name="T60">é application ID</text:span></text:p>
      <text:p text:style-name="P57"><text:span text:style-name="T22">access_id – </text:span><text:span text:style-name="T81">string</text:span><text:span text:style-name="T88"> </text:span><text:span text:style-name="T10">– serverom vygenerovaný a pridelený access ID </text:span></text:p>
      <text:p text:style-name="P57"><text:span text:style-name="T159">get</text:span><text:span text:style-name="T157">_</text:span><text:span text:style-name="T159">message</text:span><text:span text:style-name="T22"> – </text:span><text:span text:style-name="T81">string</text:span><text:span text:style-name="T88"> </text:span><text:span text:style-name="T10">– požiadavka na </text:span><text:span text:style-name="T150">zobrazenie správy</text:span></text:p>
      <text:p text:style-name="P60"><text:span text:style-name="T159">message_id</text:span><text:span text:style-name="T25"> – </text:span><text:span text:style-name="T96">integer</text:span><text:span text:style-name="T89"> </text:span><text:span text:style-name="T13">– </text:span><text:span text:style-name="T150">ID správy, ktorá sa má zobraziť</text:span></text:p>
      <text:p text:style-name="P30"/>
      <text:p text:style-name="P30"/>
      <text:p text:style-name="P11">Odpoveď<text:span text:style-name="T9">:</text:span></text:p>
      <text:p text:style-name="P20">{</text:p>
      <text:p text:style-name="P57"><text:span text:style-name="T63"><text:s text:c="4"/>"app_id": "</text:span><text:span text:style-name="T47">&lt;application_id&gt;</text:span><text:span text:style-name="T63">",</text:span></text:p>
      <text:p text:style-name="P57"><text:span text:style-name="T63"><text:s text:c="4"/>"timestamp": "</text:span><text:span text:style-name="T47">&lt;timestamp&gt;</text:span><text:span text:style-name="T63">",</text:span></text:p>
      <text:p text:style-name="P57"><text:span text:style-name="T63"><text:s text:c="4"/>"result": </text:span><text:span text:style-name="T47">&lt;result&gt;</text:span><text:span text:style-name="T63">",</text:span></text:p>
      <text:p text:style-name="P57"><text:span text:style-name="T63"><text:s text:c="4"/>"</text:span><text:span text:style-name="T73">message</text:span><text:span text:style-name="T63">": {</text:span></text:p>
      <text:p text:style-name="P60"><text:span text:style-name="T63"><text:s text:c="8"/>"</text:span><text:span text:style-name="T73">id</text:span><text:span text:style-name="T63">": "</text:span><text:span text:style-name="T47">&lt;</text:span><text:span text:style-name="T55">id_spravy</text:span><text:span text:style-name="T47">&gt;</text:span><text:span text:style-name="T63">",</text:span></text:p>
      <text:p text:style-name="P60"><text:span text:style-name="T63"><text:s text:c="8"/>"</text:span><text:span text:style-name="T73">id_category</text:span><text:span text:style-name="T63">": "</text:span><text:span text:style-name="T47">&lt;</text:span><text:span text:style-name="T55">id_kategorie</text:span><text:span text:style-name="T47">&gt;</text:span><text:span text:style-name="T63">",</text:span></text:p>
      <text:p text:style-name="P57"><text:span text:style-name="T63"><text:s text:c="8"/>"</text:span><text:span text:style-name="T73">caption</text:span><text:span text:style-name="T63">": "</text:span><text:span text:style-name="T47">&lt;</text:span><text:span text:style-name="T55">titulok</text:span><text:span text:style-name="T47">&gt;</text:span><text:span text:style-name="T63">",</text:span></text:p>
      <text:p text:style-name="P57"><text:span text:style-name="T63"><text:s text:c="8"/>"</text:span><text:span text:style-name="T73">body</text:span><text:span text:style-name="T63">": "</text:span><text:span text:style-name="T47">&lt;</text:span><text:span text:style-name="T55">obsah_spravy</text:span><text:span text:style-name="T47">&gt;</text:span><text:span text:style-name="T63">",</text:span></text:p>
      <text:p text:style-name="P57"><text:span text:style-name="T63"><text:s text:c="8"/>"</text:span><text:span text:style-name="T73">published</text:span><text:span text:style-name="T63">": "</text:span><text:span text:style-name="T47">&lt;</text:span><text:span text:style-name="T55">cas_vytvorenia</text:span><text:span text:style-name="T47">&gt;</text:span><text:span text:style-name="T63">",</text:span></text:p>
      <text:p text:style-name="P57"><text:span text:style-name="T63"><text:s text:c="8"/>"</text:span><text:span text:style-name="T73">expired</text:span><text:span text:style-name="T63">": "</text:span><text:span text:style-name="T47">&lt;</text:span><text:span text:style-name="T55">cas_expiracie</text:span><text:span text:style-name="T47">&gt;</text:span><text:span text:style-name="T63">"</text:span></text:p>
      <text:p text:style-name="P20"><text:soft-page-break/><text:s text:c="4"/>},</text:p>
      <text:p text:style-name="P60"><text:span text:style-name="T63"><text:s text:c="4"/>"</text:span><text:span text:style-name="T73">attachment</text:span><text:span text:style-name="T63">": {</text:span></text:p>
      <text:p text:style-name="P60"><text:span text:style-name="T63"><text:s text:c="8"/>"</text:span><text:span text:style-name="T73">id</text:span><text:span text:style-name="T63">": "</text:span><text:span text:style-name="T47">&lt;</text:span><text:span text:style-name="T55">id_prilohy</text:span><text:span text:style-name="T47">&gt;</text:span><text:span text:style-name="T63">",</text:span></text:p>
      <text:p text:style-name="P60"><text:span text:style-name="T63"><text:s text:c="8"/>"</text:span><text:span text:style-name="T73">name</text:span><text:span text:style-name="T63">": "</text:span><text:span text:style-name="T47">&lt;</text:span><text:span text:style-name="T55">nazov</text:span><text:span text:style-name="T47">&gt;</text:span><text:span text:style-name="T63">",</text:span></text:p>
      <text:p text:style-name="P60"><text:span text:style-name="T63"><text:s text:c="8"/>"</text:span><text:span text:style-name="T73">url</text:span><text:span text:style-name="T63">": "</text:span><text:span text:style-name="T47">&lt;</text:span><text:span text:style-name="T55">url_adresa_prilohy</text:span><text:span text:style-name="T47">&gt;</text:span><text:span text:style-name="T63">"</text:span></text:p>
      <text:p text:style-name="P21"><text:s text:c="4"/>},</text:p>
      <text:p text:style-name="P57"><text:span text:style-name="T63"><text:s text:c="4"/>"result_text": </text:span><text:span text:style-name="T47">&lt;result_text&gt;</text:span></text:p>
      <text:p text:style-name="P20">}</text:p>
      <text:p text:style-name="P38"/>
      <text:p text:style-name="P57"><text:span text:style-name="T22">application_id – </text:span><text:span text:style-name="T81">string </text:span><text:span text:style-name="T10">– pridelen</text:span><text:span text:style-name="T60">é application ID</text:span><text:span text:style-name="T101"> </text:span></text:p>
      <text:p text:style-name="P57"><text:span text:style-name="T22">timestamp – </text:span><text:span text:style-name="T81">string</text:span><text:span text:style-name="T88"> </text:span><text:span text:style-name="T10">– </text:span><text:span text:style-name="T60">dátum a čas vykonania operácie</text:span><text:span text:style-name="T10"> </text:span></text:p>
      <text:p text:style-name="P57"><text:span text:style-name="T22">result – </text:span><text:span text:style-name="T81">integer </text:span><text:span text:style-name="T10">– výsledok operácie</text:span><text:span text:style-name="T101"> </text:span></text:p>
      <text:p text:style-name="P90"><text:span text:style-name="T101">1</text:span><text:span text:style-name="T22"> </text:span><text:span text:style-name="T10">– </text:span><text:span text:style-name="T60">úspešná operácia</text:span></text:p>
      <text:p text:style-name="P90"><text:span text:style-name="T101">0</text:span><text:span text:style-name="T22"> </text:span><text:span text:style-name="T60">– chyba</text:span></text:p>
      <text:p text:style-name="P57"><text:span text:style-name="T159">message</text:span><text:span text:style-name="T22">[</text:span><text:span text:style-name="T159">id</text:span><text:span text:style-name="T22">] – </text:span><text:span text:style-name="T81">string</text:span><text:span text:style-name="T88"> </text:span><text:span text:style-name="T10">– </text:span><text:span text:style-name="T150">ID správy</text:span></text:p>
      <text:p text:style-name="P60"><text:span text:style-name="T159">message</text:span><text:span text:style-name="T25">[</text:span><text:span text:style-name="T159">id_category</text:span><text:span text:style-name="T25">] – </text:span><text:span text:style-name="T82">string</text:span><text:span text:style-name="T89"> </text:span><text:span text:style-name="T13">– </text:span><text:span text:style-name="T150">ID kategórie</text:span></text:p>
      <text:p text:style-name="P60"><text:span text:style-name="T159">message</text:span><text:span text:style-name="T25">[</text:span><text:span text:style-name="T159">caption</text:span><text:span text:style-name="T25">] – </text:span><text:span text:style-name="T82">string</text:span><text:span text:style-name="T89"> </text:span><text:span text:style-name="T13">– </text:span><text:span text:style-name="T150">titulok správy</text:span></text:p>
      <text:p text:style-name="P60"><text:span text:style-name="T159">message</text:span><text:span text:style-name="T25">[</text:span><text:span text:style-name="T159">body</text:span><text:span text:style-name="T25">] – </text:span><text:span text:style-name="T82">string</text:span><text:span text:style-name="T89"> </text:span><text:span text:style-name="T13">– </text:span><text:span text:style-name="T150">telo správy</text:span></text:p>
      <text:p text:style-name="P60"><text:span text:style-name="T159">message</text:span><text:span text:style-name="T25">[</text:span><text:span text:style-name="T159">published</text:span><text:span text:style-name="T25">] – </text:span><text:span text:style-name="T82">string</text:span><text:span text:style-name="T89"> </text:span><text:span text:style-name="T13">– </text:span><text:span text:style-name="T150"><text:s/>dátum a čas publikovania správy</text:span></text:p>
      <text:p text:style-name="P60"><text:span text:style-name="T159">message</text:span><text:span text:style-name="T25">[</text:span><text:span text:style-name="T159">expired</text:span><text:span text:style-name="T25">] – </text:span><text:span text:style-name="T82">string</text:span><text:span text:style-name="T89"> </text:span><text:span text:style-name="T13">– </text:span><text:span text:style-name="T150"><text:s/>dátum a čas expirácie správy</text:span></text:p>
      <text:p text:style-name="P57"><text:span text:style-name="T159">attachment</text:span><text:span text:style-name="T22">[</text:span><text:span text:style-name="T159">id</text:span><text:span text:style-name="T22">] – </text:span><text:span text:style-name="T81">string</text:span><text:span text:style-name="T88"> </text:span><text:span text:style-name="T10">– </text:span><text:span text:style-name="T150">ID prílohy</text:span></text:p>
      <text:p text:style-name="P60"><text:span text:style-name="T159">attachment</text:span><text:span text:style-name="T26">[</text:span><text:span text:style-name="T159">name</text:span><text:span text:style-name="T26">] – </text:span><text:span text:style-name="T83">string</text:span><text:span text:style-name="T90"> </text:span><text:span text:style-name="T14">– </text:span><text:span text:style-name="T151">názov prílohy</text:span></text:p>
      <text:p text:style-name="P60"><text:span text:style-name="T159">attachment</text:span><text:span text:style-name="T25">[</text:span><text:span text:style-name="T159">url</text:span><text:span text:style-name="T25">] – </text:span><text:span text:style-name="T82">string</text:span><text:span text:style-name="T89"> </text:span><text:span text:style-name="T13">– </text:span><text:span text:style-name="T151">url adresa prílohy</text:span></text:p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><text:soft-page-break/></text:p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61"><text:span text:style-name="T112">B – </text:span><text:span text:style-name="T121">X</text:span><text:span text:style-name="T124">I</text:span><text:span text:style-name="T112"> </text:span><text:span text:style-name="T115">“</text:span><text:span text:style-name="T116">s</text:span><text:span text:style-name="T127">et</text:span><text:span text:style-name="T126">_</text:span><text:span text:style-name="T128">subscription</text:span><text:span text:style-name="T115">”</text:span><text:span text:style-name="T112"> : <text:s/></text:span><text:span text:style-name="T124">uloženie odberu správ</text:span></text:p>
      <text:p text:style-name="P42"/>
      <text:p text:style-name="P59">Požiadavka na <text:span text:style-name="T169">uloženie odberu správ (id samosprávy a kategórie správ)</text:span></text:p>
      <text:p text:style-name="P42"/>
      <text:p text:style-name="P12">Požiadavka<text:span text:style-name="T9">:</text:span></text:p>
      <text:p text:style-name="P67">{</text:p>
      <text:p text:style-name="P70"><text:span text:style-name="T63"><text:s text:c="3"/>"b": "</text:span><text:span text:style-name="T47">&lt;application_id&gt;</text:span><text:span text:style-name="T63">",</text:span></text:p>
      <text:p text:style-name="P61"><text:span text:style-name="T63"><text:s text:c="3"/>"k": "</text:span><text:span text:style-name="T47">&lt;access_id&gt;</text:span><text:span text:style-name="T63">", </text:span></text:p>
      <text:p text:style-name="P76"><text:span text:style-name="T63">"a": "</text:span><text:span text:style-name="T74">s</text:span><text:span text:style-name="T72">et_</text:span><text:span text:style-name="T74">subscription</text:span><text:span text:style-name="T63">",</text:span></text:p>
      <text:p text:style-name="P97"><text:span text:style-name="T63"><text:s text:c="3"/>"</text:span><text:span text:style-name="T75">r</text:span><text:span text:style-name="T63">": {</text:span></text:p>
      <text:p text:style-name="P62"><text:span text:style-name="T63"><text:s text:c="6"/>"</text:span><text:span text:style-name="T76">id</text:span><text:span text:style-name="T63">": </text:span><text:span text:style-name="T47">&lt;</text:span><text:span text:style-name="T57">id_miesta</text:span><text:span text:style-name="T47">&gt;</text:span></text:p>
      <text:p text:style-name="P112"><text:s text:c="3"/>}</text:p>
      <text:p text:style-name="P97"><text:span text:style-name="T63"><text:s text:c="3"/>"</text:span><text:span text:style-name="T76">s</text:span><text:span text:style-name="T63">": {</text:span></text:p>
      <text:p text:style-name="P62"><text:span text:style-name="T63"><text:s text:c="6"/>"</text:span><text:span text:style-name="T76">id</text:span><text:span text:style-name="T63">": </text:span><text:span text:style-name="T47">&lt;</text:span><text:span text:style-name="T57">id_kategorie</text:span><text:span text:style-name="T47">&gt;</text:span></text:p>
      <text:p text:style-name="P112"><text:s text:c="3"/>}</text:p>
      <text:p text:style-name="P22">}</text:p>
      <text:p text:style-name="P22"/>
      <text:p text:style-name="P61"><text:span text:style-name="T22">application_id – </text:span><text:span text:style-name="T81">string </text:span><text:span text:style-name="T10">– pridelen</text:span><text:span text:style-name="T60">é application ID</text:span></text:p>
      <text:p text:style-name="P61"><text:span text:style-name="T22">access_id – </text:span><text:span text:style-name="T81">string</text:span><text:span text:style-name="T88"> </text:span><text:span text:style-name="T10">– serverom vygenerovaný a pridelený access ID </text:span></text:p>
      <text:p text:style-name="P61"><text:span text:style-name="T28">s</text:span><text:span text:style-name="T159">et</text:span><text:span text:style-name="T157">_</text:span><text:span text:style-name="T28">subscription</text:span><text:span text:style-name="T22"> – </text:span><text:span text:style-name="T81">string</text:span><text:span text:style-name="T88"> </text:span><text:span text:style-name="T10">– požiadavka na </text:span><text:span text:style-name="T16">ulo</text:span><text:span text:style-name="T152">ženie odberu správ</text:span></text:p>
      <text:p text:style-name="P61"><text:span text:style-name="T29">id_miesta</text:span><text:span text:style-name="T25"> – </text:span><text:span text:style-name="T97">array</text:span><text:span text:style-name="T89"> </text:span><text:span text:style-name="T13">– </text:span><text:span text:style-name="T152">pole s </text:span><text:span text:style-name="T17">ID hodnotami miest, z ktor</text:span><text:span text:style-name="T153">ých si užívateľ želá odoberanie správ</text:span></text:p>
      <text:p text:style-name="P62"><text:span text:style-name="T29">id_</text:span><text:span text:style-name="T161">kategorie</text:span><text:span text:style-name="T25"> – </text:span><text:span text:style-name="T97">array</text:span><text:span text:style-name="T89"> </text:span><text:span text:style-name="T13">– </text:span><text:span text:style-name="T152">pole s </text:span><text:span text:style-name="T17">ID hodnotami </text:span><text:span text:style-name="T153">kategórií</text:span><text:span text:style-name="T17">, z ktor</text:span><text:span text:style-name="T153">ých si užívateľ želá odoberanie správ</text:span></text:p>
      <text:p text:style-name="P31"/>
      <text:p text:style-name="P31"/>
      <text:p text:style-name="P12">Odpoveď<text:span text:style-name="T9">:</text:span></text:p>
      <text:p text:style-name="P23">{</text:p>
      <text:p text:style-name="P62"><text:span text:style-name="T63"><text:s text:c="4"/>"app_id": "</text:span><text:span text:style-name="T47">&lt;application_id&gt;</text:span><text:span text:style-name="T63">",</text:span></text:p>
      <text:p text:style-name="P62"><text:span text:style-name="T63"><text:s text:c="4"/>"timestamp": "</text:span><text:span text:style-name="T47">&lt;timestamp&gt;</text:span><text:span text:style-name="T63">",</text:span></text:p>
      <text:p text:style-name="P62"><text:span text:style-name="T63"><text:s text:c="4"/>"result": </text:span><text:span text:style-name="T47">&lt;result&gt;</text:span><text:span text:style-name="T63">, </text:span></text:p>
      <text:p text:style-name="P62"><text:soft-page-break/><text:span text:style-name="T63"><text:s text:c="4"/>"result_text": </text:span><text:span text:style-name="T47">&lt;result_text&gt;</text:span></text:p>
      <text:p text:style-name="P23">}<text:line-break/></text:p>
      <text:p text:style-name="P62"><text:span text:style-name="T22">app_id – </text:span><text:span text:style-name="T81">string </text:span><text:span text:style-name="T10">– pridelen</text:span><text:span text:style-name="T60">é application ID</text:span><text:span text:style-name="T101"> </text:span></text:p>
      <text:p text:style-name="P62"><text:span text:style-name="T22">timestamp – </text:span><text:span text:style-name="T81">string</text:span><text:span text:style-name="T88"> </text:span><text:span text:style-name="T10">– </text:span><text:span text:style-name="T60">dátum a čas vykonania operácie</text:span><text:span text:style-name="T10"> </text:span></text:p>
      <text:p text:style-name="P62"><text:span text:style-name="T22">result – </text:span><text:span text:style-name="T81">integer </text:span><text:span text:style-name="T10">– výsledok operácie</text:span><text:span text:style-name="T101"> </text:span></text:p>
      <text:p text:style-name="P91"><text:span text:style-name="T101">1</text:span><text:span text:style-name="T22"> </text:span><text:span text:style-name="T10">– </text:span><text:span text:style-name="T60">úspešná operácia</text:span></text:p>
      <text:p text:style-name="P91"><text:span text:style-name="T101">0</text:span><text:span text:style-name="T22"> </text:span><text:span text:style-name="T60">– chyba</text:span></text:p>
      <text:p text:style-name="P62"><text:span text:style-name="T30">result_text – </text:span><text:span text:style-name="T85">string </text:span><text:span text:style-name="T18">- slovný popis výsledku operácie</text:span></text:p>
      <text:p text:style-name="P10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, 'Courier New', monospace"/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sk" fo:country="SK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Calibri" fo:font-size="11pt" fo:language="sk" fo:country="SK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Hlavička_20_Char" style:display-name="Hlavička Char" style:family="text" style:parent-style-name="Default_20_Paragraph_20_Font"/>
    <style:style style:name="Päta_20_Char" style:display-name="Päta Char" style:family="text" style:parent-style-name="Default_20_Paragraph_20_Font"/>
    <style:style style:name="Nadpis_20_1_20_Char" style:display-name="Nadpis 1 Ch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ace_5f_paren" style:display-name="ace_paren" style:family="text" style:parent-style-name="Default_20_Paragraph_20_Font"/>
    <style:style style:name="ace_5f_variable" style:display-name="ace_variable" style:family="text" style:parent-style-name="Default_20_Paragraph_20_Font"/>
    <style:style style:name="ace_5f_string" style:display-name="ace_string" style:family="text" style:parent-style-name="Default_20_Paragraph_20_Font"/>
    <style:style style:name="ace_5f_constant" style:display-name="ace_constant" style:family="text" style:parent-style-name="Default_20_Paragraph_20_Fon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álne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álne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álne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álne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álne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álne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álne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álne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álne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álne" style:font-family-generic="roman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álne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álne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álne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álne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álne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álne" style:font-family-generic="roman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álne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álne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use-window-font-color="true"/>
    </style:style>
    <style:style style:name="MP2" style:family="paragraph">
      <style:paragraph-properties fo:text-align="start"/>
      <style:text-properties fo:font-size="18pt"/>
    </style:style>
    <style:style style:name="MP3" style:family="paragraph">
      <loext:graphic-properties draw:fill="solid" draw:fill-color="#e8a202"/>
      <style:paragraph-properties fo:text-align="start"/>
      <style:text-properties fo:font-size="18pt"/>
    </style:style>
    <style:style style:name="MT1" style:family="text">
      <style:text-properties officeooo:rsid="002de6d4"/>
    </style:style>
    <style:style style:name="MT2" style:family="text">
      <style:text-properties fo:color="#000000"/>
    </style:style>
    <style:style style:name="Mgr1" style:family="graphic">
      <style:graphic-properties draw:stroke="none" svg:stroke-width="0cm" svg:stroke-color="#385623" draw:marker-start-width="0.3cm" draw:marker-end-width="0.3cm" draw:stroke-linejoin="miter" draw:fill="solid" draw:fill-color="#e8a202" draw:textarea-vertical-align="top" draw:auto-grow-height="false" fo:min-height="2.228cm" fo:min-width="22.132cm" fo:padding-top="0.108cm" fo:padding-bottom="0.108cm" fo:padding-left="0.233cm" fo:padding-right="0.233cm" fo:wrap-option="wrap" fo:margin-left="0cm" fo:margin-right="0.055cm" fo:margin-top="0cm" fo:margin-bottom="0.048cm" style:run-through="back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  <style:style style:name="Mgr2" style:family="graphic">
      <style:graphic-properties draw:stroke="none" svg:stroke-width="0cm" svg:stroke-color="#385623" draw:marker-start-width="0.3cm" draw:marker-end-width="0.3cm" draw:stroke-linejoin="miter" draw:fill="solid" draw:fill-color="#e8a202" draw:textarea-vertical-align="top" draw:auto-grow-height="false" fo:min-height="2.438cm" fo:min-width="22.096cm" fo:padding-top="0.108cm" fo:padding-bottom="0.108cm" fo:padding-left="0.233cm" fo:padding-right="0.233cm" fo:wrap-option="wrap" fo:margin-left="0cm" fo:margin-right="0.055cm" fo:margin-top="0cm" fo:margin-bottom="0.06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231cm" fo:margin-left="0cm" fo:margin-right="0cm" fo:margin-bottom="2.131cm" style:dynamic-spacing="true"/>
      </style:header-style>
      <style:footer-style>
        <style:header-footer-properties fo:min-height="2.002cm" fo:margin-left="0cm" fo:margin-right="0cm" fo:margin-top="1.901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custom-shape text:anchor-type="paragraph" draw:z-index="20" draw:name="Obdĺžnik 1" draw:style-name="Mgr1" draw:text-style-name="MP3" svg:width="22.596cm" svg:height="2.442cm" svg:x="-1.369cm" svg:y="-1.249cm"><text:p text:style-name="MP2">ddf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1" draw:name="Obdĺžnik 2" draw:style-name="Mgr2" draw:text-style-name="MP3" svg:width="22.596cm" svg:height="2.687cm" svg:x="-3.851cm" svg:y="25.76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Popis API rozhrania<text:tab/><text:tab/><text:span text:style-name="MT1">osTicket</text:span></text:p>
      </style:header>
      <style:footer>
        <text:p text:style-name="Footer"><text:tab/><text:tab/><text:span text:style-name="MT2"><text:page-number text:select-page="current">2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o matusak</meta:initial-creator>
    <meta:editing-cycles>57</meta:editing-cycles>
    <meta:print-date>2019-04-19T19:40:00</meta:print-date>
    <meta:creation-date>2018-12-08T08:18:00</meta:creation-date>
    <dc:date>2019-10-10T16:21:47.141000000</dc:date>
    <meta:editing-duration>P4DT14H34M46S</meta:editing-duration>
    <meta:generator>LibreOffice/6.2.5.2$Windows_x86 LibreOffice_project/1ec314fa52f458adc18c4f025c545a4e8b22c159</meta:generator>
    <meta:document-statistic meta:table-count="1" meta:image-count="0" meta:object-count="0" meta:page-count="21" meta:paragraph-count="607" meta:word-count="2271" meta:character-count="20284" meta:non-whitespace-character-count="17068"/>
    <meta:user-defined meta:name="AppVersion">16.00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